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071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4535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0.5929in"/>
    </style:style>
    <style:style style:name="co11" style:family="table-column">
      <style:table-column-properties fo:break-before="auto" style:column-width="0.5819in"/>
    </style:style>
    <style:style style:name="co12" style:family="table-column">
      <style:table-column-properties fo:break-before="auto" style:column-width="0.539in"/>
    </style:style>
    <style:style style:name="co13" style:family="table-column">
      <style:table-column-properties fo:break-before="auto" style:column-width="0.9965in"/>
    </style:style>
    <style:style style:name="co14" style:family="table-column">
      <style:table-column-properties fo:break-before="auto" style:column-width="0.55in"/>
    </style:style>
    <style:style style:name="co15" style:family="table-column">
      <style:table-column-properties fo:break-before="auto" style:column-width="0.6465in"/>
    </style:style>
    <style:style style:name="co16" style:family="table-column">
      <style:table-column-properties fo:break-before="auto" style:column-width="0.6035in"/>
    </style:style>
    <style:style style:name="co17" style:family="table-column">
      <style:table-column-properties fo:break-before="auto" style:column-width="0.7319in"/>
    </style:style>
    <style:style style:name="co18" style:family="table-column">
      <style:table-column-properties fo:break-before="auto" style:column-width="0.6138in"/>
    </style:style>
    <style:style style:name="co19" style:family="table-column">
      <style:table-column-properties fo:break-before="auto" style:column-width="1.2681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0.5283in"/>
    </style:style>
    <style:style style:name="co22" style:family="table-column">
      <style:table-column-properties fo:break-before="auto" style:column-width="0.6535in"/>
    </style:style>
    <style:style style:name="co23" style:family="table-column">
      <style:table-column-properties fo:break-before="auto" style:column-width="0.664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4" style:family="table-cell" style:parent-style-name="Default" style:data-style-name="N122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122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 style:data-style-name="N12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2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 style:data-style-name="N122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in"/>
    </style:style>
    <style:style style:name="ce23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5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3" style:family="table-cell" style:parent-style-name="Default" style:data-style-name="N122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095" table:style-name="ta1"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string" table:number-columns-spanned="14" table:number-rows-spanned="1">
            <text:p>ripple_095_cz.tif; 2x120; S2 = 359.3; wavelength = 1.175; pixel size = 0.07113</text:p>
          </table:table-cell>
          <table:covered-table-cell table:number-columns-repeated="13"/>
        </table:table-row>
      </table:table>
      <table:table table:name="09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14" table:number-rows-spanned="1">
            <text:p>ripple_096_cz.tif; 2x60; S2 = 359.3; wavelength = 1.175; pixel size = 0.07113</text:p>
          </table:table-cell>
          <table:covered-table-cell table:number-columns-repeated="13"/>
          <table:table-cell table:number-columns-repeated="2"/>
        </table:table-row>
        <table:table-row table:style-name="ro3">
          <table:table-cell table:number-columns-repeated="16"/>
        </table:table-row>
        <table:table-row table:style-name="ro1">
          <table:table-cell office:value-type="string" table:number-columns-spanned="6" table:number-rows-spanned="1">
            <text:p>After rotateMData i 519 31 -0.008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style-name="ce2" office:value-type="string">
            <text:p>h</text:p>
          </table:table-cell>
          <table:table-cell table:style-name="ce8" office:value-type="string">
            <text:p>k</text:p>
          </table:table-cell>
          <table:table-cell table:style-name="ce8" office:value-type="string">
            <text:p>px</text:p>
          </table:table-cell>
          <table:table-cell table:style-name="ce8" office:value-type="string">
            <text:p>pz</text:p>
          </table:table-cell>
          <table:table-cell table:style-name="ce8" office:value-type="string">
            <text:p>bkgd</text:p>
          </table:table-cell>
          <table:table-cell table:style-name="ce8" office:value-type="string">
            <text:p>box; L</text:p>
          </table:table-cell>
          <table:table-cell table:style-name="ce8" office:value-type="string">
            <text:p>I (sum); L</text:p>
          </table:table-cell>
          <table:table-cell table:style-name="ce8" office:value-type="string">
            <text:p>box; R</text:p>
          </table:table-cell>
          <table:table-cell table:style-name="ce8" office:value-type="string">
            <text:p>I (sum); R</text:p>
          </table:table-cell>
          <table:table-cell table:style-name="ce8" office:value-type="string">
            <text:p>I (avg)</text:p>
          </table:table-cell>
          <table:table-cell table:style-name="ce8" office:value-type="string">
            <text:p>qr</text:p>
          </table:table-cell>
          <table:table-cell table:style-name="ce8" office:value-type="string">
            <text:p>qz</text:p>
          </table:table-cell>
          <table:table-cell table:style-name="ce8" office:value-type="string">
            <text:p>q</text:p>
          </table:table-cell>
          <table:table-cell table:style-name="ce8" office:value-type="string">
            <text:p>norm. I</text:p>
          </table:table-cell>
          <table:table-cell table:style-name="ce26"/>
          <table:table-cell table:style-name="ce30" office:value-type="string">
            <text:p>rotation</text:p>
          </table:table-cell>
        </table:table-row>
        <table:table-row table:style-name="ro3">
          <table:table-cell table:style-name="ce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19.5">
            <text:p>519.5</text:p>
          </table:table-cell>
          <table:table-cell table:style-name="ce9" office:value-type="float" office:value="31">
            <text:p>31</text:p>
          </table:table-cell>
          <table:table-cell table:style-name="ce9" table:number-columns-repeated="4"/>
          <table:table-cell table:style-name="ce13" table:number-columns-repeated="2"/>
          <table:table-cell table:style-name="ce14" table:number-columns-repeated="2"/>
          <table:table-cell table:style-name="ce18"/>
          <table:table-cell table:style-name="ce9"/>
          <table:table-cell table:style-name="ce26"/>
          <table:table-cell table:style-name="ce10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81">
            <text:p>481</text:p>
          </table:table-cell>
          <table:table-cell table:style-name="ce4" office:value-type="float" office:value="128">
            <text:p>128</text:p>
          </table:table-cell>
          <table:table-cell table:style-name="ce4" table:number-columns-repeated="2"/>
          <table:table-cell table:style-name="ce4"/>
          <table:table-cell table:style-name="ce4"/>
          <table:table-cell table:style-name="ce4"/>
          <table:table-cell table:style-name="ce4" table:formula="of:=AVERAGE([.G6];[.I6])" office:value-type="float" office:value="0">
            <text:p>#DIV/0!</text:p>
          </table:table-cell>
          <table:table-cell table:style-name="ce15" table:formula="of:=4*PI()*SIN(0.5*ATAN(([.C6]-[.$C$5])*0.07113/359.3))/1.175" office:value-type="float" office:value="-0.0407557474311959">
            <text:p>-0.0408</text:p>
          </table:table-cell>
          <table:table-cell table:style-name="ce15" table:formula="of:=4*PI()*0.9999979/1.175*SQRT(1-(COS(0.5*ATAN(([.D6]-[.$D$5])*0.07113/359.3))/0.9999979)^2)" office:value-type="float" office:value="0.100304625248796">
            <text:p>0.1003</text:p>
          </table:table-cell>
          <table:table-cell table:style-name="ce19" table:formula="of:=SQRT([.K6]^2+[.L6]^2)" office:value-type="float" office:value="0.108268410882293">
            <text:p>0.1083</text:p>
          </table:table-cell>
          <table:table-cell table:style-name="ce22" table:formula="of:=[.G6]/[.$G$7]*10000" office:value-type="float" office:value="0">
            <text:p>#DIV/0!</text:p>
          </table:table-cell>
          <table:table-cell table:style-name="ce4"/>
          <table:table-cell table:style-name="ce31" table:formula="of:=([.C6]-[.$C$5])/([.D6]-[.$D$5])" office:value-type="float" office:value="-0.396907216494845">
            <text:p>-0.3969</text:p>
          </table:table-cell>
        </table:table-row>
        <table:table-row table:style-name="ro3">
          <table:table-cell table:style-name="ce4"/>
          <table:table-cell table:style-name="ce10" office:value-type="float" office:value="0">
            <text:p>0</text:p>
          </table:table-cell>
          <table:table-cell table:style-name="ce10" office:value-type="float" office:value="519.5">
            <text:p>519.5</text:p>
          </table:table-cell>
          <table:table-cell table:style-name="ce10" office:value-type="float" office:value="135">
            <text:p>135</text:p>
          </table:table-cell>
          <table:table-cell table:style-name="ce10" table:number-columns-repeated="2"/>
          <table:table-cell table:style-name="ce10"/>
          <table:table-cell table:style-name="ce10"/>
          <table:table-cell table:style-name="ce10"/>
          <table:table-cell table:style-name="ce4" table:formula="of:=AVERAGE([.G7];[.I7])" office:value-type="float" office:value="0">
            <text:p>#DIV/0!</text:p>
          </table:table-cell>
          <table:table-cell table:style-name="ce15" table:formula="of:=4*PI()*SIN(0.5*ATAN(([.C7]-[.$C$5])*0.07113/359.3))/1.175" office:value-type="float" office:value="0">
            <text:p>0.0000</text:p>
          </table:table-cell>
          <table:table-cell table:style-name="ce15" table:formula="of:=4*PI()*0.9999979/1.175*SQRT(1-(COS(0.5*ATAN(([.D7]-[.$D$5])*0.07113/359.3))/0.9999979)^2)" office:value-type="float" office:value="0.107874252440526">
            <text:p>0.1079</text:p>
          </table:table-cell>
          <table:table-cell table:style-name="ce19" table:formula="of:=SQRT([.K7]^2+[.L7]^2)" office:value-type="float" office:value="0.107874252440526">
            <text:p>0.1079</text:p>
          </table:table-cell>
          <table:table-cell table:style-name="ce23" table:formula="of:=[.G7]/[.$G$7]*10000" office:value-type="float" office:value="0">
            <text:p>#DIV/0!</text:p>
          </table:table-cell>
          <table:table-cell table:style-name="ce4"/>
          <table:table-cell table:style-name="ce31" table:formula="of:=([.C7]-[.$C$5])/([.D7]-[.$D$5])" office:value-type="float" office:value="0">
            <text:p>0.0000</text:p>
          </table:table-cell>
        </table:table-row>
        <table:table-row table:style-name="ro3"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557">
            <text:p>557</text:p>
          </table:table-cell>
          <table:table-cell table:style-name="ce4" office:value-type="float" office:value="143">
            <text:p>143</text:p>
          </table:table-cell>
          <table:table-cell table:style-name="ce4" table:number-columns-repeated="2"/>
          <table:table-cell table:style-name="ce4"/>
          <table:table-cell table:style-name="ce4"/>
          <table:table-cell table:style-name="ce4"/>
          <table:table-cell table:style-name="ce4" table:formula="of:=AVERAGE([.G8];[.I8])" office:value-type="float" office:value="0">
            <text:p>#DIV/0!</text:p>
          </table:table-cell>
          <table:table-cell table:style-name="ce15" table:formula="of:=4*PI()*SIN(0.5*ATAN(([.C8]-[.$C$5])*0.07113/359.3))/1.175" office:value-type="float" office:value="0.0396972009265264">
            <text:p>0.0397</text:p>
          </table:table-cell>
          <table:table-cell table:style-name="ce15" table:formula="of:=4*PI()*0.9999979/1.175*SQRT(1-(COS(0.5*ATAN(([.D8]-[.$D$5])*0.07113/359.3))/0.9999979)^2)" office:value-type="float" office:value="0.116499063416245">
            <text:p>0.1165</text:p>
          </table:table-cell>
          <table:table-cell table:style-name="ce19" table:formula="of:=SQRT([.K8]^2+[.L8]^2)" office:value-type="float" office:value="0.123076803412598">
            <text:p>0.1231</text:p>
          </table:table-cell>
          <table:table-cell table:style-name="ce22" table:formula="of:=[.G8]/[.$G$7]*10000" office:value-type="float" office:value="0">
            <text:p>#DIV/0!</text:p>
          </table:table-cell>
          <table:table-cell table:style-name="ce4"/>
          <table:table-cell table:style-name="ce31" table:formula="of:=([.C8]-[.$C$5])/([.D8]-[.$D$5])" office:value-type="float" office:value="0.334821428571429">
            <text:p>0.3348</text:p>
          </table:table-cell>
        </table:table-row>
        <table:table-row table:style-name="ro3"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float" office:value="636">
            <text:p>636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230">
            <text:p>230</text:p>
          </table:table-cell>
          <table:table-cell/>
          <table:table-cell table:style-name="ce4"/>
          <table:table-cell table:style-name="ce4" office:value-type="string">
            <text:p>10 by 9</text:p>
          </table:table-cell>
          <table:table-cell table:style-name="ce4" office:value-type="float" office:value="3716">
            <text:p>3716</text:p>
          </table:table-cell>
          <table:table-cell table:style-name="ce4" table:formula="of:=AVERAGE([.G9];[.I9])" office:value-type="float" office:value="3716">
            <text:p>3716</text:p>
          </table:table-cell>
          <table:table-cell table:style-name="ce15" table:formula="of:=4*PI()*SIN(0.5*ATAN(([.C9]-[.$C$5])*0.07113/359.3))/1.175" office:value-type="float" office:value="0.123303927956304">
            <text:p>0.1233</text:p>
          </table:table-cell>
          <table:table-cell table:style-name="ce15" table:formula="of:=4*PI()*0.9999979/1.175*SQRT(1-(COS(0.5*ATAN(([.D9]-[.$D$5])*0.07113/359.3))/0.9999979)^2)" office:value-type="float" office:value="0.129395315703454">
            <text:p>0.1294</text:p>
          </table:table-cell>
          <table:table-cell table:style-name="ce19" table:formula="of:=SQRT([.K9]^2+[.L9]^2)" office:value-type="float" office:value="0.17873725514131">
            <text:p>0.1787</text:p>
          </table:table-cell>
          <table:table-cell table:style-name="ce22" table:formula="of:=[.G9]/[.$G$7]*10000" office:value-type="float" office:value="0">
            <text:p>#DIV/0!</text:p>
          </table:table-cell>
          <table:table-cell table:style-name="ce4"/>
          <table:table-cell table:style-name="ce31" table:formula="of:=([.C9]-[.$C$5])/([.D9]-[.$D$5])" office:value-type="float" office:value="0.939516129032258">
            <text:p>0.9395</text:p>
          </table:table-cell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1" office:value-type="float" office:value="-2">
            <text:p>-2</text:p>
          </table:table-cell>
          <table:table-cell table:style-name="ce11" office:value-type="float" office:value="441">
            <text:p>441</text:p>
          </table:table-cell>
          <table:table-cell table:style-name="ce11" office:value-type="float" office:value="224">
            <text:p>224</text:p>
          </table:table-cell>
          <table:table-cell table:style-name="ce11" office:value-type="float" office:value="250">
            <text:p>250</text:p>
          </table:table-cell>
          <table:table-cell table:style-name="ce11" office:value-type="string">
            <text:p>10 by 10</text:p>
          </table:table-cell>
          <table:table-cell table:style-name="ce11" office:value-type="float" office:value="40605">
            <text:p>40605</text:p>
          </table:table-cell>
          <table:table-cell table:style-name="ce11"/>
          <table:table-cell table:style-name="ce11"/>
          <table:table-cell table:style-name="ce11" table:formula="of:=AVERAGE([.G10];[.I10])" office:value-type="float" office:value="40605">
            <text:p>40605</text:p>
          </table:table-cell>
          <table:table-cell table:style-name="ce16" table:formula="of:=4*PI()*SIN(0.5*ATAN(([.C10]-[.$C$5])*0.07113/359.3))/1.175" office:value-type="float" office:value="-0.0830936664510373">
            <text:p>-0.0831</text:p>
          </table:table-cell>
          <table:table-cell table:style-name="ce16" table:formula="of:=4*PI()*0.9999979/1.175*SQRT(1-(COS(0.5*ATAN(([.D10]-[.$D$5])*0.07113/359.3))/0.9999979)^2)" office:value-type="float" office:value="0.203021066142843">
            <text:p>0.2030</text:p>
          </table:table-cell>
          <table:table-cell table:style-name="ce20" table:formula="of:=SQRT([.K10]^2+[.L10]^2)" office:value-type="float" office:value="0.219367524264766">
            <text:p>0.2194</text:p>
          </table:table-cell>
          <table:table-cell table:style-name="ce24" table:formula="of:=[.G10]/[.$G$7]*10000" office:value-type="float" office:value="0">
            <text:p>#DIV/0!</text:p>
          </table:table-cell>
          <table:table-cell table:style-name="ce27"/>
          <table:table-cell table:style-name="ce31" table:formula="of:=([.C10]-[.$C$5])/([.D10]-[.$D$5])" office:value-type="float" office:value="-0.406735751295337">
            <text:p>-0.4067</text:p>
          </table:table-cell>
        </table:table-row>
        <table:table-row table:style-name="ro3">
          <table:table-cell/>
          <table:table-cell table:style-name="ce10" office:value-type="float" office:value="-1">
            <text:p>-1</text:p>
          </table:table-cell>
          <table:table-cell table:number-columns-repeated="2"/>
          <table:table-cell table:number-columns-repeated="11"/>
          <table:table-cell table:style-name="ce31" table:formula="of:=([.C11]-[.$C$5])/([.D11]-[.$D$5])" office:value-type="float" office:value="16.758064516129">
            <text:p>16.7581</text:p>
          </table:table-cell>
        </table:table-row>
        <table:table-row table:style-name="ro3">
          <table:table-cell table:style-name="ce6"/>
          <table:table-cell table:style-name="ce10" office:value-type="float" office:value="0">
            <text:p>0</text:p>
          </table:table-cell>
          <table:table-cell table:style-name="ce10" office:value-type="float" office:value="519.5">
            <text:p>519.5</text:p>
          </table:table-cell>
          <table:table-cell table:style-name="ce10" office:value-type="float" office:value="237">
            <text:p>237</text:p>
          </table:table-cell>
          <table:table-cell table:style-name="ce10" table:number-columns-repeated="2"/>
          <table:table-cell table:style-name="ce10"/>
          <table:table-cell table:style-name="ce10"/>
          <table:table-cell table:style-name="ce10"/>
          <table:table-cell table:style-name="ce4" table:formula="of:=AVERAGE([.G12];[.I12])" office:value-type="float" office:value="0">
            <text:p>#DIV/0!</text:p>
          </table:table-cell>
          <table:table-cell table:style-name="ce15" table:formula="of:=4*PI()*SIN(0.5*ATAN(([.C12]-[.$C$5])*0.07113/359.3))/1.175" office:value-type="float" office:value="0">
            <text:p>0.0000</text:p>
          </table:table-cell>
          <table:table-cell table:style-name="ce15" table:formula="of:=4*PI()*0.9999979/1.175*SQRT(1-(COS(0.5*ATAN(([.D12]-[.$D$5])*0.07113/359.3))/0.9999979)^2)" office:value-type="float" office:value="0.216833682353424">
            <text:p>0.2168</text:p>
          </table:table-cell>
          <table:table-cell table:style-name="ce19" table:formula="of:=SQRT([.K12]^2+[.L12]^2)" office:value-type="float" office:value="0.216833682353424">
            <text:p>0.2168</text:p>
          </table:table-cell>
          <table:table-cell table:style-name="ce23" table:formula="of:=[.G12]/[.$G$7]*10000" office:value-type="float" office:value="0">
            <text:p>#DIV/0!</text:p>
          </table:table-cell>
          <table:table-cell table:style-name="ce28"/>
          <table:table-cell table:style-name="ce31" table:formula="of:=([.C12]-[.$C$5])/([.D12]-[.$D$5])" office:value-type="float" office:value="0">
            <text:p>0.0000</text:p>
          </table:table-cell>
        </table:table-row>
        <table:table-row table:style-name="ro3">
          <table:table-cell table:style-name="ce6"/>
          <table:table-cell table:style-name="ce10" office:value-type="float" office:value="1">
            <text:p>1</text:p>
          </table:table-cell>
          <table:table-cell table:style-name="ce10" office:value-type="float" office:value="558">
            <text:p>558</text:p>
          </table:table-cell>
          <table:table-cell table:style-name="ce10" office:value-type="float" office:value="244">
            <text:p>244</text:p>
          </table:table-cell>
          <table:table-cell table:style-name="ce10" table:number-columns-repeated="2"/>
          <table:table-cell table:style-name="ce10"/>
          <table:table-cell table:style-name="ce10"/>
          <table:table-cell table:style-name="ce10"/>
          <table:table-cell table:style-name="ce4" table:formula="of:=AVERAGE([.G13];[.I13])" office:value-type="float" office:value="0">
            <text:p>#DIV/0!</text:p>
          </table:table-cell>
          <table:table-cell table:style-name="ce15" table:formula="of:=4*PI()*SIN(0.5*ATAN(([.C13]-[.$C$5])*0.07113/359.3))/1.175" office:value-type="float" office:value="0.0407557474311959">
            <text:p>0.0408</text:p>
          </table:table-cell>
          <table:table-cell table:style-name="ce15" table:formula="of:=4*PI()*0.9999979/1.175*SQRT(1-(COS(0.5*ATAN(([.D13]-[.$D$5])*0.07113/359.3))/0.9999979)^2)" office:value-type="float" office:value="0.224266106602533">
            <text:p>0.2243</text:p>
          </table:table-cell>
          <table:table-cell table:style-name="ce19" table:formula="of:=SQRT([.K13]^2+[.L13]^2)" office:value-type="float" office:value="0.227939284721468">
            <text:p>0.2279</text:p>
          </table:table-cell>
          <table:table-cell table:style-name="ce23" table:formula="of:=[.G13]/[.$G$7]*10000" office:value-type="float" office:value="0">
            <text:p>#DIV/0!</text:p>
          </table:table-cell>
          <table:table-cell table:style-name="ce28"/>
          <table:table-cell table:style-name="ce31" table:formula="of:=([.C13]-[.$C$5])/([.D13]-[.$D$5])" office:value-type="float" office:value="0.18075117370892">
            <text:p>0.1808</text:p>
          </table:table-cell>
        </table:table-row>
        <table:table-row table:style-name="ro3">
          <table:table-cell table:style-name="ce6"/>
          <table:table-cell table:style-name="ce10" office:value-type="float" office:value="2">
            <text:p>2</text:p>
          </table:table-cell>
          <table:table-cell table:style-name="ce10" office:value-type="float" office:value="597.5">
            <text:p>597.5</text:p>
          </table:table-cell>
          <table:table-cell table:style-name="ce10" office:value-type="float" office:value="251">
            <text:p>251</text:p>
          </table:table-cell>
          <table:table-cell table:style-name="ce10" office:value-type="float" office:value="250">
            <text:p>250</text:p>
          </table:table-cell>
          <table:table-cell table:style-name="ce10"/>
          <table:table-cell table:style-name="ce10"/>
          <table:table-cell table:style-name="ce10" office:value-type="string">
            <text:p>11 by 10</text:p>
          </table:table-cell>
          <table:table-cell table:style-name="ce10" office:value-type="float" office:value="145500">
            <text:p>145500</text:p>
          </table:table-cell>
          <table:table-cell table:style-name="ce4" table:formula="of:=AVERAGE([.G14];[.I14])" office:value-type="float" office:value="145500">
            <text:p>145500</text:p>
          </table:table-cell>
          <table:table-cell table:style-name="ce15" table:formula="of:=4*PI()*SIN(0.5*ATAN(([.C14]-[.$C$5])*0.07113/359.3))/1.175" office:value-type="float" office:value="0.0825645023592553">
            <text:p>0.0826</text:p>
          </table:table-cell>
          <table:table-cell table:style-name="ce15" table:formula="of:=4*PI()*0.9999979/1.175*SQRT(1-(COS(0.5*ATAN(([.D14]-[.$D$5])*0.07113/359.3))/0.9999979)^2)" office:value-type="float" office:value="0.231695223719649">
            <text:p>0.2317</text:p>
          </table:table-cell>
          <table:table-cell table:style-name="ce19" table:formula="of:=SQRT([.K14]^2+[.L14]^2)" office:value-type="float" office:value="0.245966611035583">
            <text:p>0.2460</text:p>
          </table:table-cell>
          <table:table-cell table:style-name="ce23" table:formula="of:=[.G14]/[.$G$7]*10000" office:value-type="float" office:value="0">
            <text:p>#DIV/0!</text:p>
          </table:table-cell>
          <table:table-cell table:style-name="ce28"/>
          <table:table-cell table:style-name="ce31" table:formula="of:=([.C14]-[.$C$5])/([.D14]-[.$D$5])" office:value-type="float" office:value="0.354545454545455">
            <text:p>0.3545</text:p>
          </table:table-cell>
        </table:table-row>
        <table:table-row table:style-name="ro3">
          <table:table-cell table:style-name="ce6"/>
          <table:table-cell table:style-name="ce10" office:value-type="float" office:value="3">
            <text:p>3</text:p>
          </table:table-cell>
          <table:table-cell table:style-name="ce10" office:value-type="float" office:value="637">
            <text:p>637</text:p>
          </table:table-cell>
          <table:table-cell table:style-name="ce10" office:value-type="float" office:value="257">
            <text:p>257</text:p>
          </table:table-cell>
          <table:table-cell table:style-name="ce10" office:value-type="float" office:value="225">
            <text:p>225</text:p>
          </table:table-cell>
          <table:table-cell table:style-name="ce10"/>
          <table:table-cell table:style-name="ce10"/>
          <table:table-cell table:style-name="ce10" office:value-type="string">
            <text:p>12 by 10</text:p>
          </table:table-cell>
          <table:table-cell table:style-name="ce10" office:value-type="float" office:value="38360">
            <text:p>38360</text:p>
          </table:table-cell>
          <table:table-cell table:style-name="ce4" table:formula="of:=AVERAGE([.G15];[.I15])" office:value-type="float" office:value="38360">
            <text:p>38360</text:p>
          </table:table-cell>
          <table:table-cell table:style-name="ce15" table:formula="of:=4*PI()*SIN(0.5*ATAN(([.C15]-[.$C$5])*0.07113/359.3))/1.175" office:value-type="float" office:value="0.124361903294246">
            <text:p>0.1244</text:p>
          </table:table-cell>
          <table:table-cell table:style-name="ce15" table:formula="of:=4*PI()*0.9999979/1.175*SQRT(1-(COS(0.5*ATAN(([.D15]-[.$D$5])*0.07113/359.3))/0.9999979)^2)" office:value-type="float" office:value="0.238060548234468">
            <text:p>0.2381</text:p>
          </table:table-cell>
          <table:table-cell table:style-name="ce19" table:formula="of:=SQRT([.K15]^2+[.L15]^2)" office:value-type="float" office:value="0.268586499319424">
            <text:p>0.2686</text:p>
          </table:table-cell>
          <table:table-cell table:style-name="ce23" table:formula="of:=[.G15]/[.$G$7]*10000" office:value-type="float" office:value="0">
            <text:p>#DIV/0!</text:p>
          </table:table-cell>
          <table:table-cell table:style-name="ce28"/>
          <table:table-cell table:style-name="ce31" table:formula="of:=([.C15]-[.$C$5])/([.D15]-[.$D$5])" office:value-type="float" office:value="0.519911504424779">
            <text:p>0.5199</text:p>
          </table:table-cell>
        </table:table-row>
        <table:table-row table:style-name="ro3">
          <table:table-cell table:style-name="ce7"/>
          <table:table-cell table:style-name="ce12" office:value-type="float" office:value="4">
            <text:p>4</text:p>
          </table:table-cell>
          <table:table-cell table:style-name="ce12" office:value-type="float" office:value="675">
            <text:p>675</text:p>
          </table:table-cell>
          <table:table-cell table:style-name="ce12" office:value-type="float" office:value="264">
            <text:p>264</text:p>
          </table:table-cell>
          <table:table-cell table:style-name="ce12" office:value-type="float" office:value="210">
            <text:p>210</text:p>
          </table:table-cell>
          <table:table-cell table:style-name="ce12"/>
          <table:table-cell table:style-name="ce12"/>
          <table:table-cell table:style-name="ce12" office:value-type="string">
            <text:p>14 by 10</text:p>
          </table:table-cell>
          <table:table-cell table:style-name="ce12" office:value-type="float" office:value="12220">
            <text:p>12220</text:p>
          </table:table-cell>
          <table:table-cell table:style-name="ce12" table:formula="of:=AVERAGE([.G16];[.I16])" office:value-type="float" office:value="12220">
            <text:p>12220</text:p>
          </table:table-cell>
          <table:table-cell table:style-name="ce17" table:formula="of:=4*PI()*SIN(0.5*ATAN(([.C16]-[.$C$5])*0.07113/359.3))/1.175" office:value-type="float" office:value="0.164555998270177">
            <text:p>0.1646</text:p>
          </table:table-cell>
          <table:table-cell table:style-name="ce17" table:formula="of:=4*PI()*0.9999979/1.175*SQRT(1-(COS(0.5*ATAN(([.D16]-[.$D$5])*0.07113/359.3))/0.9999979)^2)" office:value-type="float" office:value="0.245483998046943">
            <text:p>0.2455</text:p>
          </table:table-cell>
          <table:table-cell table:style-name="ce21" table:formula="of:=SQRT([.K16]^2+[.L16]^2)" office:value-type="float" office:value="0.295535226096325">
            <text:p>0.2955</text:p>
          </table:table-cell>
          <table:table-cell table:style-name="ce25" table:formula="of:=[.G16]/[.$G$7]*10000" office:value-type="float" office:value="0">
            <text:p>#DIV/0!</text:p>
          </table:table-cell>
          <table:table-cell table:style-name="ce29"/>
          <table:table-cell table:style-name="ce31" table:formula="of:=([.C16]-[.$C$5])/([.D16]-[.$D$5])" office:value-type="float" office:value="0.667381974248927">
            <text:p>0.6674</text:p>
          </table:table-cell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1" office:value-type="float" office:value="-2">
            <text:p>-2</text:p>
          </table:table-cell>
          <table:table-cell table:style-name="ce11" office:value-type="float" office:value="441">
            <text:p>441</text:p>
          </table:table-cell>
          <table:table-cell table:style-name="ce11" office:value-type="float" office:value="327">
            <text:p>327</text:p>
          </table:table-cell>
          <table:table-cell table:style-name="ce11" office:value-type="float" office:value="230">
            <text:p>230</text:p>
          </table:table-cell>
          <table:table-cell table:style-name="ce11" office:value-type="string">
            <text:p>15 by 11</text:p>
          </table:table-cell>
          <table:table-cell table:style-name="ce11" office:value-type="float" office:value="414400">
            <text:p>414400</text:p>
          </table:table-cell>
          <table:table-cell table:style-name="ce11"/>
          <table:table-cell table:style-name="ce11"/>
          <table:table-cell table:style-name="ce11" table:formula="of:=AVERAGE([.G17];[.I17])" office:value-type="float" office:value="414400">
            <text:p>414400</text:p>
          </table:table-cell>
          <table:table-cell table:style-name="ce16" table:formula="of:=4*PI()*SIN(0.5*ATAN(([.C17]-[.$C$5])*0.07113/359.3))/1.175" office:value-type="float" office:value="-0.0830936664510373">
            <text:p>-0.0831</text:p>
          </table:table-cell>
          <table:table-cell table:style-name="ce16" table:formula="of:=4*PI()*0.9999979/1.175*SQRT(1-(COS(0.5*ATAN(([.D17]-[.$D$5])*0.07113/359.3))/0.9999979)^2)" office:value-type="float" office:value="0.31217864809202">
            <text:p>0.3122</text:p>
          </table:table-cell>
          <table:table-cell table:style-name="ce20" table:formula="of:=SQRT([.K17]^2+[.L17]^2)" office:value-type="float" office:value="0.323048085784203">
            <text:p>0.3230</text:p>
          </table:table-cell>
          <table:table-cell table:style-name="ce24" table:formula="of:=[.G17]/[.$G$7]*10000" office:value-type="float" office:value="0">
            <text:p>#DIV/0!</text:p>
          </table:table-cell>
          <table:table-cell table:style-name="ce27"/>
          <table:table-cell table:style-name="ce31" table:formula="of:=([.C17]-[.$C$5])/([.D17]-[.$D$5])" office:value-type="float" office:value="-0.265202702702703">
            <text:p>-0.2652</text:p>
          </table:table-cell>
        </table:table-row>
        <table:table-row table:style-name="ro3">
          <table:table-cell table:style-name="ce6"/>
          <table:table-cell table:style-name="ce4" office:value-type="float" office:value="-1">
            <text:p>-1</text:p>
          </table:table-cell>
          <table:table-cell table:style-name="ce4" office:value-type="float" office:value="481">
            <text:p>481</text:p>
          </table:table-cell>
          <table:table-cell table:style-name="ce4" office:value-type="float" office:value="334">
            <text:p>334</text:p>
          </table:table-cell>
          <table:table-cell table:style-name="ce4" office:value-type="float" office:value="230">
            <text:p>230</text:p>
          </table:table-cell>
          <table:table-cell table:style-name="ce4" office:value-type="string">
            <text:p>15 by 11</text:p>
          </table:table-cell>
          <table:table-cell table:style-name="ce4" office:value-type="float" office:value="1414000">
            <text:p>1414000</text:p>
          </table:table-cell>
          <table:table-cell table:style-name="ce4"/>
          <table:table-cell table:style-name="ce4"/>
          <table:table-cell table:style-name="ce4" table:formula="of:=AVERAGE([.G18];[.I18])" office:value-type="float" office:value="1414000">
            <text:p>1414000</text:p>
          </table:table-cell>
          <table:table-cell table:style-name="ce15" table:formula="of:=4*PI()*SIN(0.5*ATAN(([.C18]-[.$C$5])*0.07113/359.3))/1.175" office:value-type="float" office:value="-0.0407557474311959">
            <text:p>-0.0408</text:p>
          </table:table-cell>
          <table:table-cell table:style-name="ce15" table:formula="of:=4*PI()*0.9999979/1.175*SQRT(1-(COS(0.5*ATAN(([.D18]-[.$D$5])*0.07113/359.3))/0.9999979)^2)" office:value-type="float" office:value="0.319577496831582">
            <text:p>0.3196</text:p>
          </table:table-cell>
          <table:table-cell table:style-name="ce19" table:formula="of:=SQRT([.K18]^2+[.L18]^2)" office:value-type="float" office:value="0.322165807356732">
            <text:p>0.3222</text:p>
          </table:table-cell>
          <table:table-cell table:style-name="ce22" table:formula="of:=[.G18]/[.$G$7]*10000" office:value-type="float" office:value="0">
            <text:p>#DIV/0!</text:p>
          </table:table-cell>
          <table:table-cell table:style-name="ce28"/>
          <table:table-cell table:style-name="ce31" table:formula="of:=([.C18]-[.$C$5])/([.D18]-[.$D$5])" office:value-type="float" office:value="-0.127062706270627">
            <text:p>-0.1271</text:p>
          </table:table-cell>
        </table:table-row>
        <table:table-row table:style-name="ro3">
          <table:table-cell table:style-name="ce6"/>
          <table:table-cell table:style-name="ce4" office:value-type="float" office:value="0">
            <text:p>0</text:p>
          </table:table-cell>
          <table:table-cell table:style-name="ce4" office:value-type="float" office:value="519.5">
            <text:p>519.5</text:p>
          </table:table-cell>
          <table:table-cell table:style-name="ce4" office:value-type="float" office:value="340">
            <text:p>340</text:p>
          </table:table-cell>
          <table:table-cell table:style-name="ce4" office:value-type="float" office:value="230">
            <text:p>230</text:p>
          </table:table-cell>
          <table:table-cell table:style-name="ce4" office:value-type="string">
            <text:p>15 by 11</text:p>
          </table:table-cell>
          <table:table-cell table:style-name="ce4" office:value-type="float" office:value="1479000">
            <text:p>1479000</text:p>
          </table:table-cell>
          <table:table-cell table:style-name="ce4"/>
          <table:table-cell table:style-name="ce4"/>
          <table:table-cell table:style-name="ce4" table:formula="of:=AVERAGE([.G19];[.I19])" office:value-type="float" office:value="1479000">
            <text:p>1479000</text:p>
          </table:table-cell>
          <table:table-cell table:style-name="ce15" table:formula="of:=4*PI()*SIN(0.5*ATAN(([.C19]-[.$C$5])*0.07113/359.3))/1.175" office:value-type="float" office:value="0">
            <text:p>0.0000</text:p>
          </table:table-cell>
          <table:table-cell table:style-name="ce15" table:formula="of:=4*PI()*0.9999979/1.175*SQRT(1-(COS(0.5*ATAN(([.D19]-[.$D$5])*0.07113/359.3))/0.9999979)^2)" office:value-type="float" office:value="0.325917630644606">
            <text:p>0.3259</text:p>
          </table:table-cell>
          <table:table-cell table:style-name="ce19" table:formula="of:=SQRT([.K19]^2+[.L19]^2)" office:value-type="float" office:value="0.325917630644606">
            <text:p>0.3259</text:p>
          </table:table-cell>
          <table:table-cell table:style-name="ce22" table:formula="of:=[.G19]/[.$G$7]*10000" office:value-type="float" office:value="0">
            <text:p>#DIV/0!</text:p>
          </table:table-cell>
          <table:table-cell table:style-name="ce28"/>
          <table:table-cell table:style-name="ce31" table:formula="of:=([.C19]-[.$C$5])/([.D19]-[.$D$5])" office:value-type="float" office:value="0">
            <text:p>0.0000</text:p>
          </table:table-cell>
        </table:table-row>
        <table:table-row table:style-name="ro3">
          <table:table-cell table:style-name="ce6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office:value-type="float" office:value="230">
            <text:p>23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 table:formula="of:=AVERAGE([.G20];[.I20])" office:value-type="float" office:value="0">
            <text:p>#DIV/0!</text:p>
          </table:table-cell>
          <table:table-cell table:style-name="ce15" table:formula="of:=4*PI()*SIN(0.5*ATAN(([.C20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20]-[.$D$5])*0.07113/359.3))/0.9999979)^2)" office:value-type="float" office:value="0.0244241346097547">
            <text:p>0.0244</text:p>
          </table:table-cell>
          <table:table-cell table:style-name="ce19" table:formula="of:=SQRT([.K20]^2+[.L20]^2)" office:value-type="float" office:value="0.548327630223623">
            <text:p>0.5483</text:p>
          </table:table-cell>
          <table:table-cell table:style-name="ce22" table:formula="of:=[.G20]/[.$G$7]*10000" office:value-type="float" office:value="0">
            <text:p>#DIV/0!</text:p>
          </table:table-cell>
          <table:table-cell table:style-name="ce28"/>
          <table:table-cell table:style-name="ce31" table:formula="of:=([.C20]-[.$C$5])/([.D20]-[.$D$5])" office:value-type="float" office:value="16.758064516129">
            <text:p>16.7581</text:p>
          </table:table-cell>
        </table:table-row>
        <table:table-row table:style-name="ro3">
          <table:table-cell table:style-name="ce6"/>
          <table:table-cell table:style-name="ce4" office:value-type="float" office:value="2">
            <text:p>2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230">
            <text:p>230</text:p>
          </table:table-cell>
          <table:table-cell table:style-name="ce4"/>
          <table:table-cell table:style-name="ce4"/>
          <table:table-cell table:style-name="ce4" office:value-type="string">
            <text:p>15 by 11</text:p>
          </table:table-cell>
          <table:table-cell table:style-name="ce4" office:value-type="float" office:value="34800">
            <text:p>34800</text:p>
          </table:table-cell>
          <table:table-cell table:style-name="ce4" table:formula="of:=AVERAGE([.G21];[.I21])" office:value-type="float" office:value="34800">
            <text:p>34800</text:p>
          </table:table-cell>
          <table:table-cell table:style-name="ce15" table:formula="of:=4*PI()*SIN(0.5*ATAN(([.C21]-[.$C$5])*0.07113/359.3))/1.175" office:value-type="float" office:value="0.0830936664510373">
            <text:p>0.0831</text:p>
          </table:table-cell>
          <table:table-cell table:style-name="ce15" table:formula="of:=4*PI()*0.9999979/1.175*SQRT(1-(COS(0.5*ATAN(([.D21]-[.$D$5])*0.07113/359.3))/0.9999979)^2)" office:value-type="float" office:value="0.339649155820555">
            <text:p>0.3396</text:p>
          </table:table-cell>
          <table:table-cell table:style-name="ce19" table:formula="of:=SQRT([.K21]^2+[.L21]^2)" office:value-type="float" office:value="0.34966570671699">
            <text:p>0.3497</text:p>
          </table:table-cell>
          <table:table-cell table:style-name="ce22" table:formula="of:=[.G21]/[.$G$7]*10000" office:value-type="float" office:value="0">
            <text:p>#DIV/0!</text:p>
          </table:table-cell>
          <table:table-cell table:style-name="ce28"/>
          <table:table-cell table:style-name="ce31" table:formula="of:=([.C21]-[.$C$5])/([.D21]-[.$D$5])" office:value-type="float" office:value="0.243788819875776">
            <text:p>0.2438</text:p>
          </table:table-cell>
        </table:table-row>
        <table:table-row table:style-name="ro3">
          <table:table-cell table:style-name="ce6"/>
          <table:table-cell table:style-name="ce4" office:value-type="float" office:value="3">
            <text:p>3</text:p>
          </table:table-cell>
          <table:table-cell table:style-name="ce4" office:value-type="float" office:value="636.5">
            <text:p>636.5</text:p>
          </table:table-cell>
          <table:table-cell table:style-name="ce4" office:value-type="float" office:value="359">
            <text:p>359</text:p>
          </table:table-cell>
          <table:table-cell table:style-name="ce4" office:value-type="float" office:value="230">
            <text:p>230</text:p>
          </table:table-cell>
          <table:table-cell table:style-name="ce4"/>
          <table:table-cell table:style-name="ce4"/>
          <table:table-cell table:style-name="ce4" office:value-type="string">
            <text:p>15 by 11</text:p>
          </table:table-cell>
          <table:table-cell table:style-name="ce4" office:value-type="float" office:value="47560">
            <text:p>47560</text:p>
          </table:table-cell>
          <table:table-cell table:style-name="ce4" table:formula="of:=AVERAGE([.G22];[.I22])" office:value-type="float" office:value="47560">
            <text:p>47560</text:p>
          </table:table-cell>
          <table:table-cell table:style-name="ce15" table:formula="of:=4*PI()*SIN(0.5*ATAN(([.C22]-[.$C$5])*0.07113/359.3))/1.175" office:value-type="float" office:value="0.123832916988934">
            <text:p>0.1238</text:p>
          </table:table-cell>
          <table:table-cell table:style-name="ce15" table:formula="of:=4*PI()*0.9999979/1.175*SQRT(1-(COS(0.5*ATAN(([.D22]-[.$D$5])*0.07113/359.3))/0.9999979)^2)" office:value-type="float" office:value="0.345984298886726">
            <text:p>0.3460</text:p>
          </table:table-cell>
          <table:table-cell table:style-name="ce19" table:formula="of:=SQRT([.K22]^2+[.L22]^2)" office:value-type="float" office:value="0.367477518232242">
            <text:p>0.3675</text:p>
          </table:table-cell>
          <table:table-cell table:style-name="ce22" table:formula="of:=[.G22]/[.$G$7]*10000" office:value-type="float" office:value="0">
            <text:p>#DIV/0!</text:p>
          </table:table-cell>
          <table:table-cell table:style-name="ce28"/>
          <table:table-cell table:style-name="ce31" table:formula="of:=([.C22]-[.$C$5])/([.D22]-[.$D$5])" office:value-type="float" office:value="0.356707317073171">
            <text:p>0.3567</text:p>
          </table:table-cell>
        </table:table-row>
        <table:table-row table:style-name="ro3">
          <table:table-cell table:style-name="ce6"/>
          <table:table-cell table:style-name="ce4" office:value-type="float" office:value="4">
            <text:p>4</text:p>
          </table:table-cell>
          <table:table-cell table:style-name="ce4" office:value-type="float" office:value="674">
            <text:p>674</text:p>
          </table:table-cell>
          <table:table-cell table:style-name="ce4" office:value-type="float" office:value="367">
            <text:p>367</text:p>
          </table:table-cell>
          <table:table-cell table:style-name="ce4" office:value-type="float" office:value="220">
            <text:p>220</text:p>
          </table:table-cell>
          <table:table-cell table:style-name="ce4"/>
          <table:table-cell table:style-name="ce4"/>
          <table:table-cell table:style-name="ce4" office:value-type="string">
            <text:p>15 by 11</text:p>
          </table:table-cell>
          <table:table-cell table:style-name="ce4" office:value-type="float" office:value="36440">
            <text:p>36440</text:p>
          </table:table-cell>
          <table:table-cell table:style-name="ce4" table:formula="of:=AVERAGE([.G23];[.I23])" office:value-type="float" office:value="36440">
            <text:p>36440</text:p>
          </table:table-cell>
          <table:table-cell table:style-name="ce15" table:formula="of:=4*PI()*SIN(0.5*ATAN(([.C23]-[.$C$5])*0.07113/359.3))/1.175" office:value-type="float" office:value="0.163498504595048">
            <text:p>0.1635</text:p>
          </table:table-cell>
          <table:table-cell table:style-name="ce15" table:formula="of:=4*PI()*0.9999979/1.175*SQRT(1-(COS(0.5*ATAN(([.D23]-[.$D$5])*0.07113/359.3))/0.9999979)^2)" office:value-type="float" office:value="0.354428733352975">
            <text:p>0.3544</text:p>
          </table:table-cell>
          <table:table-cell table:style-name="ce19" table:formula="of:=SQRT([.K23]^2+[.L23]^2)" office:value-type="float" office:value="0.390322287386989">
            <text:p>0.3903</text:p>
          </table:table-cell>
          <table:table-cell table:style-name="ce22" table:formula="of:=[.G23]/[.$G$7]*10000" office:value-type="float" office:value="0">
            <text:p>#DIV/0!</text:p>
          </table:table-cell>
          <table:table-cell table:style-name="ce28"/>
          <table:table-cell table:style-name="ce31" table:formula="of:=([.C23]-[.$C$5])/([.D23]-[.$D$5])" office:value-type="float" office:value="0.459821428571429">
            <text:p>0.4598</text:p>
          </table:table-cell>
        </table:table-row>
        <table:table-row table:style-name="ro3">
          <table:table-cell table:style-name="ce6"/>
          <table:table-cell table:style-name="ce4" office:value-type="float" office:value="5">
            <text:p>5</text:p>
          </table:table-cell>
          <table:table-cell table:style-name="ce4" office:value-type="float" office:value="715">
            <text:p>715</text:p>
          </table:table-cell>
          <table:table-cell table:style-name="ce4" office:value-type="float" office:value="372.5">
            <text:p>372.5</text:p>
          </table:table-cell>
          <table:table-cell table:style-name="ce4" office:value-type="float" office:value="220">
            <text:p>220</text:p>
          </table:table-cell>
          <table:table-cell table:style-name="ce4"/>
          <table:table-cell table:style-name="ce4"/>
          <table:table-cell table:style-name="ce4" office:value-type="string">
            <text:p>15 by 11</text:p>
          </table:table-cell>
          <table:table-cell table:style-name="ce4" office:value-type="float" office:value="17280">
            <text:p>17280</text:p>
          </table:table-cell>
          <table:table-cell table:style-name="ce4" table:formula="of:=AVERAGE([.G24];[.I24])" office:value-type="float" office:value="17280">
            <text:p>17280</text:p>
          </table:table-cell>
          <table:table-cell table:style-name="ce15" table:formula="of:=4*PI()*SIN(0.5*ATAN(([.C24]-[.$C$5])*0.07113/359.3))/1.175" office:value-type="float" office:value="0.206842878337313">
            <text:p>0.2068</text:p>
          </table:table-cell>
          <table:table-cell table:style-name="ce15" table:formula="of:=4*PI()*0.9999979/1.175*SQRT(1-(COS(0.5*ATAN(([.D24]-[.$D$5])*0.07113/359.3))/0.9999979)^2)" office:value-type="float" office:value="0.360232681227493">
            <text:p>0.3602</text:p>
          </table:table-cell>
          <table:table-cell table:style-name="ce19" table:formula="of:=SQRT([.K24]^2+[.L24]^2)" office:value-type="float" office:value="0.415393260589545">
            <text:p>0.4154</text:p>
          </table:table-cell>
          <table:table-cell table:style-name="ce22" table:formula="of:=[.G24]/[.$G$7]*10000" office:value-type="float" office:value="0">
            <text:p>#DIV/0!</text:p>
          </table:table-cell>
          <table:table-cell table:style-name="ce28"/>
          <table:table-cell table:style-name="ce31" table:formula="of:=([.C24]-[.$C$5])/([.D24]-[.$D$5])" office:value-type="float" office:value="0.572474377745242">
            <text:p>0.5725</text:p>
          </table:table-cell>
        </table:table-row>
        <table:table-row table:style-name="ro3">
          <table:table-cell table:style-name="ce7"/>
          <table:table-cell table:style-name="ce12" office:value-type="float" office:value="6">
            <text:p>6</text:p>
          </table:table-cell>
          <table:table-cell table:style-name="ce12" office:value-type="float" office:value="752">
            <text:p>752</text:p>
          </table:table-cell>
          <table:table-cell table:style-name="ce12" office:value-type="float" office:value="382">
            <text:p>382</text:p>
          </table:table-cell>
          <table:table-cell table:style-name="ce12" office:value-type="float" office:value="220">
            <text:p>220</text:p>
          </table:table-cell>
          <table:table-cell table:style-name="ce12"/>
          <table:table-cell table:style-name="ce12"/>
          <table:table-cell table:style-name="ce4" office:value-type="string">
            <text:p>15 by 11</text:p>
          </table:table-cell>
          <table:table-cell table:style-name="ce12" office:value-type="float" office:value="4952">
            <text:p>4952</text:p>
          </table:table-cell>
          <table:table-cell table:style-name="ce12" table:formula="of:=AVERAGE([.G25];[.I25])" office:value-type="float" office:value="4952">
            <text:p>4952</text:p>
          </table:table-cell>
          <table:table-cell table:style-name="ce17" table:formula="of:=4*PI()*SIN(0.5*ATAN(([.C25]-[.$C$5])*0.07113/359.3))/1.175" office:value-type="float" office:value="0.245932462500096">
            <text:p>0.2459</text:p>
          </table:table-cell>
          <table:table-cell table:style-name="ce17" table:formula="of:=4*PI()*0.9999979/1.175*SQRT(1-(COS(0.5*ATAN(([.D25]-[.$D$5])*0.07113/359.3))/0.9999979)^2)" office:value-type="float" office:value="0.370254617116312">
            <text:p>0.3703</text:p>
          </table:table-cell>
          <table:table-cell table:style-name="ce21" table:formula="of:=SQRT([.K25]^2+[.L25]^2)" office:value-type="float" office:value="0.444489884707524">
            <text:p>0.4445</text:p>
          </table:table-cell>
          <table:table-cell table:style-name="ce25" table:formula="of:=[.G25]/[.$G$7]*10000" office:value-type="float" office:value="0">
            <text:p>#DIV/0!</text:p>
          </table:table-cell>
          <table:table-cell table:style-name="ce29"/>
          <table:table-cell table:style-name="ce31" table:formula="of:=([.C25]-[.$C$5])/([.D25]-[.$D$5])" office:value-type="float" office:value="0.662393162393162">
            <text:p>0.6624</text:p>
          </table:table-cell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1" office:value-type="float" office:value="-3">
            <text:p>-3</text:p>
          </table:table-cell>
          <table:table-cell table:style-name="ce11" office:value-type="float" office:value="401">
            <text:p>401</text:p>
          </table:table-cell>
          <table:table-cell table:style-name="ce11" office:value-type="float" office:value="423">
            <text:p>423</text:p>
          </table:table-cell>
          <table:table-cell table:style-name="ce11" office:value-type="float" office:value="250">
            <text:p>250</text:p>
          </table:table-cell>
          <table:table-cell table:style-name="ce11" office:value-type="string">
            <text:p>20 by 12</text:p>
          </table:table-cell>
          <table:table-cell table:style-name="ce11" office:value-type="float" office:value="185100">
            <text:p>185100</text:p>
          </table:table-cell>
          <table:table-cell table:style-name="ce11"/>
          <table:table-cell table:style-name="ce11"/>
          <table:table-cell table:style-name="ce11" table:formula="of:=AVERAGE([.G26];[.I26])" office:value-type="float" office:value="185100">
            <text:p>185100</text:p>
          </table:table-cell>
          <table:table-cell table:style-name="ce16" table:formula="of:=4*PI()*SIN(0.5*ATAN(([.C26]-[.$C$5])*0.07113/359.3))/1.175" office:value-type="float" office:value="-0.125419867676406">
            <text:p>-0.1254</text:p>
          </table:table-cell>
          <table:table-cell table:style-name="ce16" table:formula="of:=4*PI()*0.9999979/1.175*SQRT(1-(COS(0.5*ATAN(([.D26]-[.$D$5])*0.07113/359.3))/0.9999979)^2)" office:value-type="float" office:value="0.413462582483991">
            <text:p>0.4135</text:p>
          </table:table-cell>
          <table:table-cell table:style-name="ce20" table:formula="of:=SQRT([.K26]^2+[.L26]^2)" office:value-type="float" office:value="0.43206648831204">
            <text:p>0.4321</text:p>
          </table:table-cell>
          <table:table-cell table:style-name="ce24" table:formula="of:=[.G26]/[.$G$7]*10000" office:value-type="float" office:value="0">
            <text:p>#DIV/0!</text:p>
          </table:table-cell>
          <table:table-cell table:style-name="ce27"/>
          <table:table-cell table:style-name="ce31" table:formula="of:=([.C26]-[.$C$5])/([.D26]-[.$D$5])" office:value-type="float" office:value="-0.302295918367347">
            <text:p>-0.3023</text:p>
          </table:table-cell>
        </table:table-row>
        <table:table-row table:style-name="ro3">
          <table:table-cell table:style-name="ce6"/>
          <table:table-cell table:style-name="ce4" office:value-type="float" office:value="-2">
            <text:p>-2</text:p>
          </table:table-cell>
          <table:table-cell table:style-name="ce4" office:value-type="float" office:value="441">
            <text:p>441</text:p>
          </table:table-cell>
          <table:table-cell table:style-name="ce4" office:value-type="float" office:value="430">
            <text:p>430</text:p>
          </table:table-cell>
          <table:table-cell table:style-name="ce4" office:value-type="float" office:value="250">
            <text:p>250</text:p>
          </table:table-cell>
          <table:table-cell table:style-name="ce4" office:value-type="string">
            <text:p>20 by 12</text:p>
          </table:table-cell>
          <table:table-cell table:style-name="ce4" office:value-type="float" office:value="867100">
            <text:p>867100</text:p>
          </table:table-cell>
          <table:table-cell table:style-name="ce4"/>
          <table:table-cell table:style-name="ce4"/>
          <table:table-cell table:style-name="ce4" table:formula="of:=AVERAGE([.G27];[.I27])" office:value-type="float" office:value="867100">
            <text:p>867100</text:p>
          </table:table-cell>
          <table:table-cell table:style-name="ce15" table:formula="of:=4*PI()*SIN(0.5*ATAN(([.C27]-[.$C$5])*0.07113/359.3))/1.175" office:value-type="float" office:value="-0.0830936664510373">
            <text:p>-0.0831</text:p>
          </table:table-cell>
          <table:table-cell table:style-name="ce15" table:formula="of:=4*PI()*0.9999979/1.175*SQRT(1-(COS(0.5*ATAN(([.D27]-[.$D$5])*0.07113/359.3))/0.9999979)^2)" office:value-type="float" office:value="0.420832259911339">
            <text:p>0.4208</text:p>
          </table:table-cell>
          <table:table-cell table:style-name="ce19" table:formula="of:=SQRT([.K27]^2+[.L27]^2)" office:value-type="float" office:value="0.428957280374586">
            <text:p>0.4290</text:p>
          </table:table-cell>
          <table:table-cell table:style-name="ce22" table:formula="of:=[.G27]/[.$G$7]*10000" office:value-type="float" office:value="0">
            <text:p>#DIV/0!</text:p>
          </table:table-cell>
          <table:table-cell table:style-name="ce28"/>
          <table:table-cell table:style-name="ce31" table:formula="of:=([.C27]-[.$C$5])/([.D27]-[.$D$5])" office:value-type="float" office:value="-0.196741854636591">
            <text:p>-0.1967</text:p>
          </table:table-cell>
        </table:table-row>
        <table:table-row table:style-name="ro3">
          <table:table-cell table:style-name="ce6"/>
          <table:table-cell table:style-name="ce4" office:value-type="float" office:value="-1">
            <text:p>-1</text:p>
          </table:table-cell>
          <table:table-cell table:style-name="ce4" office:value-type="float" office:value="481">
            <text:p>481</text:p>
          </table:table-cell>
          <table:table-cell table:style-name="ce4" office:value-type="float" office:value="436">
            <text:p>436</text:p>
          </table:table-cell>
          <table:table-cell table:style-name="ce4" office:value-type="float" office:value="250">
            <text:p>250</text:p>
          </table:table-cell>
          <table:table-cell table:style-name="ce4" office:value-type="string">
            <text:p>20 by 12</text:p>
          </table:table-cell>
          <table:table-cell table:style-name="ce4" office:value-type="float" office:value="550000">
            <text:p>550000</text:p>
          </table:table-cell>
          <table:table-cell table:style-name="ce4"/>
          <table:table-cell table:style-name="ce4"/>
          <table:table-cell table:style-name="ce4" table:formula="of:=AVERAGE([.G28];[.I28])" office:value-type="float" office:value="550000">
            <text:p>550000</text:p>
          </table:table-cell>
          <table:table-cell table:style-name="ce15" table:formula="of:=4*PI()*SIN(0.5*ATAN(([.C28]-[.$C$5])*0.07113/359.3))/1.175" office:value-type="float" office:value="-0.0407557474311959">
            <text:p>-0.0408</text:p>
          </table:table-cell>
          <table:table-cell table:style-name="ce15" table:formula="of:=4*PI()*0.9999979/1.175*SQRT(1-(COS(0.5*ATAN(([.D28]-[.$D$5])*0.07113/359.3))/0.9999979)^2)" office:value-type="float" office:value="0.427147413637096">
            <text:p>0.4271</text:p>
          </table:table-cell>
          <table:table-cell table:style-name="ce19" table:formula="of:=SQRT([.K28]^2+[.L28]^2)" office:value-type="float" office:value="0.429087338342133">
            <text:p>0.4291</text:p>
          </table:table-cell>
          <table:table-cell table:style-name="ce22" table:formula="of:=[.G28]/[.$G$7]*10000" office:value-type="float" office:value="0">
            <text:p>#DIV/0!</text:p>
          </table:table-cell>
          <table:table-cell table:style-name="ce28"/>
          <table:table-cell table:style-name="ce31" table:formula="of:=([.C28]-[.$C$5])/([.D28]-[.$D$5])" office:value-type="float" office:value="-0.0950617283950617">
            <text:p>-0.0951</text:p>
          </table:table-cell>
        </table:table-row>
        <table:table-row table:style-name="ro3">
          <table:table-cell table:style-name="ce6"/>
          <table:table-cell table:style-name="ce4" office:value-type="float" office:value="0">
            <text:p>0</text:p>
          </table:table-cell>
          <table:table-cell table:style-name="ce4" office:value-type="float" office:value="519.5">
            <text:p>519.5</text:p>
          </table:table-cell>
          <table:table-cell table:style-name="ce4" office:value-type="float" office:value="443">
            <text:p>443</text:p>
          </table:table-cell>
          <table:table-cell table:style-name="ce4" office:value-type="float" office:value="250">
            <text:p>250</text:p>
          </table:table-cell>
          <table:table-cell table:style-name="ce4" office:value-type="string">
            <text:p>20 by 12</text:p>
          </table:table-cell>
          <table:table-cell table:style-name="ce4" office:value-type="float" office:value="1880000">
            <text:p>1880000</text:p>
          </table:table-cell>
          <table:table-cell table:style-name="ce4"/>
          <table:table-cell table:style-name="ce4"/>
          <table:table-cell table:style-name="ce4" table:formula="of:=AVERAGE([.G29];[.I29])" office:value-type="float" office:value="1880000">
            <text:p>1880000</text:p>
          </table:table-cell>
          <table:table-cell table:style-name="ce15" table:formula="of:=4*PI()*SIN(0.5*ATAN(([.C29]-[.$C$5])*0.07113/359.3))/1.175" office:value-type="float" office:value="0">
            <text:p>0.0000</text:p>
          </table:table-cell>
          <table:table-cell table:style-name="ce15" table:formula="of:=4*PI()*0.9999979/1.175*SQRT(1-(COS(0.5*ATAN(([.D29]-[.$D$5])*0.07113/359.3))/0.9999979)^2)" office:value-type="float" office:value="0.43451308365488">
            <text:p>0.4345</text:p>
          </table:table-cell>
          <table:table-cell table:style-name="ce19" table:formula="of:=SQRT([.K29]^2+[.L29]^2)" office:value-type="float" office:value="0.43451308365488">
            <text:p>0.4345</text:p>
          </table:table-cell>
          <table:table-cell table:style-name="ce22" table:formula="of:=[.G29]/[.$G$7]*10000" office:value-type="float" office:value="0">
            <text:p>#DIV/0!</text:p>
          </table:table-cell>
          <table:table-cell table:style-name="ce28"/>
          <table:table-cell table:style-name="ce31" table:formula="of:=([.C29]-[.$C$5])/([.D29]-[.$D$5])" office:value-type="float" office:value="0">
            <text:p>0.0000</text:p>
          </table:table-cell>
        </table:table-row>
        <table:table-row table:style-name="ro3">
          <table:table-cell table:style-name="ce6"/>
          <table:table-cell table:style-name="ce4" office:value-type="float" office:value="1">
            <text:p>1</text:p>
          </table:table-cell>
          <table:table-cell table:style-name="ce4" office:value-type="float" office:value="557">
            <text:p>557</text:p>
          </table:table-cell>
          <table:table-cell table:style-name="ce4" office:value-type="float" office:value="450">
            <text:p>450</text:p>
          </table:table-cell>
          <table:table-cell table:style-name="ce4" office:value-type="float" office:value="250">
            <text:p>250</text:p>
          </table:table-cell>
          <table:table-cell table:style-name="ce4"/>
          <table:table-cell table:style-name="ce4"/>
          <table:table-cell table:style-name="ce4" office:value-type="string">
            <text:p>20 by 12</text:p>
          </table:table-cell>
          <table:table-cell table:style-name="ce4" office:value-type="float" office:value="65410">
            <text:p>65410</text:p>
          </table:table-cell>
          <table:table-cell table:style-name="ce4" table:formula="of:=AVERAGE([.G30];[.I30])" office:value-type="float" office:value="65410">
            <text:p>65410</text:p>
          </table:table-cell>
          <table:table-cell table:style-name="ce15" table:formula="of:=4*PI()*SIN(0.5*ATAN(([.C30]-[.$C$5])*0.07113/359.3))/1.175" office:value-type="float" office:value="0.0396972009265264">
            <text:p>0.0397</text:p>
          </table:table-cell>
          <table:table-cell table:style-name="ce15" table:formula="of:=4*PI()*0.9999979/1.175*SQRT(1-(COS(0.5*ATAN(([.D30]-[.$D$5])*0.07113/359.3))/0.9999979)^2)" office:value-type="float" office:value="0.441876576598457">
            <text:p>0.4419</text:p>
          </table:table-cell>
          <table:table-cell table:style-name="ce19" table:formula="of:=SQRT([.K30]^2+[.L30]^2)" office:value-type="float" office:value="0.443656146928873">
            <text:p>0.4437</text:p>
          </table:table-cell>
          <table:table-cell table:style-name="ce22" table:formula="of:=[.G30]/[.$G$7]*10000" office:value-type="float" office:value="0">
            <text:p>#DIV/0!</text:p>
          </table:table-cell>
          <table:table-cell table:style-name="ce28"/>
          <table:table-cell table:style-name="ce31" table:formula="of:=([.C30]-[.$C$5])/([.D30]-[.$D$5])" office:value-type="float" office:value="0.0894988066825776">
            <text:p>0.0895</text:p>
          </table:table-cell>
        </table:table-row>
        <table:table-row table:style-name="ro3">
          <table:table-cell table:style-name="ce6"/>
          <table:table-cell table:style-name="ce4" office:value-type="float" office:value="2">
            <text:p>2</text:p>
          </table:table-cell>
          <table:table-cell table:style-name="ce4" office:value-type="float" office:value="597">
            <text:p>597</text:p>
          </table:table-cell>
          <table:table-cell table:style-name="ce4" office:value-type="float" office:value="457">
            <text:p>457</text:p>
          </table:table-cell>
          <table:table-cell table:style-name="ce4" office:value-type="float" office:value="250">
            <text:p>250</text:p>
          </table:table-cell>
          <table:table-cell table:style-name="ce4"/>
          <table:table-cell table:style-name="ce4"/>
          <table:table-cell table:style-name="ce4" office:value-type="string">
            <text:p>20 by 12</text:p>
          </table:table-cell>
          <table:table-cell table:style-name="ce4" office:value-type="float" office:value="55210">
            <text:p>55210</text:p>
          </table:table-cell>
          <table:table-cell table:style-name="ce4" table:formula="of:=AVERAGE([.G31];[.I31])" office:value-type="float" office:value="55210">
            <text:p>55210</text:p>
          </table:table-cell>
          <table:table-cell table:style-name="ce15" table:formula="of:=4*PI()*SIN(0.5*ATAN(([.C31]-[.$C$5])*0.07113/359.3))/1.175" office:value-type="float" office:value="0.082035336448095">
            <text:p>0.0820</text:p>
          </table:table-cell>
          <table:table-cell table:style-name="ce15" table:formula="of:=4*PI()*0.9999979/1.175*SQRT(1-(COS(0.5*ATAN(([.D31]-[.$D$5])*0.07113/359.3))/0.9999979)^2)" office:value-type="float" office:value="0.449237877599648">
            <text:p>0.4492</text:p>
          </table:table-cell>
          <table:table-cell table:style-name="ce19" table:formula="of:=SQRT([.K31]^2+[.L31]^2)" office:value-type="float" office:value="0.456666691468065">
            <text:p>0.4567</text:p>
          </table:table-cell>
          <table:table-cell table:style-name="ce22" table:formula="of:=[.G31]/[.$G$7]*10000" office:value-type="float" office:value="0">
            <text:p>#DIV/0!</text:p>
          </table:table-cell>
          <table:table-cell table:style-name="ce28"/>
          <table:table-cell table:style-name="ce31" table:formula="of:=([.C31]-[.$C$5])/([.D31]-[.$D$5])" office:value-type="float" office:value="0.181924882629108">
            <text:p>0.1819</text:p>
          </table:table-cell>
        </table:table-row>
        <table:table-row table:style-name="ro3">
          <table:table-cell table:style-name="ce6"/>
          <table:table-cell table:style-name="ce4" office:value-type="float" office:value="3">
            <text:p>3</text:p>
          </table:table-cell>
          <table:table-cell table:number-columns-repeated="2" table:style-name="ce4"/>
          <table:table-cell table:style-name="ce4" office:value-type="float" office:value="250">
            <text:p>25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 table:formula="of:=AVERAGE([.G32];[.I32])" office:value-type="float" office:value="0">
            <text:p>#DIV/0!</text:p>
          </table:table-cell>
          <table:table-cell table:style-name="ce15" table:formula="of:=4*PI()*SIN(0.5*ATAN(([.C32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32]-[.$D$5])*0.07113/359.3))/0.9999979)^2)" office:value-type="float" office:value="0.0244241346097547">
            <text:p>0.0244</text:p>
          </table:table-cell>
          <table:table-cell table:style-name="ce19" table:formula="of:=SQRT([.K32]^2+[.L32]^2)" office:value-type="float" office:value="0.548327630223623">
            <text:p>0.5483</text:p>
          </table:table-cell>
          <table:table-cell table:style-name="ce22" table:formula="of:=[.G32]/[.$G$7]*10000" office:value-type="float" office:value="0">
            <text:p>#DIV/0!</text:p>
          </table:table-cell>
          <table:table-cell table:style-name="ce28"/>
          <table:table-cell table:style-name="ce31" table:formula="of:=([.C32]-[.$C$5])/([.D32]-[.$D$5])" office:value-type="float" office:value="16.758064516129">
            <text:p>16.7581</text:p>
          </table:table-cell>
        </table:table-row>
        <table:table-row table:style-name="ro3">
          <table:table-cell table:style-name="ce6"/>
          <table:table-cell table:style-name="ce4" office:value-type="float" office:value="4">
            <text:p>4</text:p>
          </table:table-cell>
          <table:table-cell table:style-name="ce4" office:value-type="float" office:value="676">
            <text:p>676</text:p>
          </table:table-cell>
          <table:table-cell table:style-name="ce4" office:value-type="float" office:value="470">
            <text:p>470</text:p>
          </table:table-cell>
          <table:table-cell table:style-name="ce4" office:value-type="float" office:value="250">
            <text:p>250</text:p>
          </table:table-cell>
          <table:table-cell table:style-name="ce4"/>
          <table:table-cell table:style-name="ce4"/>
          <table:table-cell table:style-name="ce4" office:value-type="string">
            <text:p>20 by 12</text:p>
          </table:table-cell>
          <table:table-cell table:style-name="ce4" office:value-type="float" office:value="4361">
            <text:p>4361</text:p>
          </table:table-cell>
          <table:table-cell table:style-name="ce4" table:formula="of:=AVERAGE([.G33];[.I33])" office:value-type="float" office:value="4361">
            <text:p>4361</text:p>
          </table:table-cell>
          <table:table-cell table:style-name="ce15" table:formula="of:=4*PI()*SIN(0.5*ATAN(([.C33]-[.$C$5])*0.07113/359.3))/1.175" office:value-type="float" office:value="0.165613477459052">
            <text:p>0.1656</text:p>
          </table:table-cell>
          <table:table-cell table:style-name="ce15" table:formula="of:=4*PI()*0.9999979/1.175*SQRT(1-(COS(0.5*ATAN(([.D33]-[.$D$5])*0.07113/359.3))/0.9999979)^2)" office:value-type="float" office:value="0.462902995110016">
            <text:p>0.4629</text:p>
          </table:table-cell>
          <table:table-cell table:style-name="ce19" table:formula="of:=SQRT([.K33]^2+[.L33]^2)" office:value-type="float" office:value="0.491637068169095">
            <text:p>0.4916</text:p>
          </table:table-cell>
          <table:table-cell table:style-name="ce22" table:formula="of:=[.G33]/[.$G$7]*10000" office:value-type="float" office:value="0">
            <text:p>#DIV/0!</text:p>
          </table:table-cell>
          <table:table-cell table:style-name="ce28"/>
          <table:table-cell table:style-name="ce31" table:formula="of:=([.C33]-[.$C$5])/([.D33]-[.$D$5])" office:value-type="float" office:value="0.356492027334852">
            <text:p>0.3565</text:p>
          </table:table-cell>
        </table:table-row>
        <table:table-row table:style-name="ro3">
          <table:table-cell table:style-name="ce7"/>
          <table:table-cell table:style-name="ce12" office:value-type="float" office:value="5">
            <text:p>5</text:p>
          </table:table-cell>
          <table:table-cell table:style-name="ce12" office:value-type="float" office:value="716">
            <text:p>716</text:p>
          </table:table-cell>
          <table:table-cell table:style-name="ce12" office:value-type="float" office:value="476">
            <text:p>476</text:p>
          </table:table-cell>
          <table:table-cell table:style-name="ce12" office:value-type="float" office:value="250">
            <text:p>250</text:p>
          </table:table-cell>
          <table:table-cell table:style-name="ce12"/>
          <table:table-cell table:style-name="ce12"/>
          <table:table-cell table:style-name="ce12" office:value-type="string">
            <text:p>20 by 12</text:p>
          </table:table-cell>
          <table:table-cell table:style-name="ce12" office:value-type="float" office:value="5442">
            <text:p>5442</text:p>
          </table:table-cell>
          <table:table-cell table:style-name="ce12" table:formula="of:=AVERAGE([.G34];[.I34])" office:value-type="float" office:value="5442">
            <text:p>5442</text:p>
          </table:table-cell>
          <table:table-cell table:style-name="ce17" table:formula="of:=4*PI()*SIN(0.5*ATAN(([.C34]-[.$C$5])*0.07113/359.3))/1.175" office:value-type="float" office:value="0.207899702083036">
            <text:p>0.2079</text:p>
          </table:table-cell>
          <table:table-cell table:style-name="ce17" table:formula="of:=4*PI()*0.9999979/1.175*SQRT(1-(COS(0.5*ATAN(([.D34]-[.$D$5])*0.07113/359.3))/0.9999979)^2)" office:value-type="float" office:value="0.469207374048443">
            <text:p>0.4692</text:p>
          </table:table-cell>
          <table:table-cell table:style-name="ce21" table:formula="of:=SQRT([.K34]^2+[.L34]^2)" office:value-type="float" office:value="0.513203513226138">
            <text:p>0.5132</text:p>
          </table:table-cell>
          <table:table-cell table:style-name="ce25" table:formula="of:=[.G34]/[.$G$7]*10000" office:value-type="float" office:value="0">
            <text:p>#DIV/0!</text:p>
          </table:table-cell>
          <table:table-cell table:style-name="ce29"/>
          <table:table-cell table:style-name="ce31" table:formula="of:=([.C34]-[.$C$5])/([.D34]-[.$D$5])" office:value-type="float" office:value="0.441573033707865">
            <text:p>0.4416</text:p>
          </table:table-cell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4" office:value-type="float" office:value="-3">
            <text:p>-3</text:p>
          </table:table-cell>
          <table:table-cell table:number-columns-repeated="2" table:style-name="ce4"/>
          <table:table-cell table:style-name="ce4" office:value-type="float" office:value="240">
            <text:p>240</text:p>
          </table:table-cell>
          <table:table-cell table:style-name="ce4" office:value-type="string">
            <text:p>25 by 13</text:p>
          </table:table-cell>
          <table:table-cell table:style-name="ce4" office:value-type="float" office:value="141200">
            <text:p>141200</text:p>
          </table:table-cell>
          <table:table-cell table:style-name="ce4"/>
          <table:table-cell table:style-name="ce4"/>
          <table:table-cell table:style-name="ce4" table:formula="of:=AVERAGE([.G35];[.I35])" office:value-type="float" office:value="141200">
            <text:p>141200</text:p>
          </table:table-cell>
          <table:table-cell table:style-name="ce15" table:formula="of:=4*PI()*SIN(0.5*ATAN(([.C35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35]-[.$D$5])*0.07113/359.3))/0.9999979)^2)" office:value-type="float" office:value="0.0244241346097547">
            <text:p>0.0244</text:p>
          </table:table-cell>
          <table:table-cell table:style-name="ce19" table:formula="of:=SQRT([.K35]^2+[.L35]^2)" office:value-type="float" office:value="0.548327630223623">
            <text:p>0.5483</text:p>
          </table:table-cell>
          <table:table-cell table:style-name="ce22" table:formula="of:=[.G35]/[.$G$7]*10000" office:value-type="float" office:value="0">
            <text:p>#DIV/0!</text:p>
          </table:table-cell>
          <table:table-cell table:style-name="ce4"/>
          <table:table-cell table:style-name="ce31" table:formula="of:=([.C35]-[.$C$5])/([.D35]-[.$D$5])" office:value-type="float" office:value="16.758064516129">
            <text:p>16.7581</text:p>
          </table:table-cell>
        </table:table-row>
        <table:table-row table:style-name="ro3">
          <table:table-cell table:style-name="ce4"/>
          <table:table-cell table:style-name="ce4" office:value-type="float" office:value="-2">
            <text:p>-2</text:p>
          </table:table-cell>
          <table:table-cell table:number-columns-repeated="2" table:style-name="ce4"/>
          <table:table-cell table:style-name="ce4" office:value-type="float" office:value="240">
            <text:p>240</text:p>
          </table:table-cell>
          <table:table-cell table:style-name="ce4" office:value-type="string">
            <text:p>25 by 13</text:p>
          </table:table-cell>
          <table:table-cell table:style-name="ce4" office:value-type="float" office:value="226800">
            <text:p>226800</text:p>
          </table:table-cell>
          <table:table-cell table:style-name="ce4"/>
          <table:table-cell table:style-name="ce4"/>
          <table:table-cell table:style-name="ce4" table:formula="of:=AVERAGE([.G36];[.I36])" office:value-type="float" office:value="226800">
            <text:p>226800</text:p>
          </table:table-cell>
          <table:table-cell table:style-name="ce15" table:formula="of:=4*PI()*SIN(0.5*ATAN(([.C36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36]-[.$D$5])*0.07113/359.3))/0.9999979)^2)" office:value-type="float" office:value="0.0244241346097547">
            <text:p>0.0244</text:p>
          </table:table-cell>
          <table:table-cell table:style-name="ce19" table:formula="of:=SQRT([.K36]^2+[.L36]^2)" office:value-type="float" office:value="0.548327630223623">
            <text:p>0.5483</text:p>
          </table:table-cell>
          <table:table-cell table:style-name="ce22" table:formula="of:=[.G36]/[.$G$7]*10000" office:value-type="float" office:value="0">
            <text:p>#DIV/0!</text:p>
          </table:table-cell>
          <table:table-cell table:style-name="ce4"/>
          <table:table-cell table:style-name="ce31" table:formula="of:=([.C36]-[.$C$5])/([.D36]-[.$D$5])" office:value-type="float" office:value="16.758064516129">
            <text:p>16.7581</text:p>
          </table:table-cell>
        </table:table-row>
        <table:table-row table:style-name="ro3">
          <table:table-cell table:style-name="ce4"/>
          <table:table-cell table:style-name="ce4" office:value-type="float" office:value="-1">
            <text:p>-1</text:p>
          </table:table-cell>
          <table:table-cell table:number-columns-repeated="2" table:style-name="ce4"/>
          <table:table-cell table:style-name="ce4" office:value-type="float" office:value="240">
            <text:p>240</text:p>
          </table:table-cell>
          <table:table-cell table:style-name="ce4" office:value-type="string">
            <text:p>25 by 13</text:p>
          </table:table-cell>
          <table:table-cell table:style-name="ce4"/>
          <table:table-cell table:style-name="ce4"/>
          <table:table-cell table:style-name="ce4"/>
          <table:table-cell table:style-name="ce4" table:formula="of:=AVERAGE([.G37];[.I37])" office:value-type="float" office:value="0">
            <text:p>#DIV/0!</text:p>
          </table:table-cell>
          <table:table-cell table:style-name="ce15" table:formula="of:=4*PI()*SIN(0.5*ATAN(([.C37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37]-[.$D$5])*0.07113/359.3))/0.9999979)^2)" office:value-type="float" office:value="0.0244241346097547">
            <text:p>0.0244</text:p>
          </table:table-cell>
          <table:table-cell table:style-name="ce19" table:formula="of:=SQRT([.K37]^2+[.L37]^2)" office:value-type="float" office:value="0.548327630223623">
            <text:p>0.5483</text:p>
          </table:table-cell>
          <table:table-cell table:style-name="ce22" table:formula="of:=[.G37]/[.$G$7]*10000" office:value-type="float" office:value="0">
            <text:p>#DIV/0!</text:p>
          </table:table-cell>
          <table:table-cell table:style-name="ce4"/>
          <table:table-cell table:style-name="ce31" table:formula="of:=([.C37]-[.$C$5])/([.D37]-[.$D$5])" office:value-type="float" office:value="16.758064516129">
            <text:p>16.7581</text:p>
          </table:table-cell>
        </table:table-row>
        <table:table-row table:style-name="ro3">
          <table:table-cell table:style-name="ce4"/>
          <table:table-cell table:style-name="ce4" office:value-type="float" office:value="0">
            <text:p>0</text:p>
          </table:table-cell>
          <table:table-cell table:number-columns-repeated="2" table:style-name="ce4"/>
          <table:table-cell table:style-name="ce4" office:value-type="float" office:value="240">
            <text:p>240</text:p>
          </table:table-cell>
          <table:table-cell table:style-name="ce4" office:value-type="string">
            <text:p>25 by 13</text:p>
          </table:table-cell>
          <table:table-cell table:style-name="ce4" office:value-type="float" office:value="298600">
            <text:p>298600</text:p>
          </table:table-cell>
          <table:table-cell table:style-name="ce4"/>
          <table:table-cell table:style-name="ce4"/>
          <table:table-cell table:style-name="ce4" table:formula="of:=AVERAGE([.G38];[.I38])" office:value-type="float" office:value="298600">
            <text:p>298600</text:p>
          </table:table-cell>
          <table:table-cell table:style-name="ce15" table:formula="of:=4*PI()*SIN(0.5*ATAN(([.C38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38]-[.$D$5])*0.07113/359.3))/0.9999979)^2)" office:value-type="float" office:value="0.0244241346097547">
            <text:p>0.0244</text:p>
          </table:table-cell>
          <table:table-cell table:style-name="ce19" table:formula="of:=SQRT([.K38]^2+[.L38]^2)" office:value-type="float" office:value="0.548327630223623">
            <text:p>0.5483</text:p>
          </table:table-cell>
          <table:table-cell table:style-name="ce22" table:formula="of:=[.G38]/[.$G$7]*10000" office:value-type="float" office:value="0">
            <text:p>#DIV/0!</text:p>
          </table:table-cell>
          <table:table-cell table:style-name="ce4"/>
          <table:table-cell table:style-name="ce31" table:formula="of:=([.C38]-[.$C$5])/([.D38]-[.$D$5])" office:value-type="float" office:value="16.758064516129">
            <text:p>16.7581</text:p>
          </table:table-cell>
        </table:table-row>
        <table:table-row table:style-name="ro3">
          <table:table-cell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office:value-type="float" office:value="240">
            <text:p>240</text:p>
          </table:table-cell>
          <table:table-cell table:style-name="ce4"/>
          <table:table-cell table:style-name="ce4"/>
          <table:table-cell table:style-name="ce4" office:value-type="string">
            <text:p>25 by 13</text:p>
          </table:table-cell>
          <table:table-cell table:style-name="ce4"/>
          <table:table-cell table:style-name="ce4" table:formula="of:=AVERAGE([.G39];[.I39])" office:value-type="float" office:value="0">
            <text:p>#DIV/0!</text:p>
          </table:table-cell>
          <table:table-cell table:style-name="ce15" table:formula="of:=4*PI()*SIN(0.5*ATAN(([.C39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39]-[.$D$5])*0.07113/359.3))/0.9999979)^2)" office:value-type="float" office:value="0.0244241346097547">
            <text:p>0.0244</text:p>
          </table:table-cell>
          <table:table-cell table:style-name="ce19" table:formula="of:=SQRT([.K39]^2+[.L39]^2)" office:value-type="float" office:value="0.548327630223623">
            <text:p>0.5483</text:p>
          </table:table-cell>
          <table:table-cell table:style-name="ce22" table:formula="of:=[.G39]/[.$G$7]*10000" office:value-type="float" office:value="0">
            <text:p>#DIV/0!</text:p>
          </table:table-cell>
          <table:table-cell table:style-name="ce4"/>
          <table:table-cell table:style-name="ce31" table:formula="of:=([.C39]-[.$C$5])/([.D39]-[.$D$5])" office:value-type="float" office:value="16.758064516129">
            <text:p>16.7581</text:p>
          </table:table-cell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4" office:value-type="float" office:value="-4">
            <text:p>-4</text:p>
          </table:table-cell>
          <table:table-cell table:number-columns-repeated="2" table:style-name="ce4"/>
          <table:table-cell table:style-name="ce4"/>
          <table:table-cell table:style-name="ce4" office:value-type="string">
            <text:p>30 by 14</text:p>
          </table:table-cell>
          <table:table-cell table:style-name="ce4"/>
          <table:table-cell table:style-name="ce4"/>
          <table:table-cell table:style-name="ce4"/>
          <table:table-cell table:style-name="ce4" table:formula="of:=AVERAGE([.G40];[.I40])" office:value-type="float" office:value="0">
            <text:p>#DIV/0!</text:p>
          </table:table-cell>
          <table:table-cell table:style-name="ce15" table:formula="of:=4*PI()*SIN(0.5*ATAN(([.C40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40]-[.$D$5])*0.07113/359.3))/0.9999979)^2)" office:value-type="float" office:value="0.0244241346097547">
            <text:p>0.0244</text:p>
          </table:table-cell>
          <table:table-cell table:style-name="ce19" table:formula="of:=SQRT([.K40]^2+[.L40]^2)" office:value-type="float" office:value="0.548327630223623">
            <text:p>0.5483</text:p>
          </table:table-cell>
          <table:table-cell table:style-name="ce22" table:formula="of:=[.G40]/[.$G$7]*10000" office:value-type="float" office:value="0">
            <text:p>#DIV/0!</text:p>
          </table:table-cell>
          <table:table-cell table:style-name="ce4"/>
          <table:table-cell table:style-name="ce31" table:formula="of:=([.C40]-[.$C$5])/([.D40]-[.$D$5])" office:value-type="float" office:value="16.758064516129">
            <text:p>16.7581</text:p>
          </table:table-cell>
        </table:table-row>
        <table:table-row table:style-name="ro3">
          <table:table-cell table:style-name="ce4"/>
          <table:table-cell table:style-name="ce4" office:value-type="float" office:value="-3">
            <text:p>-3</text:p>
          </table:table-cell>
          <table:table-cell table:number-columns-repeated="2" table:style-name="ce4"/>
          <table:table-cell table:style-name="ce4"/>
          <table:table-cell table:style-name="ce4" office:value-type="string">
            <text:p>30 by 14</text:p>
          </table:table-cell>
          <table:table-cell table:style-name="ce4"/>
          <table:table-cell table:style-name="ce4"/>
          <table:table-cell table:style-name="ce4"/>
          <table:table-cell table:style-name="ce4" table:formula="of:=AVERAGE([.G41];[.I41])" office:value-type="float" office:value="0">
            <text:p>#DIV/0!</text:p>
          </table:table-cell>
          <table:table-cell table:style-name="ce15" table:formula="of:=4*PI()*SIN(0.5*ATAN(([.C41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41]-[.$D$5])*0.07113/359.3))/0.9999979)^2)" office:value-type="float" office:value="0.0244241346097547">
            <text:p>0.0244</text:p>
          </table:table-cell>
          <table:table-cell table:style-name="ce19" table:formula="of:=SQRT([.K41]^2+[.L41]^2)" office:value-type="float" office:value="0.548327630223623">
            <text:p>0.5483</text:p>
          </table:table-cell>
          <table:table-cell table:style-name="ce22" table:formula="of:=[.G41]/[.$G$7]*10000" office:value-type="float" office:value="0">
            <text:p>#DIV/0!</text:p>
          </table:table-cell>
          <table:table-cell table:style-name="ce4"/>
          <table:table-cell table:style-name="ce31" table:formula="of:=([.C41]-[.$C$5])/([.D41]-[.$D$5])" office:value-type="float" office:value="16.758064516129">
            <text:p>16.7581</text:p>
          </table:table-cell>
        </table:table-row>
        <table:table-row table:style-name="ro3">
          <table:table-cell table:style-name="ce4"/>
          <table:table-cell table:style-name="ce4" office:value-type="float" office:value="-2">
            <text:p>-2</text:p>
          </table:table-cell>
          <table:table-cell table:number-columns-repeated="2" table:style-name="ce4"/>
          <table:table-cell table:style-name="ce4"/>
          <table:table-cell table:style-name="ce4" office:value-type="string">
            <text:p>30 by 14</text:p>
          </table:table-cell>
          <table:table-cell table:style-name="ce4"/>
          <table:table-cell table:style-name="ce4"/>
          <table:table-cell table:style-name="ce4"/>
          <table:table-cell table:style-name="ce4" table:formula="of:=AVERAGE([.G42];[.I42])" office:value-type="float" office:value="0">
            <text:p>#DIV/0!</text:p>
          </table:table-cell>
          <table:table-cell table:style-name="ce15" table:formula="of:=4*PI()*SIN(0.5*ATAN(([.C42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42]-[.$D$5])*0.07113/359.3))/0.9999979)^2)" office:value-type="float" office:value="0.0244241346097547">
            <text:p>0.0244</text:p>
          </table:table-cell>
          <table:table-cell table:style-name="ce19" table:formula="of:=SQRT([.K42]^2+[.L42]^2)" office:value-type="float" office:value="0.548327630223623">
            <text:p>0.5483</text:p>
          </table:table-cell>
          <table:table-cell table:style-name="ce22" table:formula="of:=[.G42]/[.$G$7]*10000" office:value-type="float" office:value="0">
            <text:p>#DIV/0!</text:p>
          </table:table-cell>
          <table:table-cell table:style-name="ce4"/>
          <table:table-cell table:style-name="ce31" table:formula="of:=([.C42]-[.$C$5])/([.D42]-[.$D$5])" office:value-type="float" office:value="16.758064516129">
            <text:p>16.7581</text:p>
          </table:table-cell>
        </table:table-row>
        <table:table-row table:style-name="ro3">
          <table:table-cell table:style-name="ce4"/>
          <table:table-cell table:style-name="ce4" office:value-type="float" office:value="-1">
            <text:p>-1</text:p>
          </table:table-cell>
          <table:table-cell table:number-columns-repeated="2" table:style-name="ce4"/>
          <table:table-cell table:style-name="ce4"/>
          <table:table-cell table:style-name="ce4" office:value-type="string">
            <text:p>30 by 14</text:p>
          </table:table-cell>
          <table:table-cell table:style-name="ce4"/>
          <table:table-cell table:style-name="ce4"/>
          <table:table-cell table:style-name="ce4"/>
          <table:table-cell table:style-name="ce4" table:formula="of:=AVERAGE([.G43];[.I43])" office:value-type="float" office:value="0">
            <text:p>#DIV/0!</text:p>
          </table:table-cell>
          <table:table-cell table:style-name="ce15" table:formula="of:=4*PI()*SIN(0.5*ATAN(([.C43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43]-[.$D$5])*0.07113/359.3))/0.9999979)^2)" office:value-type="float" office:value="0.0244241346097547">
            <text:p>0.0244</text:p>
          </table:table-cell>
          <table:table-cell table:style-name="ce19" table:formula="of:=SQRT([.K43]^2+[.L43]^2)" office:value-type="float" office:value="0.548327630223623">
            <text:p>0.5483</text:p>
          </table:table-cell>
          <table:table-cell table:style-name="ce22" table:formula="of:=[.G43]/[.$G$7]*10000" office:value-type="float" office:value="0">
            <text:p>#DIV/0!</text:p>
          </table:table-cell>
          <table:table-cell table:style-name="ce4"/>
          <table:table-cell table:style-name="ce31" table:formula="of:=([.C43]-[.$C$5])/([.D43]-[.$D$5])" office:value-type="float" office:value="16.758064516129">
            <text:p>16.7581</text:p>
          </table:table-cell>
        </table:table-row>
        <table:table-row table:style-name="ro3">
          <table:table-cell table:style-name="ce4"/>
          <table:table-cell table:style-name="ce4" office:value-type="float" office:value="0">
            <text:p>0</text:p>
          </table:table-cell>
          <table:table-cell table:number-columns-repeated="2" table:style-name="ce4"/>
          <table:table-cell table:style-name="ce4"/>
          <table:table-cell table:style-name="ce4" office:value-type="string">
            <text:p>30 by 14</text:p>
          </table:table-cell>
          <table:table-cell table:style-name="ce4"/>
          <table:table-cell table:style-name="ce4"/>
          <table:table-cell table:style-name="ce4"/>
          <table:table-cell table:style-name="ce4" table:formula="of:=AVERAGE([.G44];[.I44])" office:value-type="float" office:value="0">
            <text:p>#DIV/0!</text:p>
          </table:table-cell>
          <table:table-cell table:style-name="ce15" table:formula="of:=4*PI()*SIN(0.5*ATAN(([.C44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44]-[.$D$5])*0.07113/359.3))/0.9999979)^2)" office:value-type="float" office:value="0.0244241346097547">
            <text:p>0.0244</text:p>
          </table:table-cell>
          <table:table-cell table:style-name="ce19" table:formula="of:=SQRT([.K44]^2+[.L44]^2)" office:value-type="float" office:value="0.548327630223623">
            <text:p>0.5483</text:p>
          </table:table-cell>
          <table:table-cell table:style-name="ce22" table:formula="of:=[.G44]/[.$G$7]*10000" office:value-type="float" office:value="0">
            <text:p>#DIV/0!</text:p>
          </table:table-cell>
          <table:table-cell table:style-name="ce4"/>
          <table:table-cell table:style-name="ce31" table:formula="of:=([.C44]-[.$C$5])/([.D44]-[.$D$5])" office:value-type="float" office:value="16.758064516129">
            <text:p>16.7581</text:p>
          </table:table-cell>
        </table:table-row>
        <table:table-row table:style-name="ro3">
          <table:table-cell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table:number-columns-repeated="2"/>
          <table:table-cell table:style-name="ce4"/>
          <table:table-cell table:style-name="ce4" office:value-type="string">
            <text:p>30 by 14</text:p>
          </table:table-cell>
          <table:table-cell table:style-name="ce4"/>
          <table:table-cell table:style-name="ce4" table:formula="of:=AVERAGE([.G45];[.I45])" office:value-type="float" office:value="0">
            <text:p>#DIV/0!</text:p>
          </table:table-cell>
          <table:table-cell table:style-name="ce15" table:formula="of:=4*PI()*SIN(0.5*ATAN(([.C45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45]-[.$D$5])*0.07113/359.3))/0.9999979)^2)" office:value-type="float" office:value="0.0244241346097547">
            <text:p>0.0244</text:p>
          </table:table-cell>
          <table:table-cell table:style-name="ce19" table:formula="of:=SQRT([.K45]^2+[.L45]^2)" office:value-type="float" office:value="0.548327630223623">
            <text:p>0.5483</text:p>
          </table:table-cell>
          <table:table-cell table:style-name="ce22" table:formula="of:=[.G45]/[.$G$7]*10000" office:value-type="float" office:value="0">
            <text:p>#DIV/0!</text:p>
          </table:table-cell>
          <table:table-cell table:style-name="ce4"/>
          <table:table-cell table:style-name="ce31" table:formula="of:=([.C45]-[.$C$5])/([.D45]-[.$D$5])" office:value-type="float" office:value="16.758064516129">
            <text:p>16.7581</text:p>
          </table:table-cell>
        </table:table-row>
        <table:table-row table:style-name="ro3">
          <table:table-cell table:style-name="ce4"/>
          <table:table-cell table:style-name="ce4" office:value-type="float" office:value="2">
            <text:p>2</text:p>
          </table:table-cell>
          <table:table-cell table:number-columns-repeated="2" table:style-name="ce4"/>
          <table:table-cell table:style-name="ce4" table:number-columns-repeated="2"/>
          <table:table-cell table:style-name="ce4"/>
          <table:table-cell table:style-name="ce4" office:value-type="string">
            <text:p>30 by 14</text:p>
          </table:table-cell>
          <table:table-cell table:style-name="ce4"/>
          <table:table-cell table:style-name="ce4" table:formula="of:=AVERAGE([.G46];[.I46])" office:value-type="float" office:value="0">
            <text:p>#DIV/0!</text:p>
          </table:table-cell>
          <table:table-cell table:style-name="ce15" table:formula="of:=4*PI()*SIN(0.5*ATAN(([.C46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46]-[.$D$5])*0.07113/359.3))/0.9999979)^2)" office:value-type="float" office:value="0.0244241346097547">
            <text:p>0.0244</text:p>
          </table:table-cell>
          <table:table-cell table:style-name="ce19" table:formula="of:=SQRT([.K46]^2+[.L46]^2)" office:value-type="float" office:value="0.548327630223623">
            <text:p>0.5483</text:p>
          </table:table-cell>
          <table:table-cell table:style-name="ce22" table:formula="of:=[.G46]/[.$G$7]*10000" office:value-type="float" office:value="0">
            <text:p>#DIV/0!</text:p>
          </table:table-cell>
          <table:table-cell table:style-name="ce4"/>
          <table:table-cell table:style-name="ce31" table:formula="of:=([.C46]-[.$C$5])/([.D46]-[.$D$5])" office:value-type="float" office:value="16.758064516129">
            <text:p>16.7581</text:p>
          </table:table-cell>
        </table:table-row>
        <table:table-row table:style-name="ro3">
          <table:table-cell table:style-name="ce4"/>
          <table:table-cell table:style-name="ce4" office:value-type="float" office:value="3">
            <text:p>3</text:p>
          </table:table-cell>
          <table:table-cell table:number-columns-repeated="2" table:style-name="ce4"/>
          <table:table-cell table:style-name="ce4" table:number-columns-repeated="2"/>
          <table:table-cell table:style-name="ce4"/>
          <table:table-cell table:style-name="ce4" office:value-type="string">
            <text:p>30 by 14</text:p>
          </table:table-cell>
          <table:table-cell table:style-name="ce4"/>
          <table:table-cell table:style-name="ce4" table:formula="of:=AVERAGE([.G47];[.I47])" office:value-type="float" office:value="0">
            <text:p>#DIV/0!</text:p>
          </table:table-cell>
          <table:table-cell table:style-name="ce15" table:formula="of:=4*PI()*SIN(0.5*ATAN(([.C47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47]-[.$D$5])*0.07113/359.3))/0.9999979)^2)" office:value-type="float" office:value="0.0244241346097547">
            <text:p>0.0244</text:p>
          </table:table-cell>
          <table:table-cell table:style-name="ce19" table:formula="of:=SQRT([.K47]^2+[.L47]^2)" office:value-type="float" office:value="0.548327630223623">
            <text:p>0.5483</text:p>
          </table:table-cell>
          <table:table-cell table:style-name="ce22" table:formula="of:=[.G47]/[.$G$7]*10000" office:value-type="float" office:value="0">
            <text:p>#DIV/0!</text:p>
          </table:table-cell>
          <table:table-cell table:style-name="ce4"/>
          <table:table-cell table:style-name="ce31" table:formula="of:=([.C47]-[.$C$5])/([.D47]-[.$D$5])" office:value-type="float" office:value="16.758064516129">
            <text:p>16.7581</text:p>
          </table:table-cell>
        </table:table-row>
        <table:table-row table:style-name="ro3">
          <table:table-cell table:style-name="ce4"/>
          <table:table-cell table:style-name="ce4" office:value-type="float" office:value="4">
            <text:p>4</text:p>
          </table:table-cell>
          <table:table-cell table:number-columns-repeated="2" table:style-name="ce4"/>
          <table:table-cell table:style-name="ce4" table:number-columns-repeated="2"/>
          <table:table-cell table:style-name="ce4"/>
          <table:table-cell table:style-name="ce4" office:value-type="string">
            <text:p>30 by 14</text:p>
          </table:table-cell>
          <table:table-cell table:style-name="ce4"/>
          <table:table-cell table:style-name="ce4" table:formula="of:=AVERAGE([.G48];[.I48])" office:value-type="float" office:value="0">
            <text:p>#DIV/0!</text:p>
          </table:table-cell>
          <table:table-cell table:style-name="ce15" table:formula="of:=4*PI()*SIN(0.5*ATAN(([.C48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48]-[.$D$5])*0.07113/359.3))/0.9999979)^2)" office:value-type="float" office:value="0.0244241346097547">
            <text:p>0.0244</text:p>
          </table:table-cell>
          <table:table-cell table:style-name="ce19" table:formula="of:=SQRT([.K48]^2+[.L48]^2)" office:value-type="float" office:value="0.548327630223623">
            <text:p>0.5483</text:p>
          </table:table-cell>
          <table:table-cell table:style-name="ce22" table:formula="of:=[.G48]/[.$G$7]*10000" office:value-type="float" office:value="0">
            <text:p>#DIV/0!</text:p>
          </table:table-cell>
          <table:table-cell table:style-name="ce4"/>
          <table:table-cell table:style-name="ce31" table:formula="of:=([.C48]-[.$C$5])/([.D48]-[.$D$5])" office:value-type="float" office:value="16.758064516129">
            <text:p>16.7581</text:p>
          </table:table-cell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4" office:value-type="float" office:value="-4">
            <text:p>-4</text:p>
          </table:table-cell>
          <table:table-cell table:number-columns-repeated="2" table:style-name="ce4"/>
          <table:table-cell table:style-name="ce4"/>
          <table:table-cell table:style-name="ce4" office:value-type="string">
            <text:p>35 by 15</text:p>
          </table:table-cell>
          <table:table-cell table:style-name="ce4"/>
          <table:table-cell table:style-name="ce4"/>
          <table:table-cell table:style-name="ce4"/>
          <table:table-cell table:style-name="ce4" table:formula="of:=AVERAGE([.G49];[.I49])" office:value-type="float" office:value="0">
            <text:p>#DIV/0!</text:p>
          </table:table-cell>
          <table:table-cell table:style-name="ce15" table:formula="of:=4*PI()*SIN(0.5*ATAN(([.C49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49]-[.$D$5])*0.07113/359.3))/0.9999979)^2)" office:value-type="float" office:value="0.0244241346097547">
            <text:p>0.0244</text:p>
          </table:table-cell>
          <table:table-cell table:style-name="ce19" table:formula="of:=SQRT([.K49]^2+[.L49]^2)" office:value-type="float" office:value="0.548327630223623">
            <text:p>0.5483</text:p>
          </table:table-cell>
          <table:table-cell table:style-name="ce22" table:formula="of:=[.G49]/[.$G$7]*10000" office:value-type="float" office:value="0">
            <text:p>#DIV/0!</text:p>
          </table:table-cell>
          <table:table-cell table:style-name="ce4"/>
          <table:table-cell table:style-name="ce31" table:formula="of:=([.C49]-[.$C$5])/([.D49]-[.$D$5])" office:value-type="float" office:value="16.758064516129">
            <text:p>16.7581</text:p>
          </table:table-cell>
        </table:table-row>
        <table:table-row table:style-name="ro3">
          <table:table-cell/>
          <table:table-cell office:value-type="float" office:value="-3">
            <text:p>-3</text:p>
          </table:table-cell>
          <table:table-cell table:number-columns-repeated="2"/>
          <table:table-cell/>
          <table:table-cell office:value-type="string">
            <text:p>35 by 15</text:p>
          </table:table-cell>
          <table:table-cell/>
          <table:table-cell/>
          <table:table-cell/>
          <table:table-cell table:style-name="ce4" table:formula="of:=AVERAGE([.G50];[.I50])" office:value-type="float" office:value="0">
            <text:p>#DIV/0!</text:p>
          </table:table-cell>
          <table:table-cell table:style-name="ce15" table:formula="of:=4*PI()*SIN(0.5*ATAN(([.C50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50]-[.$D$5])*0.07113/359.3))/0.9999979)^2)" office:value-type="float" office:value="0.0244241346097547">
            <text:p>0.0244</text:p>
          </table:table-cell>
          <table:table-cell table:style-name="ce19" table:formula="of:=SQRT([.K50]^2+[.L50]^2)" office:value-type="float" office:value="0.548327630223623">
            <text:p>0.5483</text:p>
          </table:table-cell>
          <table:table-cell table:style-name="ce22" table:formula="of:=[.G50]/[.$G$7]*10000" office:value-type="float" office:value="0">
            <text:p>#DIV/0!</text:p>
          </table:table-cell>
          <table:table-cell/>
          <table:table-cell table:style-name="ce31" table:formula="of:=([.C50]-[.$C$5])/([.D50]-[.$D$5])" office:value-type="float" office:value="16.758064516129">
            <text:p>16.7581</text:p>
          </table:table-cell>
        </table:table-row>
        <table:table-row table:style-name="ro3">
          <table:table-cell/>
          <table:table-cell office:value-type="float" office:value="-2">
            <text:p>-2</text:p>
          </table:table-cell>
          <table:table-cell table:number-columns-repeated="2"/>
          <table:table-cell/>
          <table:table-cell office:value-type="string">
            <text:p>35 by 15</text:p>
          </table:table-cell>
          <table:table-cell/>
          <table:table-cell/>
          <table:table-cell/>
          <table:table-cell table:style-name="ce4" table:formula="of:=AVERAGE([.G51];[.I51])" office:value-type="float" office:value="0">
            <text:p>#DIV/0!</text:p>
          </table:table-cell>
          <table:table-cell table:style-name="ce15" table:formula="of:=4*PI()*SIN(0.5*ATAN(([.C51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51]-[.$D$5])*0.07113/359.3))/0.9999979)^2)" office:value-type="float" office:value="0.0244241346097547">
            <text:p>0.0244</text:p>
          </table:table-cell>
          <table:table-cell table:style-name="ce19" table:formula="of:=SQRT([.K51]^2+[.L51]^2)" office:value-type="float" office:value="0.548327630223623">
            <text:p>0.5483</text:p>
          </table:table-cell>
          <table:table-cell table:style-name="ce22" table:formula="of:=[.G51]/[.$G$7]*10000" office:value-type="float" office:value="0">
            <text:p>#DIV/0!</text:p>
          </table:table-cell>
          <table:table-cell/>
          <table:table-cell table:style-name="ce31" table:formula="of:=([.C51]-[.$C$5])/([.D51]-[.$D$5])" office:value-type="float" office:value="16.758064516129">
            <text:p>16.7581</text:p>
          </table:table-cell>
        </table:table-row>
        <table:table-row table:style-name="ro3">
          <table:table-cell/>
          <table:table-cell office:value-type="float" office:value="-1">
            <text:p>-1</text:p>
          </table:table-cell>
          <table:table-cell table:number-columns-repeated="2"/>
          <table:table-cell/>
          <table:table-cell office:value-type="string">
            <text:p>35 by 15</text:p>
          </table:table-cell>
          <table:table-cell/>
          <table:table-cell/>
          <table:table-cell/>
          <table:table-cell table:style-name="ce4" table:formula="of:=AVERAGE([.G52];[.I52])" office:value-type="float" office:value="0">
            <text:p>#DIV/0!</text:p>
          </table:table-cell>
          <table:table-cell table:style-name="ce15" table:formula="of:=4*PI()*SIN(0.5*ATAN(([.C52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52]-[.$D$5])*0.07113/359.3))/0.9999979)^2)" office:value-type="float" office:value="0.0244241346097547">
            <text:p>0.0244</text:p>
          </table:table-cell>
          <table:table-cell table:style-name="ce19" table:formula="of:=SQRT([.K52]^2+[.L52]^2)" office:value-type="float" office:value="0.548327630223623">
            <text:p>0.5483</text:p>
          </table:table-cell>
          <table:table-cell table:style-name="ce22" table:formula="of:=[.G52]/[.$G$7]*10000" office:value-type="float" office:value="0">
            <text:p>#DIV/0!</text:p>
          </table:table-cell>
          <table:table-cell/>
          <table:table-cell table:style-name="ce31" table:formula="of:=([.C52]-[.$C$5])/([.D52]-[.$D$5])" office:value-type="float" office:value="16.758064516129">
            <text:p>16.7581</text:p>
          </table:table-cell>
        </table:table-row>
        <table:table-row table:style-name="ro3">
          <table:table-cell/>
          <table:table-cell office:value-type="float" office:value="0">
            <text:p>0</text:p>
          </table:table-cell>
          <table:table-cell table:number-columns-repeated="2"/>
          <table:table-cell/>
          <table:table-cell office:value-type="string">
            <text:p>35 by 15</text:p>
          </table:table-cell>
          <table:table-cell/>
          <table:table-cell/>
          <table:table-cell/>
          <table:table-cell table:style-name="ce4" table:formula="of:=AVERAGE([.G53];[.I53])" office:value-type="float" office:value="0">
            <text:p>#DIV/0!</text:p>
          </table:table-cell>
          <table:table-cell table:style-name="ce15" table:formula="of:=4*PI()*SIN(0.5*ATAN(([.C53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53]-[.$D$5])*0.07113/359.3))/0.9999979)^2)" office:value-type="float" office:value="0.0244241346097547">
            <text:p>0.0244</text:p>
          </table:table-cell>
          <table:table-cell table:style-name="ce19" table:formula="of:=SQRT([.K53]^2+[.L53]^2)" office:value-type="float" office:value="0.548327630223623">
            <text:p>0.5483</text:p>
          </table:table-cell>
          <table:table-cell table:style-name="ce22" table:formula="of:=[.G53]/[.$G$7]*10000" office:value-type="float" office:value="0">
            <text:p>#DIV/0!</text:p>
          </table:table-cell>
          <table:table-cell/>
          <table:table-cell table:style-name="ce31" table:formula="of:=([.C53]-[.$C$5])/([.D53]-[.$D$5])" office:value-type="float" office:value="16.758064516129">
            <text:p>16.7581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-5">
            <text:p>-5</text:p>
          </table:table-cell>
          <table:table-cell table:number-columns-repeated="2"/>
          <table:table-cell/>
          <table:table-cell office:value-type="string">
            <text:p>45 by 17</text:p>
          </table:table-cell>
          <table:table-cell/>
          <table:table-cell/>
          <table:table-cell/>
          <table:table-cell table:style-name="ce4" table:formula="of:=AVERAGE([.G54];[.I54])" office:value-type="float" office:value="0">
            <text:p>#DIV/0!</text:p>
          </table:table-cell>
          <table:table-cell table:style-name="ce15" table:formula="of:=4*PI()*SIN(0.5*ATAN(([.C54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54]-[.$D$5])*0.07113/359.3))/0.9999979)^2)" office:value-type="float" office:value="0.0244241346097547">
            <text:p>0.0244</text:p>
          </table:table-cell>
          <table:table-cell table:style-name="ce19" table:formula="of:=SQRT([.K54]^2+[.L54]^2)" office:value-type="float" office:value="0.548327630223623">
            <text:p>0.5483</text:p>
          </table:table-cell>
          <table:table-cell table:style-name="ce22" table:formula="of:=[.G54]/[.$G$7]*10000" office:value-type="float" office:value="0">
            <text:p>#DIV/0!</text:p>
          </table:table-cell>
          <table:table-cell/>
          <table:table-cell table:style-name="ce31" table:formula="of:=([.C54]-[.$C$5])/([.D54]-[.$D$5])" office:value-type="float" office:value="16.758064516129">
            <text:p>16.7581</text:p>
          </table:table-cell>
        </table:table-row>
        <table:table-row table:style-name="ro3">
          <table:table-cell/>
          <table:table-cell office:value-type="float" office:value="-4">
            <text:p>-4</text:p>
          </table:table-cell>
          <table:table-cell table:number-columns-repeated="2"/>
          <table:table-cell/>
          <table:table-cell office:value-type="string">
            <text:p>45 by 17</text:p>
          </table:table-cell>
          <table:table-cell/>
          <table:table-cell/>
          <table:table-cell/>
          <table:table-cell table:style-name="ce4" table:formula="of:=AVERAGE([.G55];[.I55])" office:value-type="float" office:value="0">
            <text:p>#DIV/0!</text:p>
          </table:table-cell>
          <table:table-cell table:style-name="ce15" table:formula="of:=4*PI()*SIN(0.5*ATAN(([.C55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55]-[.$D$5])*0.07113/359.3))/0.9999979)^2)" office:value-type="float" office:value="0.0244241346097547">
            <text:p>0.0244</text:p>
          </table:table-cell>
          <table:table-cell table:style-name="ce19" table:formula="of:=SQRT([.K55]^2+[.L55]^2)" office:value-type="float" office:value="0.548327630223623">
            <text:p>0.5483</text:p>
          </table:table-cell>
          <table:table-cell table:style-name="ce22" table:formula="of:=[.G55]/[.$G$7]*10000" office:value-type="float" office:value="0">
            <text:p>#DIV/0!</text:p>
          </table:table-cell>
          <table:table-cell/>
          <table:table-cell table:style-name="ce31" table:formula="of:=([.C55]-[.$C$5])/([.D55]-[.$D$5])" office:value-type="float" office:value="16.758064516129">
            <text:p>16.7581</text:p>
          </table:table-cell>
        </table:table-row>
        <table:table-row table:style-name="ro3">
          <table:table-cell/>
          <table:table-cell office:value-type="float" office:value="-3">
            <text:p>-3</text:p>
          </table:table-cell>
          <table:table-cell table:number-columns-repeated="2"/>
          <table:table-cell/>
          <table:table-cell office:value-type="string">
            <text:p>45 by 17</text:p>
          </table:table-cell>
          <table:table-cell/>
          <table:table-cell/>
          <table:table-cell/>
          <table:table-cell table:style-name="ce4" table:formula="of:=AVERAGE([.G56];[.I56])" office:value-type="float" office:value="0">
            <text:p>#DIV/0!</text:p>
          </table:table-cell>
          <table:table-cell table:style-name="ce15" table:formula="of:=4*PI()*SIN(0.5*ATAN(([.C56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56]-[.$D$5])*0.07113/359.3))/0.9999979)^2)" office:value-type="float" office:value="0.0244241346097547">
            <text:p>0.0244</text:p>
          </table:table-cell>
          <table:table-cell table:style-name="ce19" table:formula="of:=SQRT([.K56]^2+[.L56]^2)" office:value-type="float" office:value="0.548327630223623">
            <text:p>0.5483</text:p>
          </table:table-cell>
          <table:table-cell table:style-name="ce22" table:formula="of:=[.G56]/[.$G$7]*10000" office:value-type="float" office:value="0">
            <text:p>#DIV/0!</text:p>
          </table:table-cell>
          <table:table-cell/>
          <table:table-cell table:style-name="ce31" table:formula="of:=([.C56]-[.$C$5])/([.D56]-[.$D$5])" office:value-type="float" office:value="16.758064516129">
            <text:p>16.7581</text:p>
          </table:table-cell>
        </table:table-row>
        <table:table-row table:style-name="ro3">
          <table:table-cell/>
          <table:table-cell office:value-type="float" office:value="-2">
            <text:p>-2</text:p>
          </table:table-cell>
          <table:table-cell table:number-columns-repeated="2"/>
          <table:table-cell/>
          <table:table-cell office:value-type="string">
            <text:p>45 by 17</text:p>
          </table:table-cell>
          <table:table-cell/>
          <table:table-cell/>
          <table:table-cell/>
          <table:table-cell table:style-name="ce4" table:formula="of:=AVERAGE([.G57];[.I57])" office:value-type="float" office:value="0">
            <text:p>#DIV/0!</text:p>
          </table:table-cell>
          <table:table-cell table:style-name="ce15" table:formula="of:=4*PI()*SIN(0.5*ATAN(([.C57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57]-[.$D$5])*0.07113/359.3))/0.9999979)^2)" office:value-type="float" office:value="0.0244241346097547">
            <text:p>0.0244</text:p>
          </table:table-cell>
          <table:table-cell table:style-name="ce19" table:formula="of:=SQRT([.K57]^2+[.L57]^2)" office:value-type="float" office:value="0.548327630223623">
            <text:p>0.5483</text:p>
          </table:table-cell>
          <table:table-cell table:style-name="ce22" table:formula="of:=[.G57]/[.$G$7]*10000" office:value-type="float" office:value="0">
            <text:p>#DIV/0!</text:p>
          </table:table-cell>
          <table:table-cell/>
          <table:table-cell table:style-name="ce31" table:formula="of:=([.C57]-[.$C$5])/([.D57]-[.$D$5])" office:value-type="float" office:value="16.758064516129">
            <text:p>16.7581</text:p>
          </table:table-cell>
        </table:table-row>
        <table:table-row table:style-name="ro3">
          <table:table-cell/>
          <table:table-cell office:value-type="float" office:value="-1">
            <text:p>-1</text:p>
          </table:table-cell>
          <table:table-cell table:number-columns-repeated="2"/>
          <table:table-cell/>
          <table:table-cell office:value-type="string">
            <text:p>45 by 17</text:p>
          </table:table-cell>
          <table:table-cell/>
          <table:table-cell/>
          <table:table-cell/>
          <table:table-cell table:style-name="ce4" table:formula="of:=AVERAGE([.G58];[.I58])" office:value-type="float" office:value="0">
            <text:p>#DIV/0!</text:p>
          </table:table-cell>
          <table:table-cell table:style-name="ce15" table:formula="of:=4*PI()*SIN(0.5*ATAN(([.C58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58]-[.$D$5])*0.07113/359.3))/0.9999979)^2)" office:value-type="float" office:value="0.0244241346097547">
            <text:p>0.0244</text:p>
          </table:table-cell>
          <table:table-cell table:style-name="ce19" table:formula="of:=SQRT([.K58]^2+[.L58]^2)" office:value-type="float" office:value="0.548327630223623">
            <text:p>0.5483</text:p>
          </table:table-cell>
          <table:table-cell table:style-name="ce22" table:formula="of:=[.G58]/[.$G$7]*10000" office:value-type="float" office:value="0">
            <text:p>#DIV/0!</text:p>
          </table:table-cell>
          <table:table-cell/>
          <table:table-cell table:style-name="ce31" table:formula="of:=([.C58]-[.$C$5])/([.D58]-[.$D$5])" office:value-type="float" office:value="16.758064516129">
            <text:p>16.7581</text:p>
          </table:table-cell>
        </table:table-row>
        <table:table-row table:style-name="ro3">
          <table:table-cell/>
          <table:table-cell office:value-type="float" office:value="0">
            <text:p>0</text:p>
          </table:table-cell>
          <table:table-cell table:number-columns-repeated="2"/>
          <table:table-cell/>
          <table:table-cell office:value-type="string">
            <text:p>45 by 17</text:p>
          </table:table-cell>
          <table:table-cell/>
          <table:table-cell/>
          <table:table-cell/>
          <table:table-cell table:style-name="ce4" table:formula="of:=AVERAGE([.G59];[.I59])" office:value-type="float" office:value="0">
            <text:p>#DIV/0!</text:p>
          </table:table-cell>
          <table:table-cell table:style-name="ce15" table:formula="of:=4*PI()*SIN(0.5*ATAN(([.C59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59]-[.$D$5])*0.07113/359.3))/0.9999979)^2)" office:value-type="float" office:value="0.0244241346097547">
            <text:p>0.0244</text:p>
          </table:table-cell>
          <table:table-cell table:style-name="ce19" table:formula="of:=SQRT([.K59]^2+[.L59]^2)" office:value-type="float" office:value="0.548327630223623">
            <text:p>0.5483</text:p>
          </table:table-cell>
          <table:table-cell table:style-name="ce22" table:formula="of:=[.G59]/[.$G$7]*10000" office:value-type="float" office:value="0">
            <text:p>#DIV/0!</text:p>
          </table:table-cell>
          <table:table-cell/>
          <table:table-cell table:style-name="ce31" table:formula="of:=([.C59]-[.$C$5])/([.D59]-[.$D$5])" office:value-type="float" office:value="16.758064516129">
            <text:p>16.7581</text:p>
          </table:table-cell>
        </table:table-row>
        <table:table-row table:style-name="ro3" table:number-rows-repeated="19">
          <table:table-cell table:number-columns-repeated="16"/>
        </table:table-row>
        <table:table-row table:style-name="ro1">
          <table:table-cell office:value-type="string" table:number-columns-spanned="13" table:number-rows-spanned="1">
            <text:p>bkgd: subtract this value from the raw (or rotated) data</text:p>
          </table:table-cell>
          <table:covered-table-cell table:number-columns-repeated="12"/>
          <table:table-cell table:number-columns-repeated="3"/>
        </table:table-row>
        <table:table-row table:style-name="ro3">
          <table:table-cell office:value-type="string" table:number-columns-spanned="13" table:number-rows-spanned="1">
            <text:p>box: define the size and placement of a box, command entered was “box1 (x2-x1+1) (y2-y1+1)”</text:p>
          </table:table-cell>
          <table:covered-table-cell table:number-columns-repeated="12"/>
          <table:table-cell table:number-columns-repeated="3"/>
        </table:table-row>
        <table:table-row table:style-name="ro3">
          <table:table-cell office:value-type="string" table:number-columns-spanned="13" table:number-rows-spanned="1">
            <text:p>I (sum): the integrated intensity reported by box1 command above</text:p>
          </table:table-cell>
          <table:covered-table-cell table:number-columns-repeated="12"/>
          <table:table-cell table:number-columns-repeated="3"/>
        </table:table-row>
        <table:table-row table:style-name="ro3" table:number-rows-repeated="1048493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097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13" table:number-rows-spanned="1">
            <text:p>ripple_097_cz.tif; 2x1, attenuator on; S2 = 359.3; wavelength = 1.175; pixel size = 0.07113</text:p>
          </table:table-cell>
          <table:covered-table-cell table:number-columns-repeated="12"/>
          <table:table-cell table:number-columns-repeated="3"/>
        </table:table-row>
        <table:table-row table:style-name="ro3">
          <table:table-cell table:number-columns-repeated="16"/>
        </table:table-row>
        <table:table-row table:style-name="ro1">
          <table:table-cell office:value-type="string" table:number-columns-spanned="6" table:number-rows-spanned="1">
            <text:p>After rotateMData i 519 31 -0.008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style-name="ce2" office:value-type="string">
            <text:p>h</text:p>
          </table:table-cell>
          <table:table-cell table:style-name="ce8" office:value-type="string">
            <text:p>k</text:p>
          </table:table-cell>
          <table:table-cell table:style-name="ce8" office:value-type="string">
            <text:p>px</text:p>
          </table:table-cell>
          <table:table-cell table:style-name="ce8" office:value-type="string">
            <text:p>pz</text:p>
          </table:table-cell>
          <table:table-cell table:style-name="ce8" office:value-type="string">
            <text:p>bkgd</text:p>
          </table:table-cell>
          <table:table-cell table:style-name="ce8" office:value-type="string">
            <text:p>box; L</text:p>
          </table:table-cell>
          <table:table-cell table:style-name="ce8" office:value-type="string">
            <text:p>I (sum); L</text:p>
          </table:table-cell>
          <table:table-cell table:style-name="ce8" office:value-type="string">
            <text:p>box; R</text:p>
          </table:table-cell>
          <table:table-cell table:style-name="ce8" office:value-type="string">
            <text:p>I (sum); R</text:p>
          </table:table-cell>
          <table:table-cell table:style-name="ce8" office:value-type="string">
            <text:p>I (avg)</text:p>
          </table:table-cell>
          <table:table-cell table:style-name="ce8" office:value-type="string">
            <text:p>qr</text:p>
          </table:table-cell>
          <table:table-cell table:style-name="ce8" office:value-type="string">
            <text:p>qz</text:p>
          </table:table-cell>
          <table:table-cell table:style-name="ce8" office:value-type="string">
            <text:p>q</text:p>
          </table:table-cell>
          <table:table-cell table:style-name="ce8" office:value-type="string">
            <text:p>norm. I</text:p>
          </table:table-cell>
          <table:table-cell table:style-name="ce26"/>
          <table:table-cell table:style-name="ce30" office:value-type="string">
            <text:p>rotation</text:p>
          </table:table-cell>
        </table:table-row>
        <table:table-row table:style-name="ro3">
          <table:table-cell table:style-name="ce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19.5">
            <text:p>519.5</text:p>
          </table:table-cell>
          <table:table-cell table:style-name="ce9" office:value-type="float" office:value="31">
            <text:p>31</text:p>
          </table:table-cell>
          <table:table-cell table:style-name="ce9" table:number-columns-repeated="4"/>
          <table:table-cell table:style-name="ce13" table:number-columns-repeated="2"/>
          <table:table-cell table:style-name="ce14" table:number-columns-repeated="2"/>
          <table:table-cell table:style-name="ce18"/>
          <table:table-cell table:style-name="ce9"/>
          <table:table-cell table:style-name="ce26"/>
          <table:table-cell table:style-name="ce10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81">
            <text:p>481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10 by 10</text:p>
          </table:table-cell>
          <table:table-cell table:style-name="ce4" office:value-type="float" office:value="2019">
            <text:p>2019</text:p>
          </table:table-cell>
          <table:table-cell table:style-name="ce4"/>
          <table:table-cell table:style-name="ce4"/>
          <table:table-cell table:style-name="ce4" table:formula="of:=AVERAGE([.G6];[.I6])" office:value-type="float" office:value="2019">
            <text:p>2019</text:p>
          </table:table-cell>
          <table:table-cell table:style-name="ce15" table:formula="of:=4*PI()*SIN(0.5*ATAN(([.C6]-[.$C$5])*0.07113/359.3))/1.175" office:value-type="float" office:value="-0.0407557474311959">
            <text:p>-0.0408</text:p>
          </table:table-cell>
          <table:table-cell table:style-name="ce15" table:formula="of:=4*PI()*0.9999979/1.175*SQRT(1-(COS(0.5*ATAN(([.D6]-[.$D$5])*0.07113/359.3))/0.9999979)^2)" office:value-type="float" office:value="0.100304625248796">
            <text:p>0.1003</text:p>
          </table:table-cell>
          <table:table-cell table:style-name="ce19" table:formula="of:=SQRT([.K6]^2+[.L6]^2)" office:value-type="float" office:value="0.108268410882293">
            <text:p>0.1083</text:p>
          </table:table-cell>
          <table:table-cell table:style-name="ce23" table:formula="of:=[.G6]/[.$G$7]*10000" office:value-type="float" office:value="75.0836742283377">
            <text:p>75.1</text:p>
          </table:table-cell>
          <table:table-cell table:style-name="ce4"/>
          <table:table-cell table:style-name="ce31" table:formula="of:=([.C6]-[.$C$5])/([.D6]-[.$D$5])" office:value-type="float" office:value="-0.396907216494845">
            <text:p>-0.3969</text:p>
          </table:table-cell>
        </table:table-row>
        <table:table-row table:style-name="ro3">
          <table:table-cell table:style-name="ce4"/>
          <table:table-cell table:style-name="ce10" office:value-type="float" office:value="0">
            <text:p>0</text:p>
          </table:table-cell>
          <table:table-cell table:style-name="ce10" office:value-type="float" office:value="519.5">
            <text:p>519.5</text:p>
          </table:table-cell>
          <table:table-cell table:style-name="ce10" office:value-type="float" office:value="135">
            <text:p>135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10 by 10</text:p>
          </table:table-cell>
          <table:table-cell table:style-name="ce10" office:value-type="float" office:value="268900">
            <text:p>268900</text:p>
          </table:table-cell>
          <table:table-cell table:style-name="ce10"/>
          <table:table-cell table:style-name="ce10"/>
          <table:table-cell table:style-name="ce4" table:formula="of:=AVERAGE([.G7];[.I7])" office:value-type="float" office:value="268900">
            <text:p>268900</text:p>
          </table:table-cell>
          <table:table-cell table:style-name="ce15" table:formula="of:=4*PI()*SIN(0.5*ATAN(([.C7]-[.$C$5])*0.07113/359.3))/1.175" office:value-type="float" office:value="0">
            <text:p>0.0000</text:p>
          </table:table-cell>
          <table:table-cell table:style-name="ce15" table:formula="of:=4*PI()*0.9999979/1.175*SQRT(1-(COS(0.5*ATAN(([.D7]-[.$D$5])*0.07113/359.3))/0.9999979)^2)" office:value-type="float" office:value="0.107874252440526">
            <text:p>0.1079</text:p>
          </table:table-cell>
          <table:table-cell table:style-name="ce19" table:formula="of:=SQRT([.K7]^2+[.L7]^2)" office:value-type="float" office:value="0.107874252440526">
            <text:p>0.1079</text:p>
          </table:table-cell>
          <table:table-cell table:style-name="ce23" table:formula="of:=[.G7]/[.$G$7]*10000" office:value-type="float" office:value="10000">
            <text:p>10000.0</text:p>
          </table:table-cell>
          <table:table-cell table:style-name="ce4"/>
          <table:table-cell table:style-name="ce31" table:formula="of:=([.C7]-[.$C$5])/([.D7]-[.$D$5])" office:value-type="float" office:value="0">
            <text:p>0.0000</text:p>
          </table:table-cell>
        </table:table-row>
        <table:table-row table:style-name="ro3"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557">
            <text:p>557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10 by 10</text:p>
          </table:table-cell>
          <table:table-cell table:style-name="ce4" office:value-type="float" office:value="754">
            <text:p>754</text:p>
          </table:table-cell>
          <table:table-cell table:style-name="ce4"/>
          <table:table-cell table:style-name="ce4"/>
          <table:table-cell table:style-name="ce4" table:formula="of:=AVERAGE([.G8];[.I8])" office:value-type="float" office:value="754">
            <text:p>754</text:p>
          </table:table-cell>
          <table:table-cell table:style-name="ce15" table:formula="of:=4*PI()*SIN(0.5*ATAN(([.C8]-[.$C$5])*0.07113/359.3))/1.175" office:value-type="float" office:value="0.0396972009265264">
            <text:p>0.0397</text:p>
          </table:table-cell>
          <table:table-cell table:style-name="ce15" table:formula="of:=4*PI()*0.9999979/1.175*SQRT(1-(COS(0.5*ATAN(([.D8]-[.$D$5])*0.07113/359.3))/0.9999979)^2)" office:value-type="float" office:value="0.116499063416245">
            <text:p>0.1165</text:p>
          </table:table-cell>
          <table:table-cell table:style-name="ce19" table:formula="of:=SQRT([.K8]^2+[.L8]^2)" office:value-type="float" office:value="0.123076803412598">
            <text:p>0.1231</text:p>
          </table:table-cell>
          <table:table-cell table:style-name="ce23" table:formula="of:=[.G8]/[.$G$7]*10000" office:value-type="float" office:value="28.0401636296021">
            <text:p>28.0</text:p>
          </table:table-cell>
          <table:table-cell table:style-name="ce4"/>
          <table:table-cell table:style-name="ce31" table:formula="of:=([.C8]-[.$C$5])/([.D8]-[.$D$5])" office:value-type="float" office:value="0.334821428571429">
            <text:p>0.3348</text:p>
          </table:table-cell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480.5">
            <text:p>480.5</text:p>
          </table:table-cell>
          <table:table-cell table:style-name="ce10" office:value-type="float" office:value="230.5">
            <text:p>230.5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15 by 10</text:p>
          </table:table-cell>
          <table:table-cell table:style-name="ce10" office:value-type="float" office:value="5957">
            <text:p>5957</text:p>
          </table:table-cell>
          <table:table-cell table:style-name="ce10"/>
          <table:table-cell table:style-name="ce10"/>
          <table:table-cell table:style-name="ce4" table:formula="of:=AVERAGE([.G9];[.I9])" office:value-type="float" office:value="5957">
            <text:p>5957</text:p>
          </table:table-cell>
          <table:table-cell table:style-name="ce15" table:formula="of:=4*PI()*SIN(0.5*ATAN(([.C9]-[.$C$5])*0.07113/359.3))/1.175" office:value-type="float" office:value="-0.0412850193418002">
            <text:p>-0.0413</text:p>
          </table:table-cell>
          <table:table-cell table:style-name="ce15" table:formula="of:=4*PI()*0.9999979/1.175*SQRT(1-(COS(0.5*ATAN(([.D9]-[.$D$5])*0.07113/359.3))/0.9999979)^2)" office:value-type="float" office:value="0.209928994779256">
            <text:p>0.2099</text:p>
          </table:table-cell>
          <table:table-cell table:style-name="ce19" table:formula="of:=SQRT([.K9]^2+[.L9]^2)" office:value-type="float" office:value="0.213950077520626">
            <text:p>0.2140</text:p>
          </table:table-cell>
          <table:table-cell table:style-name="ce23" table:formula="of:=[.G9]/[.$G$7]*10000" office:value-type="float" office:value="221.532168092228">
            <text:p>221.5</text:p>
          </table:table-cell>
          <table:table-cell table:style-name="ce4"/>
          <table:table-cell table:style-name="ce31" table:formula="of:=([.C9]-[.$C$5])/([.D9]-[.$D$5])" office:value-type="float" office:value="-0.195488721804511">
            <text:p>-0.1955</text:p>
          </table:table-cell>
        </table:table-row>
        <table:table-row table:style-name="ro3">
          <table:table-cell table:style-name="ce4"/>
          <table:table-cell table:style-name="ce10" office:value-type="float" office:value="0">
            <text:p>0</text:p>
          </table:table-cell>
          <table:table-cell table:style-name="ce10" office:value-type="float" office:value="519.5">
            <text:p>519.5</text:p>
          </table:table-cell>
          <table:table-cell table:style-name="ce10" office:value-type="float" office:value="237">
            <text:p>237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15 by 10</text:p>
          </table:table-cell>
          <table:table-cell table:style-name="ce10" office:value-type="float" office:value="25700">
            <text:p>25700</text:p>
          </table:table-cell>
          <table:table-cell table:style-name="ce10"/>
          <table:table-cell table:style-name="ce10"/>
          <table:table-cell table:style-name="ce4" table:formula="of:=AVERAGE([.G10];[.I10])" office:value-type="float" office:value="25700">
            <text:p>25700</text:p>
          </table:table-cell>
          <table:table-cell table:style-name="ce15" table:formula="of:=4*PI()*SIN(0.5*ATAN(([.C10]-[.$C$5])*0.07113/359.3))/1.175" office:value-type="float" office:value="0">
            <text:p>0.0000</text:p>
          </table:table-cell>
          <table:table-cell table:style-name="ce15" table:formula="of:=4*PI()*0.9999979/1.175*SQRT(1-(COS(0.5*ATAN(([.D10]-[.$D$5])*0.07113/359.3))/0.9999979)^2)" office:value-type="float" office:value="0.216833682353424">
            <text:p>0.2168</text:p>
          </table:table-cell>
          <table:table-cell table:style-name="ce19" table:formula="of:=SQRT([.K10]^2+[.L10]^2)" office:value-type="float" office:value="0.216833682353424">
            <text:p>0.2168</text:p>
          </table:table-cell>
          <table:table-cell table:style-name="ce23" table:formula="of:=[.G10]/[.$G$7]*10000" office:value-type="float" office:value="955.745630345854">
            <text:p>955.7</text:p>
          </table:table-cell>
          <table:table-cell table:style-name="ce4"/>
          <table:table-cell table:style-name="ce31" table:formula="of:=([.C10]-[.$C$5])/([.D10]-[.$D$5])" office:value-type="float" office:value="0">
            <text:p>0.0000</text:p>
          </table:table-cell>
        </table:table-row>
        <table:table-row table:style-name="ro3">
          <table:table-cell table:style-name="ce4"/>
          <table:table-cell table:style-name="ce10" office:value-type="float" office:value="1">
            <text:p>1</text:p>
          </table:table-cell>
          <table:table-cell table:style-name="ce4" office:value-type="float" office:value="559">
            <text:p>559</text:p>
          </table:table-cell>
          <table:table-cell table:style-name="ce4" office:value-type="float" office:value="244">
            <text:p>244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15 by 10</text:p>
          </table:table-cell>
          <table:table-cell table:style-name="ce4" office:value-type="float" office:value="1869">
            <text:p>1869</text:p>
          </table:table-cell>
          <table:table-cell table:style-name="ce4"/>
          <table:table-cell table:style-name="ce4"/>
          <table:table-cell table:style-name="ce4" table:formula="of:=AVERAGE([.G11];[.I11])" office:value-type="float" office:value="1869">
            <text:p>1869</text:p>
          </table:table-cell>
          <table:table-cell table:style-name="ce15" table:formula="of:=4*PI()*SIN(0.5*ATAN(([.C11]-[.$C$5])*0.07113/359.3))/1.175" office:value-type="float" office:value="0.041814290342365">
            <text:p>0.0418</text:p>
          </table:table-cell>
          <table:table-cell table:style-name="ce15" table:formula="of:=4*PI()*0.9999979/1.175*SQRT(1-(COS(0.5*ATAN(([.D11]-[.$D$5])*0.07113/359.3))/0.9999979)^2)" office:value-type="float" office:value="0.224266106602533">
            <text:p>0.2243</text:p>
          </table:table-cell>
          <table:table-cell table:style-name="ce19" table:formula="of:=SQRT([.K11]^2+[.L11]^2)" office:value-type="float" office:value="0.228130930492764">
            <text:p>0.2281</text:p>
          </table:table-cell>
          <table:table-cell table:style-name="ce23" table:formula="of:=[.G11]/[.$G$7]*10000" office:value-type="float" office:value="69.5053923391595">
            <text:p>69.5</text:p>
          </table:table-cell>
          <table:table-cell table:style-name="ce4"/>
          <table:table-cell table:style-name="ce31" table:formula="of:=([.C11]-[.$C$5])/([.D11]-[.$D$5])" office:value-type="float" office:value="0.185446009389671">
            <text:p>0.1854</text:p>
          </table:table-cell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10" office:value-type="float" office:value="-1">
            <text:p>-1</text:p>
          </table:table-cell>
          <table:table-cell table:number-columns-repeated="2" table:style-name="ce4"/>
          <table:table-cell table:style-name="ce4"/>
          <table:table-cell table:style-name="ce4" office:value-type="string">
            <text:p>20 by 10</text:p>
          </table:table-cell>
          <table:table-cell table:style-name="ce4" office:value-type="float" office:value="3096">
            <text:p>3096</text:p>
          </table:table-cell>
          <table:table-cell table:style-name="ce4"/>
          <table:table-cell table:style-name="ce4" office:value-type="float" office:value="3080">
            <text:p>3080</text:p>
          </table:table-cell>
          <table:table-cell table:style-name="ce4" table:formula="of:=AVERAGE([.G12];[.I12])" office:value-type="float" office:value="3088">
            <text:p>3088</text:p>
          </table:table-cell>
          <table:table-cell table:style-name="ce15" table:formula="of:=4*PI()*SIN(0.5*ATAN(([.C12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12]-[.$D$5])*0.07113/359.3))/0.9999979)^2)" office:value-type="float" office:value="0.0244241346097547">
            <text:p>0.0244</text:p>
          </table:table-cell>
          <table:table-cell table:style-name="ce19" table:formula="of:=SQRT([.K12]^2+[.L12]^2)" office:value-type="float" office:value="0.548327630223623">
            <text:p>0.5483</text:p>
          </table:table-cell>
          <table:table-cell table:style-name="ce23" table:formula="of:=[.G12]/[.$G$7]*10000" office:value-type="float" office:value="115.135738192637">
            <text:p>115.1</text:p>
          </table:table-cell>
          <table:table-cell table:style-name="ce4"/>
          <table:table-cell table:style-name="ce31" table:formula="of:=([.C12]-[.$C$5])/([.D12]-[.$D$5])" office:value-type="float" office:value="16.758064516129">
            <text:p>16.7581</text:p>
          </table:table-cell>
        </table:table-row>
        <table:table-row table:style-name="ro3"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519.5">
            <text:p>519.5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20 by 10</text:p>
          </table:table-cell>
          <table:table-cell table:style-name="ce4" office:value-type="float" office:value="3255">
            <text:p>3255</text:p>
          </table:table-cell>
          <table:table-cell table:style-name="ce4"/>
          <table:table-cell table:style-name="ce4"/>
          <table:table-cell table:style-name="ce4" table:formula="of:=AVERAGE([.G13];[.I13])" office:value-type="float" office:value="3255">
            <text:p>3255</text:p>
          </table:table-cell>
          <table:table-cell table:style-name="ce15" table:formula="of:=4*PI()*SIN(0.5*ATAN(([.C13]-[.$C$5])*0.07113/359.3))/1.175" office:value-type="float" office:value="0">
            <text:p>0.0000</text:p>
          </table:table-cell>
          <table:table-cell table:style-name="ce15" table:formula="of:=4*PI()*0.9999979/1.175*SQRT(1-(COS(0.5*ATAN(([.D13]-[.$D$5])*0.07113/359.3))/0.9999979)^2)" office:value-type="float" office:value="0.324861052290405">
            <text:p>0.3249</text:p>
          </table:table-cell>
          <table:table-cell table:style-name="ce19" table:formula="of:=SQRT([.K13]^2+[.L13]^2)" office:value-type="float" office:value="0.324861052290405">
            <text:p>0.3249</text:p>
          </table:table-cell>
          <table:table-cell table:style-name="ce23" table:formula="of:=[.G13]/[.$G$7]*10000" office:value-type="float" office:value="121.048716995165">
            <text:p>121.0</text:p>
          </table:table-cell>
          <table:table-cell table:style-name="ce4"/>
          <table:table-cell table:style-name="ce31" table:formula="of:=([.C13]-[.$C$5])/([.D13]-[.$D$5])" office:value-type="float" office:value="0">
            <text:p>0.0000</text:p>
          </table:table-cell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4" office:value-type="float" office:value="-2">
            <text:p>-2</text:p>
          </table:table-cell>
          <table:table-cell table:number-columns-repeated="2" table:style-name="ce4"/>
          <table:table-cell table:style-name="ce4" table:number-columns-repeated="2"/>
          <table:table-cell table:style-name="ce4"/>
          <table:table-cell table:style-name="ce4"/>
          <table:table-cell table:style-name="ce4"/>
          <table:table-cell table:style-name="ce4" table:formula="of:=AVERAGE([.G14];[.I14])" office:value-type="float" office:value="0">
            <text:p>#DIV/0!</text:p>
          </table:table-cell>
          <table:table-cell table:style-name="ce15" table:formula="of:=4*PI()*SIN(0.5*ATAN(([.C14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14]-[.$D$5])*0.07113/359.3))/0.9999979)^2)" office:value-type="float" office:value="0.0244241346097547">
            <text:p>0.0244</text:p>
          </table:table-cell>
          <table:table-cell table:style-name="ce19" table:formula="of:=SQRT([.K14]^2+[.L14]^2)" office:value-type="float" office:value="0.548327630223623">
            <text:p>0.5483</text:p>
          </table:table-cell>
          <table:table-cell table:style-name="ce23" table:formula="of:=[.G14]/[.$G$7]*10000" office:value-type="float" office:value="0">
            <text:p>0.0</text:p>
          </table:table-cell>
          <table:table-cell table:style-name="ce4"/>
          <table:table-cell table:style-name="ce31" table:formula="of:=([.C14]-[.$C$5])/([.D14]-[.$D$5])" office:value-type="float" office:value="16.758064516129">
            <text:p>16.7581</text:p>
          </table:table-cell>
        </table:table-row>
        <table:table-row table:style-name="ro3">
          <table:table-cell table:style-name="ce4"/>
          <table:table-cell table:style-name="ce4" office:value-type="float" office:value="-1">
            <text:p>-1</text:p>
          </table:table-cell>
          <table:table-cell table:number-columns-repeated="2" table:style-name="ce4"/>
          <table:table-cell table:style-name="ce4" table:number-columns-repeated="2"/>
          <table:table-cell table:style-name="ce4"/>
          <table:table-cell table:style-name="ce4"/>
          <table:table-cell table:style-name="ce4"/>
          <table:table-cell table:style-name="ce4" table:formula="of:=AVERAGE([.G15];[.I15])" office:value-type="float" office:value="0">
            <text:p>#DIV/0!</text:p>
          </table:table-cell>
          <table:table-cell table:style-name="ce15" table:formula="of:=4*PI()*SIN(0.5*ATAN(([.C15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15]-[.$D$5])*0.07113/359.3))/0.9999979)^2)" office:value-type="float" office:value="0.0244241346097547">
            <text:p>0.0244</text:p>
          </table:table-cell>
          <table:table-cell table:style-name="ce19" table:formula="of:=SQRT([.K15]^2+[.L15]^2)" office:value-type="float" office:value="0.548327630223623">
            <text:p>0.5483</text:p>
          </table:table-cell>
          <table:table-cell table:style-name="ce23" table:formula="of:=[.G15]/[.$G$7]*10000" office:value-type="float" office:value="0">
            <text:p>0.0</text:p>
          </table:table-cell>
          <table:table-cell table:style-name="ce4"/>
          <table:table-cell table:style-name="ce31" table:formula="of:=([.C15]-[.$C$5])/([.D15]-[.$D$5])" office:value-type="float" office:value="16.758064516129">
            <text:p>16.7581</text:p>
          </table:table-cell>
        </table:table-row>
        <table:table-row table:style-name="ro3">
          <table:table-cell table:style-name="ce4"/>
          <table:table-cell table:style-name="ce4" office:value-type="float" office:value="0">
            <text:p>0</text:p>
          </table:table-cell>
          <table:table-cell table:number-columns-repeated="2" table:style-name="ce4"/>
          <table:table-cell table:style-name="ce4" office:value-type="float" office:value="100">
            <text:p>100</text:p>
          </table:table-cell>
          <table:table-cell table:style-name="ce4" office:value-type="string">
            <text:p>25 by 10</text:p>
          </table:table-cell>
          <table:table-cell table:style-name="ce4" office:value-type="float" office:value="3941">
            <text:p>3941</text:p>
          </table:table-cell>
          <table:table-cell table:style-name="ce4"/>
          <table:table-cell table:style-name="ce4"/>
          <table:table-cell table:style-name="ce4" table:formula="of:=AVERAGE([.G16];[.I16])" office:value-type="float" office:value="3941">
            <text:p>3941</text:p>
          </table:table-cell>
          <table:table-cell table:style-name="ce15" table:formula="of:=4*PI()*SIN(0.5*ATAN(([.C16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16]-[.$D$5])*0.07113/359.3))/0.9999979)^2)" office:value-type="float" office:value="0.0244241346097547">
            <text:p>0.0244</text:p>
          </table:table-cell>
          <table:table-cell table:style-name="ce19" table:formula="of:=SQRT([.K16]^2+[.L16]^2)" office:value-type="float" office:value="0.548327630223623">
            <text:p>0.5483</text:p>
          </table:table-cell>
          <table:table-cell table:style-name="ce23" table:formula="of:=[.G16]/[.$G$7]*10000" office:value-type="float" office:value="146.560059501674">
            <text:p>146.6</text:p>
          </table:table-cell>
          <table:table-cell table:style-name="ce4"/>
          <table:table-cell table:style-name="ce31" table:formula="of:=([.C16]-[.$C$5])/([.D16]-[.$D$5])" office:value-type="float" office:value="16.758064516129">
            <text:p>16.7581</text:p>
          </table:table-cell>
        </table:table-row>
        <table:table-row table:style-name="ro1">
          <table:table-cell office:value-type="string" table:number-columns-spanned="13" table:number-rows-spanned="1">
            <text:p>bkgd: subtract this value from the raw (or rotated) data</text:p>
          </table:table-cell>
          <table:covered-table-cell table:number-columns-repeated="12"/>
          <table:table-cell table:number-columns-repeated="3"/>
        </table:table-row>
        <table:table-row table:style-name="ro3">
          <table:table-cell office:value-type="string" table:number-columns-spanned="13" table:number-rows-spanned="1">
            <text:p>box: define the size and placement of a box, command entered was “box1 (x2-x1+1) (y2-y1+1)”</text:p>
          </table:table-cell>
          <table:covered-table-cell table:number-columns-repeated="12"/>
          <table:table-cell table:number-columns-repeated="3"/>
        </table:table-row>
        <table:table-row table:style-name="ro3">
          <table:table-cell office:value-type="string" table:number-columns-spanned="13" table:number-rows-spanned="1">
            <text:p>I (sum): the integrated intensity reported by box1 command above</text:p>
          </table:table-cell>
          <table:covered-table-cell table:number-columns-repeated="12"/>
          <table:table-cell table:number-columns-repeated="3"/>
        </table:table-row>
        <table:table-row table:style-name="ro3" table:number-rows-repeated="1048556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098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14" table:number-rows-spanned="1">
            <text:p>ripple_098_cz.tif; 2x1; S2 = 359.3; wavelength = 1.175; pixel size = 0.07113</text:p>
          </table:table-cell>
          <table:covered-table-cell table:number-columns-repeated="13"/>
          <table:table-cell table:number-columns-repeated="2"/>
        </table:table-row>
        <table:table-row table:style-name="ro3">
          <table:table-cell table:number-columns-repeated="16"/>
        </table:table-row>
        <table:table-row table:style-name="ro1">
          <table:table-cell office:value-type="string" table:number-columns-spanned="6" table:number-rows-spanned="1">
            <text:p>After rotateMData i 519 31 -0.008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style-name="ce2" office:value-type="string">
            <text:p>h</text:p>
          </table:table-cell>
          <table:table-cell table:style-name="ce8" office:value-type="string">
            <text:p>k</text:p>
          </table:table-cell>
          <table:table-cell table:style-name="ce8" office:value-type="string">
            <text:p>px</text:p>
          </table:table-cell>
          <table:table-cell table:style-name="ce8" office:value-type="string">
            <text:p>pz</text:p>
          </table:table-cell>
          <table:table-cell table:style-name="ce8" office:value-type="string">
            <text:p>bkgd</text:p>
          </table:table-cell>
          <table:table-cell table:style-name="ce8" office:value-type="string">
            <text:p>box; L</text:p>
          </table:table-cell>
          <table:table-cell table:style-name="ce8" office:value-type="string">
            <text:p>I (sum); L</text:p>
          </table:table-cell>
          <table:table-cell table:style-name="ce8" office:value-type="string">
            <text:p>box; R</text:p>
          </table:table-cell>
          <table:table-cell table:style-name="ce8" office:value-type="string">
            <text:p>I (sum); R</text:p>
          </table:table-cell>
          <table:table-cell table:style-name="ce8" office:value-type="string">
            <text:p>I (avg)</text:p>
          </table:table-cell>
          <table:table-cell table:style-name="ce8" office:value-type="string">
            <text:p>qr</text:p>
          </table:table-cell>
          <table:table-cell table:style-name="ce8" office:value-type="string">
            <text:p>qz</text:p>
          </table:table-cell>
          <table:table-cell table:style-name="ce8" office:value-type="string">
            <text:p>q</text:p>
          </table:table-cell>
          <table:table-cell table:style-name="ce8" office:value-type="string">
            <text:p>norm. I</text:p>
          </table:table-cell>
          <table:table-cell table:style-name="ce26"/>
          <table:table-cell table:style-name="ce30" office:value-type="string">
            <text:p>rotation</text:p>
          </table:table-cell>
        </table:table-row>
        <table:table-row table:style-name="ro3">
          <table:table-cell table:style-name="ce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19.5">
            <text:p>519.5</text:p>
          </table:table-cell>
          <table:table-cell table:style-name="ce9" office:value-type="float" office:value="31">
            <text:p>31</text:p>
          </table:table-cell>
          <table:table-cell table:style-name="ce9" table:number-columns-repeated="4"/>
          <table:table-cell table:style-name="ce13" table:number-columns-repeated="2"/>
          <table:table-cell table:style-name="ce14" table:number-columns-repeated="2"/>
          <table:table-cell table:style-name="ce18"/>
          <table:table-cell table:style-name="ce9"/>
          <table:table-cell table:style-name="ce26"/>
          <table:table-cell table:style-name="ce10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1" office:value-type="float" office:value="-1">
            <text:p>-1</text:p>
          </table:table-cell>
          <table:table-cell table:style-name="ce11" office:value-type="float" office:value="481">
            <text:p>481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102">
            <text:p>102</text:p>
          </table:table-cell>
          <table:table-cell table:style-name="ce11" office:value-type="string">
            <text:p>10 by 10</text:p>
          </table:table-cell>
          <table:table-cell table:style-name="ce11" office:value-type="float" office:value="14130">
            <text:p>14130</text:p>
          </table:table-cell>
          <table:table-cell table:style-name="ce11"/>
          <table:table-cell table:style-name="ce11"/>
          <table:table-cell table:style-name="ce11" table:formula="of:=AVERAGE([.G6];[.I6])" office:value-type="float" office:value="14130">
            <text:p>14130</text:p>
          </table:table-cell>
          <table:table-cell table:style-name="ce16" table:formula="of:=4*PI()*SIN(0.5*ATAN(([.C6]-[.$C$5])*0.07113/359.3))/1.175" office:value-type="float" office:value="-0.0407557474311959">
            <text:p>-0.0408</text:p>
          </table:table-cell>
          <table:table-cell table:style-name="ce16" table:formula="of:=4*PI()*0.9999979/1.175*SQRT(1-(COS(0.5*ATAN(([.D6]-[.$D$5])*0.07113/359.3))/0.9999979)^2)" office:value-type="float" office:value="0.100304625248796">
            <text:p>0.1003</text:p>
          </table:table-cell>
          <table:table-cell table:style-name="ce20" table:formula="of:=SQRT([.K6]^2+[.L6]^2)" office:value-type="float" office:value="0.108268410882293">
            <text:p>0.1083</text:p>
          </table:table-cell>
          <table:table-cell table:style-name="ce24" table:formula="of:=[.G6]/[.$G$7]*10000" office:value-type="float" office:value="0">
            <text:p>#DIV/0!</text:p>
          </table:table-cell>
          <table:table-cell table:style-name="ce27"/>
          <table:table-cell table:style-name="ce31" table:formula="of:=([.C6]-[.$C$5])/([.D6]-[.$D$5])" office:value-type="float" office:value="-0.396907216494845">
            <text:p>-0.3969</text:p>
          </table:table-cell>
        </table:table-row>
        <table:table-row table:style-name="ro3">
          <table:table-cell table:style-name="ce6"/>
          <table:table-cell table:style-name="ce10" office:value-type="float" office:value="0">
            <text:p>0</text:p>
          </table:table-cell>
          <table:table-cell table:style-name="ce10" office:value-type="float" office:value="519.5">
            <text:p>519.5</text:p>
          </table:table-cell>
          <table:table-cell table:style-name="ce10" office:value-type="float" office:value="135">
            <text:p>135</text:p>
          </table:table-cell>
          <table:table-cell table:style-name="ce10" office:value-type="float" office:value="102">
            <text:p>102</text:p>
          </table:table-cell>
          <table:table-cell table:style-name="ce10"/>
          <table:table-cell table:style-name="ce10"/>
          <table:table-cell table:style-name="ce10"/>
          <table:table-cell table:style-name="ce10"/>
          <table:table-cell table:style-name="ce4" table:formula="of:=AVERAGE([.G7];[.I7])" office:value-type="float" office:value="0">
            <text:p>#DIV/0!</text:p>
          </table:table-cell>
          <table:table-cell table:style-name="ce15" table:formula="of:=4*PI()*SIN(0.5*ATAN(([.C7]-[.$C$5])*0.07113/359.3))/1.175" office:value-type="float" office:value="0">
            <text:p>0.0000</text:p>
          </table:table-cell>
          <table:table-cell table:style-name="ce15" table:formula="of:=4*PI()*0.9999979/1.175*SQRT(1-(COS(0.5*ATAN(([.D7]-[.$D$5])*0.07113/359.3))/0.9999979)^2)" office:value-type="float" office:value="0.107874252440526">
            <text:p>0.1079</text:p>
          </table:table-cell>
          <table:table-cell table:style-name="ce19" table:formula="of:=SQRT([.K7]^2+[.L7]^2)" office:value-type="float" office:value="0.107874252440526">
            <text:p>0.1079</text:p>
          </table:table-cell>
          <table:table-cell table:style-name="ce23" table:formula="of:=[.G7]/[.$G$7]*10000" office:value-type="float" office:value="0">
            <text:p>#DIV/0!</text:p>
          </table:table-cell>
          <table:table-cell table:style-name="ce28"/>
          <table:table-cell table:style-name="ce31" table:formula="of:=([.C7]-[.$C$5])/([.D7]-[.$D$5])" office:value-type="float" office:value="0">
            <text:p>0.0000</text:p>
          </table:table-cell>
        </table:table-row>
        <table:table-row table:style-name="ro3">
          <table:table-cell table:style-name="ce7"/>
          <table:table-cell table:style-name="ce12" office:value-type="float" office:value="1">
            <text:p>1</text:p>
          </table:table-cell>
          <table:table-cell table:style-name="ce12" office:value-type="float" office:value="557">
            <text:p>557</text:p>
          </table:table-cell>
          <table:table-cell table:style-name="ce12" office:value-type="float" office:value="143">
            <text:p>143</text:p>
          </table:table-cell>
          <table:table-cell table:style-name="ce12" office:value-type="float" office:value="102">
            <text:p>102</text:p>
          </table:table-cell>
          <table:table-cell table:style-name="ce12" office:value-type="string">
            <text:p>10 by 10</text:p>
          </table:table-cell>
          <table:table-cell table:style-name="ce12" office:value-type="float" office:value="4890">
            <text:p>4890</text:p>
          </table:table-cell>
          <table:table-cell table:style-name="ce12"/>
          <table:table-cell table:style-name="ce12"/>
          <table:table-cell table:style-name="ce12" table:formula="of:=AVERAGE([.G8];[.I8])" office:value-type="float" office:value="4890">
            <text:p>4890</text:p>
          </table:table-cell>
          <table:table-cell table:style-name="ce17" table:formula="of:=4*PI()*SIN(0.5*ATAN(([.C8]-[.$C$5])*0.07113/359.3))/1.175" office:value-type="float" office:value="0.0396972009265264">
            <text:p>0.0397</text:p>
          </table:table-cell>
          <table:table-cell table:style-name="ce17" table:formula="of:=4*PI()*0.9999979/1.175*SQRT(1-(COS(0.5*ATAN(([.D8]-[.$D$5])*0.07113/359.3))/0.9999979)^2)" office:value-type="float" office:value="0.116499063416245">
            <text:p>0.1165</text:p>
          </table:table-cell>
          <table:table-cell table:style-name="ce21" table:formula="of:=SQRT([.K8]^2+[.L8]^2)" office:value-type="float" office:value="0.123076803412598">
            <text:p>0.1231</text:p>
          </table:table-cell>
          <table:table-cell table:style-name="ce25" table:formula="of:=[.G8]/[.$G$7]*10000" office:value-type="float" office:value="0">
            <text:p>#DIV/0!</text:p>
          </table:table-cell>
          <table:table-cell table:style-name="ce29"/>
          <table:table-cell table:style-name="ce31" table:formula="of:=([.C8]-[.$C$5])/([.D8]-[.$D$5])" office:value-type="float" office:value="0.334821428571429">
            <text:p>0.3348</text:p>
          </table:table-cell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1" office:value-type="float" office:value="-1">
            <text:p>-1</text:p>
          </table:table-cell>
          <table:table-cell table:style-name="ce11" office:value-type="float" office:value="481">
            <text:p>481</text:p>
          </table:table-cell>
          <table:table-cell table:style-name="ce11" office:value-type="float" office:value="231">
            <text:p>231</text:p>
          </table:table-cell>
          <table:table-cell table:style-name="ce11" office:value-type="float" office:value="105">
            <text:p>105</text:p>
          </table:table-cell>
          <table:table-cell table:style-name="ce11" office:value-type="string">
            <text:p>15 by 10</text:p>
          </table:table-cell>
          <table:table-cell table:style-name="ce11" office:value-type="float" office:value="35060">
            <text:p>35060</text:p>
          </table:table-cell>
          <table:table-cell table:style-name="ce11"/>
          <table:table-cell table:style-name="ce11"/>
          <table:table-cell table:style-name="ce11" table:formula="of:=AVERAGE([.G9];[.I9])" office:value-type="float" office:value="35060">
            <text:p>35060</text:p>
          </table:table-cell>
          <table:table-cell table:style-name="ce16" table:formula="of:=4*PI()*SIN(0.5*ATAN(([.C9]-[.$C$5])*0.07113/359.3))/1.175" office:value-type="float" office:value="-0.0407557474311959">
            <text:p>-0.0408</text:p>
          </table:table-cell>
          <table:table-cell table:style-name="ce16" table:formula="of:=4*PI()*0.9999979/1.175*SQRT(1-(COS(0.5*ATAN(([.D9]-[.$D$5])*0.07113/359.3))/0.9999979)^2)" office:value-type="float" office:value="0.210460236897373">
            <text:p>0.2105</text:p>
          </table:table-cell>
          <table:table-cell table:style-name="ce20" table:formula="of:=SQRT([.K9]^2+[.L9]^2)" office:value-type="float" office:value="0.214370105806695">
            <text:p>0.2144</text:p>
          </table:table-cell>
          <table:table-cell table:style-name="ce24" table:formula="of:=[.G9]/[.$G$7]*10000" office:value-type="float" office:value="0">
            <text:p>#DIV/0!</text:p>
          </table:table-cell>
          <table:table-cell table:style-name="ce27"/>
          <table:table-cell table:style-name="ce31" table:formula="of:=([.C9]-[.$C$5])/([.D9]-[.$D$5])" office:value-type="float" office:value="-0.1925">
            <text:p>-0.1925</text:p>
          </table:table-cell>
        </table:table-row>
        <table:table-row table:style-name="ro3">
          <table:table-cell table:style-name="ce6"/>
          <table:table-cell table:style-name="ce10" office:value-type="float" office:value="0">
            <text:p>0</text:p>
          </table:table-cell>
          <table:table-cell table:style-name="ce10" office:value-type="float" office:value="519.5">
            <text:p>519.5</text:p>
          </table:table-cell>
          <table:table-cell table:style-name="ce10" office:value-type="float" office:value="237">
            <text:p>237</text:p>
          </table:table-cell>
          <table:table-cell table:style-name="ce10" office:value-type="float" office:value="105">
            <text:p>105</text:p>
          </table:table-cell>
          <table:table-cell table:style-name="ce10" office:value-type="string">
            <text:p>15 by 10</text:p>
          </table:table-cell>
          <table:table-cell table:style-name="ce10" office:value-type="float" office:value="155800">
            <text:p>155800</text:p>
          </table:table-cell>
          <table:table-cell table:style-name="ce10"/>
          <table:table-cell table:style-name="ce10"/>
          <table:table-cell table:style-name="ce4" table:formula="of:=AVERAGE([.G10];[.I10])" office:value-type="float" office:value="155800">
            <text:p>155800</text:p>
          </table:table-cell>
          <table:table-cell table:style-name="ce15" table:formula="of:=4*PI()*SIN(0.5*ATAN(([.C10]-[.$C$5])*0.07113/359.3))/1.175" office:value-type="float" office:value="0">
            <text:p>0.0000</text:p>
          </table:table-cell>
          <table:table-cell table:style-name="ce15" table:formula="of:=4*PI()*0.9999979/1.175*SQRT(1-(COS(0.5*ATAN(([.D10]-[.$D$5])*0.07113/359.3))/0.9999979)^2)" office:value-type="float" office:value="0.216833682353424">
            <text:p>0.2168</text:p>
          </table:table-cell>
          <table:table-cell table:style-name="ce19" table:formula="of:=SQRT([.K10]^2+[.L10]^2)" office:value-type="float" office:value="0.216833682353424">
            <text:p>0.2168</text:p>
          </table:table-cell>
          <table:table-cell table:style-name="ce23" table:formula="of:=[.G10]/[.$G$7]*10000" office:value-type="float" office:value="0">
            <text:p>#DIV/0!</text:p>
          </table:table-cell>
          <table:table-cell table:style-name="ce28"/>
          <table:table-cell table:style-name="ce31" table:formula="of:=([.C10]-[.$C$5])/([.D10]-[.$D$5])" office:value-type="float" office:value="0">
            <text:p>0.0000</text:p>
          </table:table-cell>
        </table:table-row>
        <table:table-row table:style-name="ro3">
          <table:table-cell table:style-name="ce7"/>
          <table:table-cell table:style-name="ce12" office:value-type="float" office:value="1">
            <text:p>1</text:p>
          </table:table-cell>
          <table:table-cell table:style-name="ce12" office:value-type="float" office:value="558">
            <text:p>558</text:p>
          </table:table-cell>
          <table:table-cell table:style-name="ce12" office:value-type="float" office:value="244">
            <text:p>244</text:p>
          </table:table-cell>
          <table:table-cell table:style-name="ce12" office:value-type="float" office:value="105">
            <text:p>105</text:p>
          </table:table-cell>
          <table:table-cell table:style-name="ce12" office:value-type="string">
            <text:p>15 by 10</text:p>
          </table:table-cell>
          <table:table-cell table:style-name="ce12" office:value-type="float" office:value="10310">
            <text:p>10310</text:p>
          </table:table-cell>
          <table:table-cell table:style-name="ce12"/>
          <table:table-cell table:style-name="ce12"/>
          <table:table-cell table:style-name="ce12" table:formula="of:=AVERAGE([.G11];[.I11])" office:value-type="float" office:value="10310">
            <text:p>10310</text:p>
          </table:table-cell>
          <table:table-cell table:style-name="ce17" table:formula="of:=4*PI()*SIN(0.5*ATAN(([.C11]-[.$C$5])*0.07113/359.3))/1.175" office:value-type="float" office:value="0.0407557474311959">
            <text:p>0.0408</text:p>
          </table:table-cell>
          <table:table-cell table:style-name="ce17" table:formula="of:=4*PI()*0.9999979/1.175*SQRT(1-(COS(0.5*ATAN(([.D11]-[.$D$5])*0.07113/359.3))/0.9999979)^2)" office:value-type="float" office:value="0.224266106602533">
            <text:p>0.2243</text:p>
          </table:table-cell>
          <table:table-cell table:style-name="ce21" table:formula="of:=SQRT([.K11]^2+[.L11]^2)" office:value-type="float" office:value="0.227939284721468">
            <text:p>0.2279</text:p>
          </table:table-cell>
          <table:table-cell table:style-name="ce25" table:formula="of:=[.G11]/[.$G$7]*10000" office:value-type="float" office:value="0">
            <text:p>#DIV/0!</text:p>
          </table:table-cell>
          <table:table-cell table:style-name="ce29"/>
          <table:table-cell table:style-name="ce31" table:formula="of:=([.C11]-[.$C$5])/([.D11]-[.$D$5])" office:value-type="float" office:value="0.18075117370892">
            <text:p>0.1808</text:p>
          </table:table-cell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1" office:value-type="float" office:value="-1">
            <text:p>-1</text:p>
          </table:table-cell>
          <table:table-cell table:number-columns-repeated="2" table:style-name="ce11"/>
          <table:table-cell table:style-name="ce11" office:value-type="float" office:value="105">
            <text:p>105</text:p>
          </table:table-cell>
          <table:table-cell table:style-name="ce11" office:value-type="string">
            <text:p>20 by 10</text:p>
          </table:table-cell>
          <table:table-cell table:style-name="ce11" office:value-type="float" office:value="21790">
            <text:p>21790</text:p>
          </table:table-cell>
          <table:table-cell table:style-name="ce11"/>
          <table:table-cell table:style-name="ce11"/>
          <table:table-cell table:style-name="ce11" table:formula="of:=AVERAGE([.G12];[.I12])" office:value-type="float" office:value="21790">
            <text:p>21790</text:p>
          </table:table-cell>
          <table:table-cell table:style-name="ce16" table:formula="of:=4*PI()*SIN(0.5*ATAN(([.C12]-[.$C$5])*0.07113/359.3))/1.175" office:value-type="float" office:value="-0.547783398539257">
            <text:p>-0.5478</text:p>
          </table:table-cell>
          <table:table-cell table:style-name="ce16" table:formula="of:=4*PI()*0.9999979/1.175*SQRT(1-(COS(0.5*ATAN(([.D12]-[.$D$5])*0.07113/359.3))/0.9999979)^2)" office:value-type="float" office:value="0.0244241346097547">
            <text:p>0.0244</text:p>
          </table:table-cell>
          <table:table-cell table:style-name="ce20" table:formula="of:=SQRT([.K12]^2+[.L12]^2)" office:value-type="float" office:value="0.548327630223623">
            <text:p>0.5483</text:p>
          </table:table-cell>
          <table:table-cell table:style-name="ce24" table:formula="of:=[.G12]/[.$G$7]*10000" office:value-type="float" office:value="0">
            <text:p>#DIV/0!</text:p>
          </table:table-cell>
          <table:table-cell table:style-name="ce27"/>
          <table:table-cell table:style-name="ce31" table:formula="of:=([.C12]-[.$C$5])/([.D12]-[.$D$5])" office:value-type="float" office:value="16.758064516129">
            <text:p>16.7581</text:p>
          </table:table-cell>
        </table:table-row>
        <table:table-row table:style-name="ro3">
          <table:table-cell table:style-name="ce7"/>
          <table:table-cell table:style-name="ce12" office:value-type="float" office:value="0">
            <text:p>0</text:p>
          </table:table-cell>
          <table:table-cell table:style-name="ce12" office:value-type="float" office:value="519.5">
            <text:p>519.5</text:p>
          </table:table-cell>
          <table:table-cell table:style-name="ce12" office:value-type="float" office:value="340">
            <text:p>340</text:p>
          </table:table-cell>
          <table:table-cell table:style-name="ce12" office:value-type="float" office:value="105">
            <text:p>105</text:p>
          </table:table-cell>
          <table:table-cell table:style-name="ce12" office:value-type="string">
            <text:p>20 by 10</text:p>
          </table:table-cell>
          <table:table-cell table:style-name="ce12" office:value-type="float" office:value="19890">
            <text:p>19890</text:p>
          </table:table-cell>
          <table:table-cell table:style-name="ce12"/>
          <table:table-cell table:style-name="ce12"/>
          <table:table-cell table:style-name="ce12" table:formula="of:=AVERAGE([.G13];[.I13])" office:value-type="float" office:value="19890">
            <text:p>19890</text:p>
          </table:table-cell>
          <table:table-cell table:style-name="ce17" table:formula="of:=4*PI()*SIN(0.5*ATAN(([.C13]-[.$C$5])*0.07113/359.3))/1.175" office:value-type="float" office:value="0">
            <text:p>0.0000</text:p>
          </table:table-cell>
          <table:table-cell table:style-name="ce17" table:formula="of:=4*PI()*0.9999979/1.175*SQRT(1-(COS(0.5*ATAN(([.D13]-[.$D$5])*0.07113/359.3))/0.9999979)^2)" office:value-type="float" office:value="0.325917630644606">
            <text:p>0.3259</text:p>
          </table:table-cell>
          <table:table-cell table:style-name="ce21" table:formula="of:=SQRT([.K13]^2+[.L13]^2)" office:value-type="float" office:value="0.325917630644606">
            <text:p>0.3259</text:p>
          </table:table-cell>
          <table:table-cell table:style-name="ce25" table:formula="of:=[.G13]/[.$G$7]*10000" office:value-type="float" office:value="0">
            <text:p>#DIV/0!</text:p>
          </table:table-cell>
          <table:table-cell table:style-name="ce29"/>
          <table:table-cell table:style-name="ce31" table:formula="of:=([.C13]-[.$C$5])/([.D13]-[.$D$5])" office:value-type="float" office:value="0">
            <text:p>0.0000</text:p>
          </table:table-cell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4" office:value-type="float" office:value="-2">
            <text:p>-2</text:p>
          </table:table-cell>
          <table:table-cell table:number-columns-repeated="2" table:style-name="ce4"/>
          <table:table-cell table:style-name="ce4" office:value-type="float" office:value="105">
            <text:p>105</text:p>
          </table:table-cell>
          <table:table-cell table:style-name="ce4" office:value-type="string">
            <text:p>25 by 10</text:p>
          </table:table-cell>
          <table:table-cell table:style-name="ce4" office:value-type="float" office:value="13470">
            <text:p>13470</text:p>
          </table:table-cell>
          <table:table-cell table:style-name="ce4"/>
          <table:table-cell table:style-name="ce4"/>
          <table:table-cell table:style-name="ce4" table:formula="of:=AVERAGE([.G14];[.I14])" office:value-type="float" office:value="13470">
            <text:p>13470</text:p>
          </table:table-cell>
          <table:table-cell table:style-name="ce15" table:formula="of:=4*PI()*SIN(0.5*ATAN(([.C14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14]-[.$D$5])*0.07113/359.3))/0.9999979)^2)" office:value-type="float" office:value="0.0244241346097547">
            <text:p>0.0244</text:p>
          </table:table-cell>
          <table:table-cell table:style-name="ce19" table:formula="of:=SQRT([.K14]^2+[.L14]^2)" office:value-type="float" office:value="0.548327630223623">
            <text:p>0.5483</text:p>
          </table:table-cell>
          <table:table-cell table:style-name="ce23" table:formula="of:=[.G14]/[.$G$7]*10000" office:value-type="float" office:value="0">
            <text:p>#DIV/0!</text:p>
          </table:table-cell>
          <table:table-cell table:style-name="ce4"/>
          <table:table-cell table:style-name="ce31" table:formula="of:=([.C14]-[.$C$5])/([.D14]-[.$D$5])" office:value-type="float" office:value="16.758064516129">
            <text:p>16.7581</text:p>
          </table:table-cell>
        </table:table-row>
        <table:table-row table:style-name="ro3">
          <table:table-cell table:style-name="ce4"/>
          <table:table-cell table:style-name="ce4" office:value-type="float" office:value="-1">
            <text:p>-1</text:p>
          </table:table-cell>
          <table:table-cell table:number-columns-repeated="2" table:style-name="ce4"/>
          <table:table-cell table:style-name="ce4" office:value-type="float" office:value="105">
            <text:p>105</text:p>
          </table:table-cell>
          <table:table-cell table:style-name="ce4" office:value-type="string">
            <text:p>25 by 10</text:p>
          </table:table-cell>
          <table:table-cell table:style-name="ce4" office:value-type="float" office:value="8049">
            <text:p>8049</text:p>
          </table:table-cell>
          <table:table-cell table:style-name="ce4"/>
          <table:table-cell table:style-name="ce4"/>
          <table:table-cell table:style-name="ce4" table:formula="of:=AVERAGE([.G15];[.I15])" office:value-type="float" office:value="8049">
            <text:p>8049</text:p>
          </table:table-cell>
          <table:table-cell table:style-name="ce15" table:formula="of:=4*PI()*SIN(0.5*ATAN(([.C15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15]-[.$D$5])*0.07113/359.3))/0.9999979)^2)" office:value-type="float" office:value="0.0244241346097547">
            <text:p>0.0244</text:p>
          </table:table-cell>
          <table:table-cell table:style-name="ce19" table:formula="of:=SQRT([.K15]^2+[.L15]^2)" office:value-type="float" office:value="0.548327630223623">
            <text:p>0.5483</text:p>
          </table:table-cell>
          <table:table-cell table:style-name="ce23" table:formula="of:=[.G15]/[.$G$7]*10000" office:value-type="float" office:value="0">
            <text:p>#DIV/0!</text:p>
          </table:table-cell>
          <table:table-cell table:style-name="ce4"/>
          <table:table-cell table:style-name="ce31" table:formula="of:=([.C15]-[.$C$5])/([.D15]-[.$D$5])" office:value-type="float" office:value="16.758064516129">
            <text:p>16.7581</text:p>
          </table:table-cell>
        </table:table-row>
        <table:table-row table:style-name="ro3">
          <table:table-cell table:style-name="ce4"/>
          <table:table-cell table:style-name="ce4" office:value-type="float" office:value="0">
            <text:p>0</text:p>
          </table:table-cell>
          <table:table-cell table:number-columns-repeated="2" table:style-name="ce4"/>
          <table:table-cell table:style-name="ce4" office:value-type="float" office:value="105">
            <text:p>105</text:p>
          </table:table-cell>
          <table:table-cell table:style-name="ce4" office:value-type="string">
            <text:p>25 by 10</text:p>
          </table:table-cell>
          <table:table-cell table:style-name="ce4" office:value-type="float" office:value="27530">
            <text:p>27530</text:p>
          </table:table-cell>
          <table:table-cell table:style-name="ce4"/>
          <table:table-cell table:style-name="ce4"/>
          <table:table-cell table:style-name="ce4" table:formula="of:=AVERAGE([.G16];[.I16])" office:value-type="float" office:value="27530">
            <text:p>27530</text:p>
          </table:table-cell>
          <table:table-cell table:style-name="ce15" table:formula="of:=4*PI()*SIN(0.5*ATAN(([.C16]-[.$C$5])*0.07113/359.3))/1.175" office:value-type="float" office:value="-0.547783398539257">
            <text:p>-0.5478</text:p>
          </table:table-cell>
          <table:table-cell table:style-name="ce15" table:formula="of:=4*PI()*0.9999979/1.175*SQRT(1-(COS(0.5*ATAN(([.D16]-[.$D$5])*0.07113/359.3))/0.9999979)^2)" office:value-type="float" office:value="0.0244241346097547">
            <text:p>0.0244</text:p>
          </table:table-cell>
          <table:table-cell table:style-name="ce19" table:formula="of:=SQRT([.K16]^2+[.L16]^2)" office:value-type="float" office:value="0.548327630223623">
            <text:p>0.5483</text:p>
          </table:table-cell>
          <table:table-cell table:style-name="ce23" table:formula="of:=[.G16]/[.$G$7]*10000" office:value-type="float" office:value="0">
            <text:p>#DIV/0!</text:p>
          </table:table-cell>
          <table:table-cell table:style-name="ce4"/>
          <table:table-cell table:style-name="ce31" table:formula="of:=([.C16]-[.$C$5])/([.D16]-[.$D$5])" office:value-type="float" office:value="16.758064516129">
            <text:p>16.7581</text:p>
          </table:table-cell>
        </table:table-row>
        <table:table-row table:style-name="ro1">
          <table:table-cell office:value-type="string" table:number-columns-spanned="13" table:number-rows-spanned="1">
            <text:p>bkgd: subtract this value from the raw (or rotated) data</text:p>
          </table:table-cell>
          <table:covered-table-cell table:number-columns-repeated="12"/>
          <table:table-cell table:number-columns-repeated="3"/>
        </table:table-row>
        <table:table-row table:style-name="ro3">
          <table:table-cell office:value-type="string" table:number-columns-spanned="13" table:number-rows-spanned="1">
            <text:p>box: define the size and placement of a box, command entered was “box1 (x2-x1+1) (y2-y1+1)”</text:p>
          </table:table-cell>
          <table:covered-table-cell table:number-columns-repeated="12"/>
          <table:table-cell table:number-columns-repeated="3"/>
        </table:table-row>
        <table:table-row table:style-name="ro3">
          <table:table-cell office:value-type="string" table:number-columns-spanned="13" table:number-rows-spanned="1">
            <text:p>I (sum): the integrated intensity reported by box1 command above</text:p>
          </table:table-cell>
          <table:covered-table-cell table:number-columns-repeated="12"/>
          <table:table-cell table:number-columns-repeated="3"/>
        </table:table-row>
        <table:table-row table:style-name="ro3" table:number-rows-repeated="1048531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097 (FWHM)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19" table:default-cell-style-name="ce4"/>
        <table:table-column table:style-name="co1" table:number-columns-repeated="3" table:default-cell-style-name="ce10"/>
        <table:table-column table:style-name="co1" table:number-columns-repeated="5" table:default-cell-style-name="Default"/>
        <table:table-row table:style-name="ro1">
          <table:table-cell table:style-name="ce1" office:value-type="string" table:number-columns-spanned="14" table:number-rows-spanned="1">
            <text:p>ripple_097_cz.tif; 2x1, attenuator on; S2 = 359.3; wavelength = 1.175; pixel size = 0.07113</text:p>
          </table:table-cell>
          <table:covered-table-cell table:number-columns-repeated="4"/>
          <table:covered-table-cell table:number-columns-repeated="4" table:style-name="Default"/>
          <table:covered-table-cell table:number-columns-repeated="5"/>
        </table:table-row>
        <table:table-row table:style-name="ro2">
          <table:table-cell table:number-columns-repeated="5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table:number-columns-spanned="6" table:number-rows-spanned="1">
            <text:p>After rotateMData i 520 31 -0.00899</text:p>
          </table:table-cell>
          <table:covered-table-cell table:number-columns-repeated="4"/>
          <table:covered-table-cell table:style-name="Default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" office:value-type="string">
            <text:p>h</text:p>
          </table:table-cell>
          <table:table-cell table:style-name="ce8" office:value-type="string">
            <text:p>k</text:p>
          </table:table-cell>
          <table:table-cell table:style-name="ce8" office:value-type="string">
            <text:p>px</text:p>
          </table:table-cell>
          <table:table-cell table:style-name="ce8" office:value-type="string">
            <text:p>pz</text:p>
          </table:table-cell>
          <table:table-cell table:style-name="ce8" office:value-type="string">
            <text:p>bkgd</text:p>
          </table:table-cell>
          <table:table-cell table:style-name="ce8" office:value-type="string">
            <text:p>box (x1 x2; y1 y2)</text:p>
          </table:table-cell>
          <table:table-cell table:style-name="ce8" office:value-type="string">
            <text:p>I (sum)</text:p>
          </table:table-cell>
          <table:table-cell table:style-name="ce8" office:value-type="string">
            <text:p>I (avg)</text:p>
          </table:table-cell>
          <table:table-cell table:style-name="ce26"/>
          <table:table-cell table:number-columns-repeated="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1" office:value-type="float" office:value="-1">
            <text:p>-1</text:p>
          </table:table-cell>
          <table:table-cell table:style-name="ce11" table:number-columns-repeated="3"/>
          <table:table-cell table:number-columns-repeated="9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20">
            <text:p>520</text:p>
          </table:table-cell>
          <table:table-cell table:style-name="ce10" office:value-type="float" office:value="135">
            <text:p>135</text:p>
          </table:table-cell>
          <table:table-cell table:style-name="ce10" office:value-type="float" office:value="100">
            <text:p>100</text:p>
          </table:table-cell>
          <table:table-cell office:value-type="string">
            <text:p>518 522; 133 137</text:p>
          </table:table-cell>
          <table:table-cell office:value-type="float" office:value="182700">
            <text:p>182700</text:p>
          </table:table-cell>
          <table:table-cell office:value-type="float" office:value="7308">
            <text:p>7308</text:p>
          </table:table-cell>
          <table:table-cell table:number-columns-repeated="6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number-columns-repeated="9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1" office:value-type="float" office:value="-1">
            <text:p>-1</text:p>
          </table:table-cell>
          <table:table-cell table:style-name="ce11" table:number-columns-repeated="3"/>
          <table:table-cell table:number-columns-repeated="9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20">
            <text:p>520</text:p>
          </table:table-cell>
          <table:table-cell table:style-name="ce10" office:value-type="float" office:value="237">
            <text:p>237</text:p>
          </table:table-cell>
          <table:table-cell table:style-name="ce10" office:value-type="float" office:value="100">
            <text:p>100</text:p>
          </table:table-cell>
          <table:table-cell office:value-type="string">
            <text:p>517 523; 235 239</text:p>
          </table:table-cell>
          <table:table-cell office:value-type="float" office:value="15990">
            <text:p>15990</text:p>
          </table:table-cell>
          <table:table-cell office:value-type="float" office:value="456.7">
            <text:p>456.7</text:p>
          </table:table-cell>
          <table:table-cell table:number-columns-repeated="6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number-columns-repeated="9"/>
        </table:table-row>
        <table:table-row table:style-name="ro3">
          <table:table-cell table:style-name="ce32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13" table:number-columns-repeated="3"/>
          <table:table-cell table:number-columns-repeated="9"/>
        </table:table-row>
        <table:table-row table:style-name="ro3">
          <table:table-cell table:style-name="ce32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style-name="ce13" table:number-columns-repeated="3"/>
          <table:table-cell table:number-columns-repeated="9"/>
        </table:table-row>
        <table:table-row table:style-name="ro2" table:number-rows-repeated="3">
          <table:table-cell table:number-columns-repeated="5"/>
          <table:table-cell table:style-name="Default" table:number-columns-repeated="4"/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style-name="Default" table:formula="of:=182700*6.1" office:value-type="float" office:value="1114470">
            <text:p>1114470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style-name="Default" table:formula="of:=182700*7" office:value-type="float" office:value="1278900">
            <text:p>1278900</text:p>
          </table:table-cell>
          <table:table-cell table:style-name="Default" table:number-columns-repeated="2"/>
          <table:table-cell table:number-columns-repeated="5"/>
        </table:table-row>
      </table:table>
      <table:table table:name="098 (FWHM)" table:style-name="ta1">
        <table:table-column table:style-name="co20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3" table:default-cell-style-name="Default"/>
        <table:table-row table:style-name="ro1">
          <table:table-cell table:style-name="ce1" office:value-type="string" table:number-columns-spanned="14" table:number-rows-spanned="1">
            <text:p>ripple_098_cz.tif; 2x1; S2 = 359.3; wavelength = 1.175; pixel size = 0.07113</text:p>
          </table:table-cell>
          <table:covered-table-cell table:number-columns-repeated="13"/>
        </table:table-row>
        <table:table-row table:style-name="ro3">
          <table:table-cell table:number-columns-repeated="14"/>
        </table:table-row>
        <table:table-row table:style-name="ro1">
          <table:table-cell office:value-type="string" table:number-columns-spanned="6" table:number-rows-spanned="1">
            <text:p>After rotateMData i 520 31 -0.008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style-name="ce2" office:value-type="string">
            <text:p>h</text:p>
          </table:table-cell>
          <table:table-cell table:style-name="ce8" office:value-type="string">
            <text:p>k</text:p>
          </table:table-cell>
          <table:table-cell table:style-name="ce8" office:value-type="string">
            <text:p>px</text:p>
          </table:table-cell>
          <table:table-cell table:style-name="ce8" office:value-type="string">
            <text:p>pz</text:p>
          </table:table-cell>
          <table:table-cell table:style-name="ce8" office:value-type="string">
            <text:p>bkgd</text:p>
          </table:table-cell>
          <table:table-cell table:style-name="ce8" office:value-type="string">
            <text:p>box (x1 x2; y1 y2)</text:p>
          </table:table-cell>
          <table:table-cell table:style-name="ce8" office:value-type="string">
            <text:p>I (sum)</text:p>
          </table:table-cell>
          <table:table-cell table:style-name="ce8" office:value-type="string">
            <text:p>I (avg)</text:p>
          </table:table-cell>
          <table:table-cell table:style-name="ce8" office:value-type="string">
            <text:p>qr</text:p>
          </table:table-cell>
          <table:table-cell table:style-name="ce8" office:value-type="string">
            <text:p>qz</text:p>
          </table:table-cell>
          <table:table-cell table:style-name="ce8" office:value-type="string">
            <text:p>q</text:p>
          </table:table-cell>
          <table:table-cell table:style-name="ce8" office:value-type="string">
            <text:p>corrected I</text:p>
          </table:table-cell>
          <table:table-cell table:style-name="ce8" office:value-type="string">
            <text:p>norm. |F|</text:p>
          </table:table-cell>
          <table:table-cell table:style-name="ce26"/>
        </table:table-row>
        <table:table-row table:style-name="ro3">
          <table:table-cell table:style-name="ce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20">
            <text:p>520</text:p>
          </table:table-cell>
          <table:table-cell table:style-name="ce9" office:value-type="float" office:value="31">
            <text:p>31</text:p>
          </table:table-cell>
          <table:table-cell table:style-name="ce9" table:number-columns-repeated="4"/>
          <table:table-cell table:style-name="ce33" table:formula="of:=4*PI()*SIN(0.5*ATAN(([.C5]-[.$C$5])*0.07113/359.3))/1.175" office:value-type="float" office:value="0">
            <text:p>0.0000</text:p>
          </table:table-cell>
          <table:table-cell table:style-name="ce33" table:formula="of:=4*PI()*SIN(0.5*ATAN(([.D5]-[.$D$5])*0.07113/359.3))/1.175" office:value-type="float" office:value="0">
            <text:p>0.0000</text:p>
          </table:table-cell>
          <table:table-cell table:style-name="ce18" table:formula="of:=SQRT([.I5]^2+[.J5]^2)" office:value-type="float" office:value="0">
            <text:p>0.0000</text:p>
          </table:table-cell>
          <table:table-cell table:style-name="ce9" table:number-columns-repeated="2"/>
          <table:table-cell table:style-name="ce26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1" office:value-type="float" office:value="-1">
            <text:p>-1</text:p>
          </table:table-cell>
          <table:table-cell table:style-name="ce11" office:value-type="float" office:value="481.4">
            <text:p>481.4</text:p>
          </table:table-cell>
          <table:table-cell table:style-name="ce11" office:value-type="float" office:value="128.4">
            <text:p>128.4</text:p>
          </table:table-cell>
          <table:table-cell table:style-name="ce11" office:value-type="float" office:value="105">
            <text:p>105</text:p>
          </table:table-cell>
          <table:table-cell table:style-name="ce11" office:value-type="string">
            <text:p>478 484; 126 131</text:p>
          </table:table-cell>
          <table:table-cell table:style-name="ce11" office:value-type="float" office:value="9543">
            <text:p>9543</text:p>
          </table:table-cell>
          <table:table-cell table:style-name="ce11" office:value-type="float" office:value="227.2">
            <text:p>227.2</text:p>
          </table:table-cell>
          <table:table-cell table:style-name="ce33" table:formula="of:=4*PI()*SIN(0.5*ATAN(([.C6]-[.$C$5])*0.07113/359.3))/1.175" office:value-type="float" office:value="-0.0408616018855601">
            <text:p>-0.0409</text:p>
          </table:table-cell>
          <table:table-cell table:style-name="ce33" table:formula="of:=4*PI()*SIN(0.5*ATAN(([.D6]-[.$D$5])*0.07113/359.3))/1.175" office:value-type="float" office:value="0.103094621610311">
            <text:p>0.1031</text:p>
          </table:table-cell>
          <table:table-cell table:style-name="ce18" table:formula="of:=SQRT([.I6]^2+[.J6]^2)" office:value-type="float" office:value="0.11089712130451">
            <text:p>0.1109</text:p>
          </table:table-cell>
          <table:table-cell table:style-name="ce24" table:formula="of:=4*PI()*PI()*ABS([.I6])*[.G6]/1.175/[.J6]" office:value-type="float" office:value="127082.623872143">
            <text:p>127082.6</text:p>
          </table:table-cell>
          <table:table-cell table:style-name="ce10" table:formula="of:=SQRT([.L6])/SQRT([.$L$7])*100" office:value-type="float" office:value="92.9947980400873">
            <text:p>92.9947980401</text:p>
          </table:table-cell>
          <table:table-cell table:style-name="ce10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20">
            <text:p>520</text:p>
          </table:table-cell>
          <table:table-cell table:style-name="ce10" office:value-type="float" office:value="135">
            <text:p>135</text:p>
          </table:table-cell>
          <table:table-cell table:style-name="ce10"/>
          <table:table-cell table:style-name="ce10" office:value-type="string">
            <text:p>from 097 data</text:p>
          </table:table-cell>
          <table:table-cell table:style-name="ce10" office:value-type="float" office:value="1334956">
            <text:p>1334956</text:p>
          </table:table-cell>
          <table:table-cell table:style-name="ce10"/>
          <table:table-cell table:style-name="ce33" table:formula="of:=4*PI()*SIN(0.5*ATAN(([.C7]-[.$C$5])*0.07113/359.3))/1.175" office:value-type="float" office:value="0">
            <text:p>0.0000</text:p>
          </table:table-cell>
          <table:table-cell table:style-name="ce33" table:formula="of:=4*PI()*SIN(0.5*ATAN(([.D7]-[.$D$5])*0.07113/359.3))/1.175" office:value-type="float" office:value="0.110078349781521">
            <text:p>0.1101</text:p>
          </table:table-cell>
          <table:table-cell table:style-name="ce18" table:formula="of:=SQRT([.I7]^2+[.J7]^2)" office:value-type="float" office:value="0.110078349781521">
            <text:p>0.1101</text:p>
          </table:table-cell>
          <table:table-cell table:style-name="ce23" table:formula="of:= [.J7]*[.G7]" office:value-type="float" office:value="146949.753510941">
            <text:p>146949.8</text:p>
          </table:table-cell>
          <table:table-cell table:style-name="ce10" table:formula="of:=SQRT([.L7])/SQRT([.$L$7])*100" office:value-type="float" office:value="100">
            <text:p>100</text:p>
          </table:table-cell>
          <table:table-cell table:style-name="ce28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558.5">
            <text:p>558.5</text:p>
          </table:table-cell>
          <table:table-cell table:style-name="ce12" office:value-type="float" office:value="141.2">
            <text:p>141.2</text:p>
          </table:table-cell>
          <table:table-cell table:style-name="ce12" office:value-type="float" office:value="105">
            <text:p>105</text:p>
          </table:table-cell>
          <table:table-cell table:style-name="ce12" office:value-type="string">
            <text:p>556 562; 139 144</text:p>
          </table:table-cell>
          <table:table-cell table:style-name="ce12" office:value-type="float" office:value="2807">
            <text:p>2807</text:p>
          </table:table-cell>
          <table:table-cell table:style-name="ce12" office:value-type="float" office:value="66.8">
            <text:p>66.8</text:p>
          </table:table-cell>
          <table:table-cell table:style-name="ce33" table:formula="of:=4*PI()*SIN(0.5*ATAN(([.C8]-[.$C$5])*0.07113/359.3))/1.175" office:value-type="float" office:value="0.0407557474311959">
            <text:p>0.0408</text:p>
          </table:table-cell>
          <table:table-cell table:style-name="ce33" table:formula="of:=4*PI()*SIN(0.5*ATAN(([.D8]-[.$D$5])*0.07113/359.3))/1.175" office:value-type="float" office:value="0.116638437317803">
            <text:p>0.1166</text:p>
          </table:table-cell>
          <table:table-cell table:style-name="ce18" table:formula="of:=SQRT([.I8]^2+[.J8]^2)" office:value-type="float" office:value="0.123553858736238">
            <text:p>0.1236</text:p>
          </table:table-cell>
          <table:table-cell table:style-name="ce24" table:formula="of:=4*PI()*PI()*ABS([.I8])*[.G8]/1.175/[.J8]" office:value-type="float" office:value="32954.2515479183">
            <text:p>32954.3</text:p>
          </table:table-cell>
          <table:table-cell table:style-name="ce10" table:formula="of:=SQRT([.L8])/SQRT([.$L$7])*100" office:value-type="float" office:value="47.3555947359858">
            <text:p>47.355594736</text:p>
          </table:table-cell>
          <table:table-cell table:style-name="ce29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1" office:value-type="float" office:value="-2">
            <text:p>-2</text:p>
          </table:table-cell>
          <table:table-cell table:number-columns-repeated="2" table:style-name="ce11" office:value-type="string">
            <text:p>?</text:p>
          </table:table-cell>
          <table:table-cell table:style-name="ce11" table:number-columns-repeated="2"/>
          <table:table-cell table:style-name="ce11"/>
          <table:table-cell table:style-name="ce11"/>
          <table:table-cell table:style-name="ce33" table:formula="of:=4*PI()*SIN(0.5*ATAN(([.C9]-[.$C$5])*0.07113/359.3))/1.175" office:value-type="float" office:value="0">
            <text:p>#VALUE!</text:p>
          </table:table-cell>
          <table:table-cell table:style-name="ce33" table:formula="of:=4*PI()*SIN(0.5*ATAN(([.D9]-[.$D$5])*0.07113/359.3))/1.175" office:value-type="float" office:value="0">
            <text:p>#VALUE!</text:p>
          </table:table-cell>
          <table:table-cell table:style-name="ce18" table:formula="of:=SQRT([.I9]^2+[.J9]^2)" office:value-type="float" office:value="0">
            <text:p>#VALUE!</text:p>
          </table:table-cell>
          <table:table-cell table:style-name="ce24" table:formula="of:=4*PI()*PI()*ABS([.I9])*[.G9]/1.175/[.J9]" office:value-type="float" office:value="0">
            <text:p>#VALUE!</text:p>
          </table:table-cell>
          <table:table-cell table:style-name="ce10" table:formula="of:=SQRT([.L9])/SQRT([.$L$7])*100" office:value-type="float" office:value="0">
            <text:p>#VALUE!</text:p>
          </table:table-cell>
          <table:table-cell table:style-name="ce27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481.5">
            <text:p>481.5</text:p>
          </table:table-cell>
          <table:table-cell table:style-name="ce10" office:value-type="float" office:value="231">
            <text:p>231</text:p>
          </table:table-cell>
          <table:table-cell table:style-name="ce10" office:value-type="float" office:value="107">
            <text:p>107</text:p>
          </table:table-cell>
          <table:table-cell table:style-name="ce10" office:value-type="string">
            <text:p>477 485; 229 233</text:p>
          </table:table-cell>
          <table:table-cell table:style-name="ce10" office:value-type="float" office:value="21020">
            <text:p>21020</text:p>
          </table:table-cell>
          <table:table-cell table:style-name="ce10" office:value-type="float" office:value="467.1">
            <text:p>467.1</text:p>
          </table:table-cell>
          <table:table-cell table:style-name="ce33" table:formula="of:=4*PI()*SIN(0.5*ATAN(([.C10]-[.$C$5])*0.07113/359.3))/1.175" office:value-type="float" office:value="-0.0407557474311959">
            <text:p>-0.0408</text:p>
          </table:table-cell>
          <table:table-cell table:style-name="ce33" table:formula="of:=4*PI()*SIN(0.5*ATAN(([.D10]-[.$D$5])*0.07113/359.3))/1.175" office:value-type="float" office:value="0.21159844060366">
            <text:p>0.2116</text:p>
          </table:table-cell>
          <table:table-cell table:style-name="ce18" table:formula="of:=SQRT([.I10]^2+[.J10]^2)" office:value-type="float" office:value="0.215487658613147">
            <text:p>0.2155</text:p>
          </table:table-cell>
          <table:table-cell table:style-name="ce24" table:formula="of:=4*PI()*PI()*ABS([.I10])*[.G10]/1.175/[.J10]" office:value-type="float" office:value="136028.835807843">
            <text:p>136028.8</text:p>
          </table:table-cell>
          <table:table-cell table:style-name="ce10" table:formula="of:=SQRT([.L10])/SQRT([.$L$7])*100" office:value-type="float" office:value="96.2124025376904">
            <text:p>96.2124025377</text:p>
          </table:table-cell>
          <table:table-cell table:style-name="ce28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20">
            <text:p>520</text:p>
          </table:table-cell>
          <table:table-cell table:style-name="ce10" office:value-type="float" office:value="237">
            <text:p>237</text:p>
          </table:table-cell>
          <table:table-cell table:style-name="ce10" office:value-type="float" office:value="107">
            <text:p>107</text:p>
          </table:table-cell>
          <table:table-cell table:style-name="ce10" office:value-type="string">
            <text:p>517 523; 235 239</text:p>
          </table:table-cell>
          <table:table-cell table:style-name="ce10" office:value-type="float" office:value="97190">
            <text:p>97190</text:p>
          </table:table-cell>
          <table:table-cell table:style-name="ce10" office:value-type="float" office:value="2777">
            <text:p>2777</text:p>
          </table:table-cell>
          <table:table-cell table:style-name="ce33" table:formula="of:=4*PI()*SIN(0.5*ATAN(([.C11]-[.$C$5])*0.07113/359.3))/1.175" office:value-type="float" office:value="0">
            <text:p>0.0000</text:p>
          </table:table-cell>
          <table:table-cell table:style-name="ce33" table:formula="of:=4*PI()*SIN(0.5*ATAN(([.D11]-[.$D$5])*0.07113/359.3))/1.175" office:value-type="float" office:value="0.217938602716333">
            <text:p>0.2179</text:p>
          </table:table-cell>
          <table:table-cell table:style-name="ce18" table:formula="of:=SQRT([.I11]^2+[.J11]^2)" office:value-type="float" office:value="0.217938602716333">
            <text:p>0.2179</text:p>
          </table:table-cell>
          <table:table-cell table:style-name="ce23" table:formula="of:= [.J11]*[.G11]" office:value-type="float" office:value="21181.4527980005">
            <text:p>21181.5</text:p>
          </table:table-cell>
          <table:table-cell table:style-name="ce10" table:formula="of:=SQRT([.L11])/SQRT([.$L$7])*100" office:value-type="float" office:value="37.9658774171254">
            <text:p>37.9658774171</text:p>
          </table:table-cell>
          <table:table-cell table:style-name="ce28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58.5">
            <text:p>558.5</text:p>
          </table:table-cell>
          <table:table-cell table:style-name="ce10" office:value-type="float" office:value="244">
            <text:p>244</text:p>
          </table:table-cell>
          <table:table-cell table:style-name="ce10" office:value-type="float" office:value="107">
            <text:p>107</text:p>
          </table:table-cell>
          <table:table-cell table:style-name="ce10" office:value-type="string">
            <text:p>554 562; 242 247</text:p>
          </table:table-cell>
          <table:table-cell table:style-name="ce10" office:value-type="float" office:value="6116">
            <text:p>6116</text:p>
          </table:table-cell>
          <table:table-cell table:style-name="ce10" office:value-type="float" office:value="113.3">
            <text:p>113.3</text:p>
          </table:table-cell>
          <table:table-cell table:style-name="ce33" table:formula="of:=4*PI()*SIN(0.5*ATAN(([.C12]-[.$C$5])*0.07113/359.3))/1.175" office:value-type="float" office:value="0.0407557474311959">
            <text:p>0.0408</text:p>
          </table:table-cell>
          <table:table-cell table:style-name="ce33" table:formula="of:=4*PI()*SIN(0.5*ATAN(([.D12]-[.$D$5])*0.07113/359.3))/1.175" office:value-type="float" office:value="0.225334585276361">
            <text:p>0.2253</text:p>
          </table:table-cell>
          <table:table-cell table:style-name="ce18" table:formula="of:=SQRT([.I12]^2+[.J12]^2)" office:value-type="float" office:value="0.228990624852515">
            <text:p>0.2290</text:p>
          </table:table-cell>
          <table:table-cell table:style-name="ce24" table:formula="of:=4*PI()*PI()*ABS([.I12])*[.G12]/1.175/[.J12]" office:value-type="float" office:value="37166.3878707168">
            <text:p>37166.4</text:p>
          </table:table-cell>
          <table:table-cell table:style-name="ce10" table:formula="of:=SQRT([.L12])/SQRT([.$L$7])*100" office:value-type="float" office:value="50.2910550218275">
            <text:p>50.2910550218</text:p>
          </table:table-cell>
          <table:table-cell table:style-name="ce28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97">
            <text:p>597</text:p>
          </table:table-cell>
          <table:table-cell table:style-name="ce12" office:value-type="float" office:value="250.6">
            <text:p>250.6</text:p>
          </table:table-cell>
          <table:table-cell table:style-name="ce12" office:value-type="float" office:value="105">
            <text:p>105</text:p>
          </table:table-cell>
          <table:table-cell table:style-name="ce12" office:value-type="string">
            <text:p>592 601;248 254</text:p>
          </table:table-cell>
          <table:table-cell table:style-name="ce12" office:value-type="float" office:value="1513">
            <text:p>1513</text:p>
          </table:table-cell>
          <table:table-cell table:style-name="ce12" office:value-type="float" office:value="21.6">
            <text:p>21.6</text:p>
          </table:table-cell>
          <table:table-cell table:style-name="ce33" table:formula="of:=4*PI()*SIN(0.5*ATAN(([.C13]-[.$C$5])*0.07113/359.3))/1.175" office:value-type="float" office:value="0.0815061687292073">
            <text:p>0.0815</text:p>
          </table:table-cell>
          <table:table-cell table:style-name="ce33" table:formula="of:=4*PI()*SIN(0.5*ATAN(([.D13]-[.$D$5])*0.07113/359.3))/1.175" office:value-type="float" office:value="0.232307051854187">
            <text:p>0.2323</text:p>
          </table:table-cell>
          <table:table-cell table:style-name="ce18" table:formula="of:=SQRT([.I13]^2+[.J13]^2)" office:value-type="float" office:value="0.24619062102789">
            <text:p>0.2462</text:p>
          </table:table-cell>
          <table:table-cell table:style-name="ce24" table:formula="of:=4*PI()*PI()*ABS([.I13])*[.G13]/1.175/[.J13]" office:value-type="float" office:value="17835.6476459956">
            <text:p>17835.6</text:p>
          </table:table-cell>
          <table:table-cell table:style-name="ce10" table:formula="of:=SQRT([.L13])/SQRT([.$L$7])*100" office:value-type="float" office:value="34.8385451793314">
            <text:p>34.8385451793</text:p>
          </table:table-cell>
          <table:table-cell table:style-name="ce29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1" office:value-type="float" office:value="-2">
            <text:p>-2</text:p>
          </table:table-cell>
          <table:table-cell table:style-name="ce11" office:value-type="float" office:value="442.5">
            <text:p>442.5</text:p>
          </table:table-cell>
          <table:table-cell table:style-name="ce11" office:value-type="float" office:value="327">
            <text:p>327</text:p>
          </table:table-cell>
          <table:table-cell table:style-name="ce11" office:value-type="float" office:value="105">
            <text:p>105</text:p>
          </table:table-cell>
          <table:table-cell table:style-name="ce11" office:value-type="string">
            <text:p>437 448; 325 330</text:p>
          </table:table-cell>
          <table:table-cell table:style-name="ce11" office:value-type="float" office:value="4088">
            <text:p>4088</text:p>
          </table:table-cell>
          <table:table-cell table:style-name="ce11" office:value-type="float" office:value="56.8">
            <text:p>56.8</text:p>
          </table:table-cell>
          <table:table-cell table:style-name="ce33" table:formula="of:=4*PI()*SIN(0.5*ATAN(([.C14]-[.$C$5])*0.07113/359.3))/1.175" office:value-type="float" office:value="-0.082035336448095">
            <text:p>-0.0820</text:p>
          </table:table-cell>
          <table:table-cell table:style-name="ce33" table:formula="of:=4*PI()*SIN(0.5*ATAN(([.D14]-[.$D$5])*0.07113/359.3))/1.175" office:value-type="float" office:value="0.312947115461302">
            <text:p>0.3129</text:p>
          </table:table-cell>
          <table:table-cell table:style-name="ce18" table:formula="of:=SQRT([.I14]^2+[.J14]^2)" office:value-type="float" office:value="0.323520777542497">
            <text:p>0.3235</text:p>
          </table:table-cell>
          <table:table-cell table:style-name="ce24" table:formula="of:=4*PI()*PI()*ABS([.I14])*[.G14]/1.175/[.J14]" office:value-type="float" office:value="36004.9960783119">
            <text:p>36005.0</text:p>
          </table:table-cell>
          <table:table-cell table:style-name="ce10" table:formula="of:=SQRT([.L14])/SQRT([.$L$7])*100" office:value-type="float" office:value="49.4990601551548">
            <text:p>49.4990601552</text:p>
          </table:table-cell>
          <table:table-cell table:style-name="ce27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481">
            <text:p>481</text:p>
          </table:table-cell>
          <table:table-cell table:style-name="ce10" office:value-type="float" office:value="333.5">
            <text:p>333.5</text:p>
          </table:table-cell>
          <table:table-cell table:style-name="ce10" office:value-type="float" office:value="105">
            <text:p>105</text:p>
          </table:table-cell>
          <table:table-cell table:style-name="ce10" office:value-type="string">
            <text:p>476 487; 331 336</text:p>
          </table:table-cell>
          <table:table-cell table:style-name="ce10" office:value-type="float" office:value="13660">
            <text:p>13660</text:p>
          </table:table-cell>
          <table:table-cell table:style-name="ce10" office:value-type="float" office:value="189.8">
            <text:p>189.8</text:p>
          </table:table-cell>
          <table:table-cell table:style-name="ce33" table:formula="of:=4*PI()*SIN(0.5*ATAN(([.C15]-[.$C$5])*0.07113/359.3))/1.175" office:value-type="float" office:value="-0.0412850193418002">
            <text:p>-0.0413</text:p>
          </table:table-cell>
          <table:table-cell table:style-name="ce33" table:formula="of:=4*PI()*SIN(0.5*ATAN(([.D15]-[.$D$5])*0.07113/359.3))/1.175" office:value-type="float" office:value="0.319801038707937">
            <text:p>0.3198</text:p>
          </table:table-cell>
          <table:table-cell table:style-name="ce18" table:formula="of:=SQRT([.I15]^2+[.J15]^2)" office:value-type="float" office:value="0.322454891699177">
            <text:p>0.3225</text:p>
          </table:table-cell>
          <table:table-cell table:style-name="ce24" table:formula="of:=4*PI()*PI()*ABS([.I15])*[.G15]/1.175/[.J15]" office:value-type="float" office:value="59249.5685031955">
            <text:p>59249.6</text:p>
          </table:table-cell>
          <table:table-cell table:style-name="ce10" table:formula="of:=SQRT([.L15])/SQRT([.$L$7])*100" office:value-type="float" office:value="63.4977249000341">
            <text:p>63.4977249</text:p>
          </table:table-cell>
          <table:table-cell table:style-name="ce28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520">
            <text:p>520</text:p>
          </table:table-cell>
          <table:table-cell table:style-name="ce12" office:value-type="float" office:value="340">
            <text:p>340</text:p>
          </table:table-cell>
          <table:table-cell table:style-name="ce12" office:value-type="float" office:value="105">
            <text:p>105</text:p>
          </table:table-cell>
          <table:table-cell table:style-name="ce12" office:value-type="string">
            <text:p>515 525; 337 343</text:p>
          </table:table-cell>
          <table:table-cell table:style-name="ce12" office:value-type="float" office:value="12970">
            <text:p>12970</text:p>
          </table:table-cell>
          <table:table-cell table:style-name="ce12" office:value-type="float" office:value="168.4">
            <text:p>168.4</text:p>
          </table:table-cell>
          <table:table-cell table:style-name="ce33" table:formula="of:=4*PI()*SIN(0.5*ATAN(([.C16]-[.$C$5])*0.07113/359.3))/1.175" office:value-type="float" office:value="0">
            <text:p>0.0000</text:p>
          </table:table-cell>
          <table:table-cell table:style-name="ce33" table:formula="of:=4*PI()*SIN(0.5*ATAN(([.D16]-[.$D$5])*0.07113/359.3))/1.175" office:value-type="float" office:value="0.326653778052537">
            <text:p>0.3267</text:p>
          </table:table-cell>
          <table:table-cell table:style-name="ce18" table:formula="of:=SQRT([.I16]^2+[.J16]^2)" office:value-type="float" office:value="0.326653778052537">
            <text:p>0.3267</text:p>
          </table:table-cell>
          <table:table-cell table:style-name="ce23" table:formula="of:= [.J16]*[.G16]" office:value-type="float" office:value="4236.69950134141">
            <text:p>4236.7</text:p>
          </table:table-cell>
          <table:table-cell table:style-name="ce10" table:formula="of:=SQRT([.L16])/SQRT([.$L$7])*100" office:value-type="float" office:value="16.9796760360354">
            <text:p>16.979676036</text:p>
          </table:table-cell>
          <table:table-cell table:style-name="ce29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1" office:value-type="float" office:value="-2">
            <text:p>-2</text:p>
          </table:table-cell>
          <table:table-cell table:style-name="ce11" office:value-type="float" office:value="442">
            <text:p>442</text:p>
          </table:table-cell>
          <table:table-cell table:style-name="ce11" office:value-type="float" office:value="429.5">
            <text:p>429.5</text:p>
          </table:table-cell>
          <table:table-cell table:style-name="ce11" table:number-columns-repeated="2"/>
          <table:table-cell table:style-name="ce11"/>
          <table:table-cell table:style-name="ce11"/>
          <table:table-cell table:style-name="ce33" table:formula="of:=4*PI()*SIN(0.5*ATAN(([.C17]-[.$C$5])*0.07113/359.3))/1.175" office:value-type="float" office:value="-0.0825645023592553">
            <text:p>-0.0826</text:p>
          </table:table-cell>
          <table:table-cell table:style-name="ce33" table:formula="of:=4*PI()*SIN(0.5*ATAN(([.D17]-[.$D$5])*0.07113/359.3))/1.175" office:value-type="float" office:value="0.420877012747444">
            <text:p>0.4209</text:p>
          </table:table-cell>
          <table:table-cell table:style-name="ce18" table:formula="of:=SQRT([.I17]^2+[.J17]^2)" office:value-type="float" office:value="0.428899005488522">
            <text:p>0.4289</text:p>
          </table:table-cell>
          <table:table-cell table:style-name="ce24" table:formula="of:=4*PI()*PI()*ABS([.I17])*[.G17]/1.175/[.J17]" office:value-type="float" office:value="0">
            <text:p>0.0</text:p>
          </table:table-cell>
          <table:table-cell table:style-name="ce10" table:formula="of:=SQRT([.L17])/SQRT([.$L$7])*100" office:value-type="float" office:value="0">
            <text:p>0</text:p>
          </table:table-cell>
          <table:table-cell table:style-name="ce27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481.6">
            <text:p>481.6</text:p>
          </table:table-cell>
          <table:table-cell table:style-name="ce10" office:value-type="float" office:value="436.5">
            <text:p>436.5</text:p>
          </table:table-cell>
          <table:table-cell table:style-name="ce10" table:number-columns-repeated="2"/>
          <table:table-cell table:style-name="ce10"/>
          <table:table-cell table:style-name="ce10"/>
          <table:table-cell table:style-name="ce33" table:formula="of:=4*PI()*SIN(0.5*ATAN(([.C18]-[.$C$5])*0.07113/359.3))/1.175" office:value-type="float" office:value="-0.0406498929408968">
            <text:p>-0.0406</text:p>
          </table:table-cell>
          <table:table-cell table:style-name="ce33" table:formula="of:=4*PI()*SIN(0.5*ATAN(([.D18]-[.$D$5])*0.07113/359.3))/1.175" office:value-type="float" office:value="0.428234866647661">
            <text:p>0.4282</text:p>
          </table:table-cell>
          <table:table-cell table:style-name="ce18" table:formula="of:=SQRT([.I18]^2+[.J18]^2)" office:value-type="float" office:value="0.430159871220976">
            <text:p>0.4302</text:p>
          </table:table-cell>
          <table:table-cell table:style-name="ce24" table:formula="of:=4*PI()*PI()*ABS([.I18])*[.G18]/1.175/[.J18]" office:value-type="float" office:value="0">
            <text:p>0.0</text:p>
          </table:table-cell>
          <table:table-cell table:style-name="ce10" table:formula="of:=SQRT([.L18])/SQRT([.$L$7])*100" office:value-type="float" office:value="0">
            <text:p>0</text:p>
          </table:table-cell>
          <table:table-cell table:style-name="ce28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520">
            <text:p>520</text:p>
          </table:table-cell>
          <table:table-cell table:style-name="ce12" office:value-type="float" office:value="442.7">
            <text:p>442.7</text:p>
          </table:table-cell>
          <table:table-cell table:style-name="ce12" table:number-columns-repeated="2"/>
          <table:table-cell table:style-name="ce12"/>
          <table:table-cell table:style-name="ce12"/>
          <table:table-cell table:style-name="ce33" table:formula="of:=4*PI()*SIN(0.5*ATAN(([.C19]-[.$C$5])*0.07113/359.3))/1.175" office:value-type="float" office:value="0">
            <text:p>0.0000</text:p>
          </table:table-cell>
          <table:table-cell table:style-name="ce33" table:formula="of:=4*PI()*SIN(0.5*ATAN(([.D19]-[.$D$5])*0.07113/359.3))/1.175" office:value-type="float" office:value="0.434750296259017">
            <text:p>0.4348</text:p>
          </table:table-cell>
          <table:table-cell table:style-name="ce18" table:formula="of:=SQRT([.I19]^2+[.J19]^2)" office:value-type="float" office:value="0.434750296259017">
            <text:p>0.4348</text:p>
          </table:table-cell>
          <table:table-cell table:style-name="ce23" table:formula="of:= [.J19]*[.G19]" office:value-type="float" office:value="0">
            <text:p>0.0</text:p>
          </table:table-cell>
          <table:table-cell table:style-name="ce10" table:formula="of:=SQRT([.L19])/SQRT([.$L$7])*100" office:value-type="float" office:value="0">
            <text:p>0</text:p>
          </table:table-cell>
          <table:table-cell table:style-name="ce29"/>
        </table:table-row>
        <table:table-row table:style-name="ro3">
          <table:table-cell table:style-name="ce32" office:value-type="float" office:value="5">
            <text:p>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520">
            <text:p>520</text:p>
          </table:table-cell>
          <table:table-cell table:style-name="ce13" office:value-type="float" office:value="546">
            <text:p>546</text:p>
          </table:table-cell>
          <table:table-cell table:style-name="ce13" table:number-columns-repeated="2"/>
          <table:table-cell table:style-name="ce13"/>
          <table:table-cell table:style-name="ce13"/>
          <table:table-cell table:style-name="ce33" table:formula="of:=4*PI()*SIN(0.5*ATAN(([.C20]-[.$C$5])*0.07113/359.3))/1.175" office:value-type="float" office:value="0">
            <text:p>0.0000</text:p>
          </table:table-cell>
          <table:table-cell table:style-name="ce33" table:formula="of:=4*PI()*SIN(0.5*ATAN(([.D20]-[.$D$5])*0.07113/359.3))/1.175" office:value-type="float" office:value="0.543075203638326">
            <text:p>0.5431</text:p>
          </table:table-cell>
          <table:table-cell table:style-name="ce18" table:formula="of:=SQRT([.I20]^2+[.J20]^2)" office:value-type="float" office:value="0.543075203638326">
            <text:p>0.5431</text:p>
          </table:table-cell>
          <table:table-cell table:style-name="ce23" table:formula="of:= [.J20]*[.G20]" office:value-type="float" office:value="0">
            <text:p>0.0</text:p>
          </table:table-cell>
          <table:table-cell table:style-name="ce10" table:formula="of:=SQRT([.L20])/SQRT([.$L$7])*100" office:value-type="float" office:value="0">
            <text:p>0</text:p>
          </table:table-cell>
          <table:table-cell table:style-name="ce34"/>
        </table:table-row>
        <table:table-row table:style-name="ro1">
          <table:table-cell office:value-type="string">
            <text:p>bkgd: subtract this value from the raw (or rotated) data</text:p>
          </table:table-cell>
          <table:table-cell table:number-columns-repeated="13"/>
        </table:table-row>
        <table:table-row table:style-name="ro3">
          <table:table-cell office:value-type="string">
            <text:p>box: define the size and placement of a box, command entered was “box1 (x2-x1+1) (y2-y1+1)”</text:p>
          </table:table-cell>
          <table:table-cell table:number-columns-repeated="13"/>
        </table:table-row>
        <table:table-row table:style-name="ro3">
          <table:table-cell office:value-type="string">
            <text:p>I (sum): the integrated intensity reported by box1 command above</text:p>
          </table:table-cell>
          <table:table-cell table:number-columns-repeated="13"/>
        </table:table-row>
        <table:table-row table:style-name="ro3" table:number-rows-repeated="1048532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index" table:style-name="ta1">
        <table:table-column table:style-name="co1" table:default-cell-style-name="Default"/>
        <table:table-row table:style-name="ro2">
          <table:table-cell/>
        </table:table-row>
      </table:table>
      <table:table table:name="intensity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12" table:number-columns-repeated="2" table:default-cell-style-name="Default"/>
        <table:table-column table:style-name="co1" table:number-columns-repeated="3" table:default-cell-style-name="Default"/>
        <table:table-row table:style-name="ro3">
          <table:table-cell table:style-name="ce2"/>
          <table:table-cell table:style-name="ce8" table:number-columns-repeated="5"/>
          <table:table-cell table:style-name="ce35" office:value-type="string">
            <text:p>096</text:p>
          </table:table-cell>
          <table:table-cell table:style-name="ce35" office:value-type="string">
            <text:p>097</text:p>
          </table:table-cell>
          <table:table-cell table:style-name="ce35" office:value-type="string">
            <text:p>098</text:p>
          </table:table-cell>
          <table:table-cell table:style-name="ce35" office:value-type="string">
            <text:p>098/097</text:p>
          </table:table-cell>
          <table:table-cell table:style-name="ce35" office:value-type="string">
            <text:p>096/098</text:p>
          </table:table-cell>
          <table:table-cell table:style-name="ce8" table:number-columns-repeated="4"/>
          <table:table-cell table:style-name="ce26"/>
          <table:table-cell table:style-name="ce30"/>
        </table:table-row>
        <table:table-row table:style-name="ro1">
          <table:table-cell table:style-name="ce2" office:value-type="string">
            <text:p>h</text:p>
          </table:table-cell>
          <table:table-cell table:style-name="ce8" office:value-type="string">
            <text:p>k</text:p>
          </table:table-cell>
          <table:table-cell table:style-name="ce8" office:value-type="string">
            <text:p>px</text:p>
          </table:table-cell>
          <table:table-cell table:style-name="ce8" office:value-type="string">
            <text:p>pz</text:p>
          </table:table-cell>
          <table:table-cell table:style-name="ce8" office:value-type="string">
            <text:p>bkgd</text:p>
          </table:table-cell>
          <table:table-cell table:style-name="ce8" office:value-type="string">
            <text:p>box; L</text:p>
          </table:table-cell>
          <table:table-cell table:number-columns-repeated="3" table:style-name="ce8" office:value-type="string">
            <text:p>I (avg)</text:p>
          </table:table-cell>
          <table:table-cell table:style-name="ce8" table:number-columns-repeated="2"/>
          <table:table-cell table:style-name="ce8" office:value-type="string">
            <text:p>qr</text:p>
          </table:table-cell>
          <table:table-cell table:style-name="ce8" office:value-type="string">
            <text:p>qz</text:p>
          </table:table-cell>
          <table:table-cell table:style-name="ce8" office:value-type="string">
            <text:p>q</text:p>
          </table:table-cell>
          <table:table-cell table:style-name="ce8"/>
          <table:table-cell table:style-name="ce26"/>
          <table:table-cell table:style-name="ce30"/>
        </table:table-row>
        <table:table-row table:style-name="ro3">
          <table:table-cell table:style-name="ce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19.5">
            <text:p>519.5</text:p>
          </table:table-cell>
          <table:table-cell table:style-name="ce9" office:value-type="float" office:value="31">
            <text:p>31</text:p>
          </table:table-cell>
          <table:table-cell table:style-name="ce9" table:number-columns-repeated="2"/>
          <table:table-cell table:style-name="ce13" table:number-columns-repeated="5"/>
          <table:table-cell table:style-name="ce14" table:number-columns-repeated="2"/>
          <table:table-cell table:style-name="ce18"/>
          <table:table-cell table:style-name="ce9"/>
          <table:table-cell table:style-name="ce26"/>
          <table:table-cell table:style-name="ce10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81">
            <text:p>481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10 by 10</text:p>
          </table:table-cell>
          <table:table-cell/>
          <table:table-cell table:style-name="ce4" office:value-type="float" office:value="2019">
            <text:p>2019</text:p>
          </table:table-cell>
          <table:table-cell table:style-name="ce11" office:value-type="float" office:value="14130">
            <text:p>14130</text:p>
          </table:table-cell>
          <table:table-cell table:style-name="ce11" table:formula="of:=[.I4]/[.H4]" office:value-type="float" office:value="6.99851411589896">
            <text:p>6.9985141159</text:p>
          </table:table-cell>
          <table:table-cell table:style-name="ce11"/>
          <table:table-cell table:style-name="ce15" table:formula="of:=4*PI()*SIN(0.5*ATAN(([.C4]-[.$C$3])*0.07113/359.3))/1.175" office:value-type="float" office:value="-0.0407557474311959">
            <text:p>-0.0408</text:p>
          </table:table-cell>
          <table:table-cell table:style-name="ce15" table:formula="of:=4*PI()*0.9999979/1.175*SQRT(1-(COS(0.5*ATAN(([.D4]-[.$D$3])*0.07113/359.3))/0.9999979)^2)" office:value-type="float" office:value="0.100304625248796">
            <text:p>0.1003</text:p>
          </table:table-cell>
          <table:table-cell table:style-name="ce19" table:formula="of:=SQRT([.L4]^2+[.M4]^2)" office:value-type="float" office:value="0.108268410882293">
            <text:p>0.1083</text:p>
          </table:table-cell>
          <table:table-cell table:style-name="ce23"/>
          <table:table-cell table:style-name="ce4"/>
          <table:table-cell table:style-name="ce31"/>
        </table:table-row>
        <table:table-row table:style-name="ro3">
          <table:table-cell table:style-name="ce4"/>
          <table:table-cell table:style-name="ce10" office:value-type="float" office:value="0">
            <text:p>0</text:p>
          </table:table-cell>
          <table:table-cell table:style-name="ce10" office:value-type="float" office:value="519.5">
            <text:p>519.5</text:p>
          </table:table-cell>
          <table:table-cell table:style-name="ce10" office:value-type="float" office:value="135">
            <text:p>135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10 by 10</text:p>
          </table:table-cell>
          <table:table-cell/>
          <table:table-cell table:style-name="ce4" office:value-type="float" office:value="268900">
            <text:p>268900</text:p>
          </table:table-cell>
          <table:table-cell table:style-name="ce4" table:formula="of:#DIV/0!" office:value-type="float" office:value="0">
            <text:p>#DIV/0!</text:p>
          </table:table-cell>
          <table:table-cell table:style-name="ce11" table:formula="of:=[.I5]/[.H5]" office:value-type="float" office:value="0">
            <text:p>#DIV/0!</text:p>
          </table:table-cell>
          <table:table-cell table:style-name="ce4"/>
          <table:table-cell table:style-name="ce15" table:formula="of:=4*PI()*SIN(0.5*ATAN(([.C5]-[.$C$3])*0.07113/359.3))/1.175" office:value-type="float" office:value="0">
            <text:p>0.0000</text:p>
          </table:table-cell>
          <table:table-cell table:style-name="ce15" table:formula="of:=4*PI()*0.9999979/1.175*SQRT(1-(COS(0.5*ATAN(([.D5]-[.$D$3])*0.07113/359.3))/0.9999979)^2)" office:value-type="float" office:value="0.107874252440526">
            <text:p>0.1079</text:p>
          </table:table-cell>
          <table:table-cell table:style-name="ce19" table:formula="of:=SQRT([.L5]^2+[.M5]^2)" office:value-type="float" office:value="0.107874252440526">
            <text:p>0.1079</text:p>
          </table:table-cell>
          <table:table-cell table:style-name="ce23"/>
          <table:table-cell table:style-name="ce4"/>
          <table:table-cell table:style-name="ce31"/>
        </table:table-row>
        <table:table-row table:style-name="ro3"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557">
            <text:p>557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10 by 10</text:p>
          </table:table-cell>
          <table:table-cell/>
          <table:table-cell table:style-name="ce4" office:value-type="float" office:value="754">
            <text:p>754</text:p>
          </table:table-cell>
          <table:table-cell table:style-name="ce12" office:value-type="float" office:value="4890">
            <text:p>4890</text:p>
          </table:table-cell>
          <table:table-cell table:style-name="ce11" table:formula="of:=[.I6]/[.H6]" office:value-type="float" office:value="6.48541114058355">
            <text:p>6.4854111406</text:p>
          </table:table-cell>
          <table:table-cell table:style-name="ce12"/>
          <table:table-cell table:style-name="ce15" table:formula="of:=4*PI()*SIN(0.5*ATAN(([.C6]-[.$C$3])*0.07113/359.3))/1.175" office:value-type="float" office:value="0.0396972009265264">
            <text:p>0.0397</text:p>
          </table:table-cell>
          <table:table-cell table:style-name="ce15" table:formula="of:=4*PI()*0.9999979/1.175*SQRT(1-(COS(0.5*ATAN(([.D6]-[.$D$3])*0.07113/359.3))/0.9999979)^2)" office:value-type="float" office:value="0.116499063416245">
            <text:p>0.1165</text:p>
          </table:table-cell>
          <table:table-cell table:style-name="ce19" table:formula="of:=SQRT([.L6]^2+[.M6]^2)" office:value-type="float" office:value="0.123076803412598">
            <text:p>0.1231</text:p>
          </table:table-cell>
          <table:table-cell table:style-name="ce23"/>
          <table:table-cell table:style-name="ce4"/>
          <table:table-cell table:style-name="ce31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480.5">
            <text:p>480.5</text:p>
          </table:table-cell>
          <table:table-cell table:style-name="ce10" office:value-type="float" office:value="230.5">
            <text:p>230.5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15 by 10</text:p>
          </table:table-cell>
          <table:table-cell/>
          <table:table-cell table:style-name="ce4" office:value-type="float" office:value="5957">
            <text:p>5957</text:p>
          </table:table-cell>
          <table:table-cell table:style-name="ce11" office:value-type="float" office:value="35060">
            <text:p>35060</text:p>
          </table:table-cell>
          <table:table-cell table:style-name="ce11" table:formula="of:=[.I7]/[.H7]" office:value-type="float" office:value="5.88551284203458">
            <text:p>5.885512842</text:p>
          </table:table-cell>
          <table:table-cell table:style-name="ce11"/>
          <table:table-cell table:style-name="ce15" table:formula="of:=4*PI()*SIN(0.5*ATAN(([.C7]-[.$C$3])*0.07113/359.3))/1.175" office:value-type="float" office:value="-0.0412850193418002">
            <text:p>-0.0413</text:p>
          </table:table-cell>
          <table:table-cell table:style-name="ce15" table:formula="of:=4*PI()*0.9999979/1.175*SQRT(1-(COS(0.5*ATAN(([.D7]-[.$D$3])*0.07113/359.3))/0.9999979)^2)" office:value-type="float" office:value="0.209928994779256">
            <text:p>0.2099</text:p>
          </table:table-cell>
          <table:table-cell table:style-name="ce19" table:formula="of:=SQRT([.L7]^2+[.M7]^2)" office:value-type="float" office:value="0.213950077520626">
            <text:p>0.2140</text:p>
          </table:table-cell>
          <table:table-cell table:style-name="ce23"/>
          <table:table-cell table:style-name="ce4"/>
          <table:table-cell table:style-name="ce31"/>
        </table:table-row>
        <table:table-row table:style-name="ro3">
          <table:table-cell table:style-name="ce4"/>
          <table:table-cell table:style-name="ce10" office:value-type="float" office:value="0">
            <text:p>0</text:p>
          </table:table-cell>
          <table:table-cell table:style-name="ce10" office:value-type="float" office:value="519.5">
            <text:p>519.5</text:p>
          </table:table-cell>
          <table:table-cell table:style-name="ce10" office:value-type="float" office:value="237">
            <text:p>237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15 by 10</text:p>
          </table:table-cell>
          <table:table-cell/>
          <table:table-cell table:style-name="ce4" office:value-type="float" office:value="25700">
            <text:p>25700</text:p>
          </table:table-cell>
          <table:table-cell table:style-name="ce4" office:value-type="float" office:value="155800">
            <text:p>155800</text:p>
          </table:table-cell>
          <table:table-cell table:style-name="ce11" table:formula="of:=[.I8]/[.H8]" office:value-type="float" office:value="6.06225680933852">
            <text:p>6.0622568093</text:p>
          </table:table-cell>
          <table:table-cell table:style-name="ce4"/>
          <table:table-cell table:style-name="ce15" table:formula="of:=4*PI()*SIN(0.5*ATAN(([.C8]-[.$C$3])*0.07113/359.3))/1.175" office:value-type="float" office:value="0">
            <text:p>0.0000</text:p>
          </table:table-cell>
          <table:table-cell table:style-name="ce15" table:formula="of:=4*PI()*0.9999979/1.175*SQRT(1-(COS(0.5*ATAN(([.D8]-[.$D$3])*0.07113/359.3))/0.9999979)^2)" office:value-type="float" office:value="0.216833682353424">
            <text:p>0.2168</text:p>
          </table:table-cell>
          <table:table-cell table:style-name="ce19" table:formula="of:=SQRT([.L8]^2+[.M8]^2)" office:value-type="float" office:value="0.216833682353424">
            <text:p>0.2168</text:p>
          </table:table-cell>
          <table:table-cell table:style-name="ce23"/>
          <table:table-cell table:style-name="ce4"/>
          <table:table-cell table:style-name="ce31"/>
        </table:table-row>
        <table:table-row table:style-name="ro3">
          <table:table-cell table:style-name="ce4"/>
          <table:table-cell table:style-name="ce10" office:value-type="float" office:value="1">
            <text:p>1</text:p>
          </table:table-cell>
          <table:table-cell table:style-name="ce4" office:value-type="float" office:value="559">
            <text:p>559</text:p>
          </table:table-cell>
          <table:table-cell table:style-name="ce4" office:value-type="float" office:value="244">
            <text:p>244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15 by 10</text:p>
          </table:table-cell>
          <table:table-cell/>
          <table:table-cell table:style-name="ce4" office:value-type="float" office:value="1869">
            <text:p>1869</text:p>
          </table:table-cell>
          <table:table-cell table:style-name="ce12" office:value-type="float" office:value="10310">
            <text:p>10310</text:p>
          </table:table-cell>
          <table:table-cell table:style-name="ce11" table:formula="of:=[.I9]/[.H9]" office:value-type="float" office:value="5.5163188871054">
            <text:p>5.5163188871</text:p>
          </table:table-cell>
          <table:table-cell table:style-name="ce12"/>
          <table:table-cell table:style-name="ce15" table:formula="of:=4*PI()*SIN(0.5*ATAN(([.C9]-[.$C$3])*0.07113/359.3))/1.175" office:value-type="float" office:value="0.041814290342365">
            <text:p>0.0418</text:p>
          </table:table-cell>
          <table:table-cell table:style-name="ce15" table:formula="of:=4*PI()*0.9999979/1.175*SQRT(1-(COS(0.5*ATAN(([.D9]-[.$D$3])*0.07113/359.3))/0.9999979)^2)" office:value-type="float" office:value="0.224266106602533">
            <text:p>0.2243</text:p>
          </table:table-cell>
          <table:table-cell table:style-name="ce19" table:formula="of:=SQRT([.L9]^2+[.M9]^2)" office:value-type="float" office:value="0.228130930492764">
            <text:p>0.2281</text:p>
          </table:table-cell>
          <table:table-cell table:style-name="ce23"/>
          <table:table-cell table:style-name="ce4"/>
          <table:table-cell table:style-name="ce31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10" office:value-type="float" office:value="-1">
            <text:p>-1</text:p>
          </table:table-cell>
          <table:table-cell table:number-columns-repeated="2" table:style-name="ce4"/>
          <table:table-cell table:style-name="ce4"/>
          <table:table-cell table:style-name="ce4" office:value-type="string">
            <text:p>20 by 10</text:p>
          </table:table-cell>
          <table:table-cell/>
          <table:table-cell table:style-name="ce4" office:value-type="float" office:value="3088">
            <text:p>3088</text:p>
          </table:table-cell>
          <table:table-cell table:style-name="ce11" office:value-type="float" office:value="21790">
            <text:p>21790</text:p>
          </table:table-cell>
          <table:table-cell table:style-name="ce11" table:formula="of:=[.I10]/[.H10]" office:value-type="float" office:value="7.05634715025907">
            <text:p>7.0563471503</text:p>
          </table:table-cell>
          <table:table-cell table:style-name="ce11"/>
          <table:table-cell table:style-name="ce15" table:formula="of:=4*PI()*SIN(0.5*ATAN(([.C10]-[.$C$3])*0.07113/359.3))/1.175" office:value-type="float" office:value="-0.547783398539257">
            <text:p>-0.5478</text:p>
          </table:table-cell>
          <table:table-cell table:style-name="ce15" table:formula="of:=4*PI()*0.9999979/1.175*SQRT(1-(COS(0.5*ATAN(([.D10]-[.$D$3])*0.07113/359.3))/0.9999979)^2)" office:value-type="float" office:value="0.0244241346097547">
            <text:p>0.0244</text:p>
          </table:table-cell>
          <table:table-cell table:style-name="ce19" table:formula="of:=SQRT([.L10]^2+[.M10]^2)" office:value-type="float" office:value="0.548327630223623">
            <text:p>0.5483</text:p>
          </table:table-cell>
          <table:table-cell table:style-name="ce23"/>
          <table:table-cell table:style-name="ce4"/>
          <table:table-cell table:style-name="ce31"/>
        </table:table-row>
        <table:table-row table:style-name="ro3"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519.5">
            <text:p>519.5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20 by 10</text:p>
          </table:table-cell>
          <table:table-cell/>
          <table:table-cell table:style-name="ce4" office:value-type="float" office:value="3255">
            <text:p>3255</text:p>
          </table:table-cell>
          <table:table-cell table:style-name="ce12" office:value-type="float" office:value="19890">
            <text:p>19890</text:p>
          </table:table-cell>
          <table:table-cell table:style-name="ce11" table:formula="of:=[.I11]/[.H11]" office:value-type="float" office:value="6.11059907834101">
            <text:p>6.1105990783</text:p>
          </table:table-cell>
          <table:table-cell table:style-name="ce12"/>
          <table:table-cell table:style-name="ce15" table:formula="of:=4*PI()*SIN(0.5*ATAN(([.C11]-[.$C$3])*0.07113/359.3))/1.175" office:value-type="float" office:value="0">
            <text:p>0.0000</text:p>
          </table:table-cell>
          <table:table-cell table:style-name="ce15" table:formula="of:=4*PI()*0.9999979/1.175*SQRT(1-(COS(0.5*ATAN(([.D11]-[.$D$3])*0.07113/359.3))/0.9999979)^2)" office:value-type="float" office:value="0.324861052290405">
            <text:p>0.3249</text:p>
          </table:table-cell>
          <table:table-cell table:style-name="ce19" table:formula="of:=SQRT([.L11]^2+[.M11]^2)" office:value-type="float" office:value="0.324861052290405">
            <text:p>0.3249</text:p>
          </table:table-cell>
          <table:table-cell table:style-name="ce23"/>
          <table:table-cell table:style-name="ce4"/>
          <table:table-cell table:style-name="ce31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4" office:value-type="float" office:value="-2">
            <text:p>-2</text:p>
          </table:table-cell>
          <table:table-cell table:number-columns-repeated="2" table:style-name="ce4"/>
          <table:table-cell table:style-name="ce4" table:number-columns-repeated="2"/>
          <table:table-cell/>
          <table:table-cell table:style-name="ce4" table:formula="of:#DIV/0!" office:value-type="float" office:value="0">
            <text:p>#DIV/0!</text:p>
          </table:table-cell>
          <table:table-cell table:style-name="ce4" office:value-type="float" office:value="13470">
            <text:p>13470</text:p>
          </table:table-cell>
          <table:table-cell table:style-name="ce11" table:formula="of:=[.I12]/[.H12]" office:value-type="float" office:value="0">
            <text:p>#DIV/0!</text:p>
          </table:table-cell>
          <table:table-cell table:style-name="ce4"/>
          <table:table-cell table:style-name="ce15" table:formula="of:=4*PI()*SIN(0.5*ATAN(([.C12]-[.$C$3])*0.07113/359.3))/1.175" office:value-type="float" office:value="-0.547783398539257">
            <text:p>-0.5478</text:p>
          </table:table-cell>
          <table:table-cell table:style-name="ce15" table:formula="of:=4*PI()*0.9999979/1.175*SQRT(1-(COS(0.5*ATAN(([.D12]-[.$D$3])*0.07113/359.3))/0.9999979)^2)" office:value-type="float" office:value="0.0244241346097547">
            <text:p>0.0244</text:p>
          </table:table-cell>
          <table:table-cell table:style-name="ce19" table:formula="of:=SQRT([.L12]^2+[.M12]^2)" office:value-type="float" office:value="0.548327630223623">
            <text:p>0.5483</text:p>
          </table:table-cell>
          <table:table-cell table:style-name="ce23"/>
          <table:table-cell table:style-name="ce4"/>
          <table:table-cell table:style-name="ce31"/>
        </table:table-row>
        <table:table-row table:style-name="ro3">
          <table:table-cell table:style-name="ce4"/>
          <table:table-cell table:style-name="ce4" office:value-type="float" office:value="-1">
            <text:p>-1</text:p>
          </table:table-cell>
          <table:table-cell table:number-columns-repeated="2" table:style-name="ce4"/>
          <table:table-cell table:style-name="ce4" table:number-columns-repeated="2"/>
          <table:table-cell/>
          <table:table-cell table:style-name="ce4" table:formula="of:#DIV/0!" office:value-type="float" office:value="0">
            <text:p>#DIV/0!</text:p>
          </table:table-cell>
          <table:table-cell table:style-name="ce4" office:value-type="float" office:value="8049">
            <text:p>8049</text:p>
          </table:table-cell>
          <table:table-cell table:style-name="ce11" table:formula="of:=[.I13]/[.H13]" office:value-type="float" office:value="0">
            <text:p>#DIV/0!</text:p>
          </table:table-cell>
          <table:table-cell table:style-name="ce4"/>
          <table:table-cell table:style-name="ce15" table:formula="of:=4*PI()*SIN(0.5*ATAN(([.C13]-[.$C$3])*0.07113/359.3))/1.175" office:value-type="float" office:value="-0.547783398539257">
            <text:p>-0.5478</text:p>
          </table:table-cell>
          <table:table-cell table:style-name="ce15" table:formula="of:=4*PI()*0.9999979/1.175*SQRT(1-(COS(0.5*ATAN(([.D13]-[.$D$3])*0.07113/359.3))/0.9999979)^2)" office:value-type="float" office:value="0.0244241346097547">
            <text:p>0.0244</text:p>
          </table:table-cell>
          <table:table-cell table:style-name="ce19" table:formula="of:=SQRT([.L13]^2+[.M13]^2)" office:value-type="float" office:value="0.548327630223623">
            <text:p>0.5483</text:p>
          </table:table-cell>
          <table:table-cell table:style-name="ce23"/>
          <table:table-cell table:style-name="ce4"/>
          <table:table-cell table:style-name="ce31"/>
        </table:table-row>
        <table:table-row table:style-name="ro3">
          <table:table-cell table:style-name="ce4"/>
          <table:table-cell table:style-name="ce4" office:value-type="float" office:value="0">
            <text:p>0</text:p>
          </table:table-cell>
          <table:table-cell table:number-columns-repeated="2" table:style-name="ce4"/>
          <table:table-cell table:style-name="ce4" office:value-type="float" office:value="100">
            <text:p>100</text:p>
          </table:table-cell>
          <table:table-cell table:style-name="ce4" office:value-type="string">
            <text:p>25 by 10</text:p>
          </table:table-cell>
          <table:table-cell/>
          <table:table-cell table:style-name="ce4" office:value-type="float" office:value="3941">
            <text:p>3941</text:p>
          </table:table-cell>
          <table:table-cell table:style-name="ce4" office:value-type="float" office:value="27530">
            <text:p>27530</text:p>
          </table:table-cell>
          <table:table-cell table:style-name="ce11" table:formula="of:=[.I14]/[.H14]" office:value-type="float" office:value="6.98553666582086">
            <text:p>6.9855366658</text:p>
          </table:table-cell>
          <table:table-cell table:style-name="ce4"/>
          <table:table-cell table:style-name="ce15" table:formula="of:=4*PI()*SIN(0.5*ATAN(([.C14]-[.$C$3])*0.07113/359.3))/1.175" office:value-type="float" office:value="-0.547783398539257">
            <text:p>-0.5478</text:p>
          </table:table-cell>
          <table:table-cell table:style-name="ce15" table:formula="of:=4*PI()*0.9999979/1.175*SQRT(1-(COS(0.5*ATAN(([.D14]-[.$D$3])*0.07113/359.3))/0.9999979)^2)" office:value-type="float" office:value="0.0244241346097547">
            <text:p>0.0244</text:p>
          </table:table-cell>
          <table:table-cell table:style-name="ce19" table:formula="of:=SQRT([.L14]^2+[.M14]^2)" office:value-type="float" office:value="0.548327630223623">
            <text:p>0.5483</text:p>
          </table:table-cell>
          <table:table-cell table:style-name="ce23"/>
          <table:table-cell table:style-name="ce4"/>
          <table:table-cell table:style-name="ce31"/>
        </table:table-row>
        <table:table-row table:style-name="ro3" table:number-rows-repeated="1048561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yo </meta:initial-creator>
    <meta:creation-date>2014-04-22T14:20:06</meta:creation-date>
    <dc:date>2014-05-20T01:34:46</dc:date>
    <meta:editing-duration>PT19H53M3S</meta:editing-duration>
    <meta:editing-cycles>100</meta:editing-cycles>
    <meta:generator>LibreOffice/3.5$Linux_x86 LibreOffice_project/350m1$Build-2</meta:generator>
    <dc:creator>unkokusei </dc:creator>
    <meta:document-statistic meta:table-count="8" meta:cell-count="1416" meta:object-count="0"/>
  </office:meta>
</office:document-meta>
</file>